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PTran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SCALE:</text:p>
          </table:table-cell>
          <table:table-cell office:value-type="float" office:value="2" calcext:value-type="float">
            <text:p>2,00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X:</text:p>
          </table:table-cell>
          <table:table-cell office:value-type="float" office:value="-0.12" calcext:value-type="float">
            <text:p>-0,12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Y: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style-name="ce4" office:value-type="string" calcext:value-type="string">
            <text:p>TYPE</text:p>
          </table:table-cell>
          <table:table-cell table:style-name="ce6" office:value-type="string" calcext:value-type="string">
            <text:p>TRANS</text:p>
          </table:table-cell>
          <table:table-cell table:style-name="ce6" office:value-type="string" calcext:value-type="string">
            <text:p>STRING</text:p>
          </table:table-cell>
          <table:table-cell table:style-name="ce1" office:value-type="string" calcext:value-type="string">
            <text:p>CONCAT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5" table:formula="of:=IF(ISNUMBER([.A7]);IF([.B6]=&quot;x&quot;;&quot;y&quot;;&quot;x&quot;);&quot;&quot;)">
            <text:p/>
          </table:table-cell>
          <table:table-cell office:value-type="string" calcext:value-type="string">
            <text:p>M</text:p>
          </table:table-cell>
          <table:table-cell table:formula="of:=IF(ISNUMBER([.C7]);SUBSTITUTE(FIXED([.C7] * escala;2);&quot;,&quot;;&quot;.&quot;);[.C7])" office:value-type="string" office:string-value="M" calcext:value-type="string">
            <text:p>M</text:p>
          </table:table-cell>
          <table:table-cell table:formula="of:=[.D7]" office:value-type="string" office:string-value="M" calcext:value-type="string">
            <text:p>M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IF(ISNUMBER([.A8]);IF([.B7]=&quot;x&quot;;&quot;y&quot;;&quot;x&quot;);&quot;&quot;)" office:value-type="string" office:string-value="x" calcext:value-type="string">
            <text:p>x</text:p>
          </table:table-cell>
          <table:table-cell table:formula="of:=IF([.B8]=&quot;x&quot;;[.A8]+DX;IF([.B8]=&quot;y&quot;;[.A8]+DY;[.A8]))" office:value-type="float" office:value="0.13" calcext:value-type="float">
            <text:p>0,13</text:p>
          </table:table-cell>
          <table:table-cell table:formula="of:=IF(ISNUMBER([.C8]);SUBSTITUTE(FIXED([.C8] * escala;2);&quot;,&quot;;&quot;.&quot;);[.C8])" office:value-type="string" office:string-value="0.26" calcext:value-type="string">
            <text:p>0.26</text:p>
          </table:table-cell>
          <table:table-cell table:formula="of:=[.E7] &amp; &quot; &quot; &amp; [.D8]" office:value-type="string" office:string-value="M 0.26" calcext:value-type="string">
            <text:p>M 0.26</text:p>
          </table:table-cell>
        </table:table-row>
        <table:table-row table:style-name="ro1">
          <table:table-cell table:style-name="ce2" office:value-type="float" office:value="0" calcext:value-type="float">
            <text:p>0,00</text:p>
          </table:table-cell>
          <table:table-cell table:style-name="ce5" table:formula="of:=IF(ISNUMBER([.A9]);IF([.B8]=&quot;x&quot;;&quot;y&quot;;&quot;x&quot;);&quot;&quot;)" office:value-type="string" office:string-value="y" calcext:value-type="string">
            <text:p>y</text:p>
          </table:table-cell>
          <table:table-cell table:formula="of:=IF([.B9]=&quot;x&quot;;[.A9]+DX;IF([.B9]=&quot;y&quot;;[.A9]+DY;[.A9]))" office:value-type="float" office:value="0.12" calcext:value-type="float">
            <text:p>0,12</text:p>
          </table:table-cell>
          <table:table-cell table:formula="of:=IF(ISNUMBER([.C9]);SUBSTITUTE(FIXED([.C9] * escala;2);&quot;,&quot;;&quot;.&quot;);[.C9])" office:value-type="string" office:string-value="0.24" calcext:value-type="string">
            <text:p>0.24</text:p>
          </table:table-cell>
          <table:table-cell table:formula="of:=[.E8] &amp; &quot; &quot; &amp; [.D9]" office:value-type="string" office:string-value="M 0.26 0.24" calcext:value-type="string">
            <text:p>M 0.26 0.24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5" table:formula="of:=IF(ISNUMBER([.A10]);IF([.B9]=&quot;x&quot;;&quot;y&quot;;&quot;x&quot;);&quot;&quot;)">
            <text:p/>
          </table:table-cell>
          <table:table-cell table:formula="of:=IF([.B10]=&quot;x&quot;;[.A10]+DX;IF([.B10]=&quot;y&quot;;[.A10]+DY;[.A10]))" office:value-type="string" office:string-value="L" calcext:value-type="string">
            <text:p>L</text:p>
          </table:table-cell>
          <table:table-cell table:formula="of:=IF(ISNUMBER([.C10]);SUBSTITUTE(FIXED([.C10] * escala;2);&quot;,&quot;;&quot;.&quot;);[.C10])" office:value-type="string" office:string-value="L" calcext:value-type="string">
            <text:p>L</text:p>
          </table:table-cell>
          <table:table-cell table:formula="of:=[.E9] &amp; &quot; &quot; &amp; [.D10]" office:value-type="string" office:string-value="M 0.26 0.24 L" calcext:value-type="string">
            <text:p>M 0.26 0.24 L</text:p>
          </table:table-cell>
        </table:table-row>
        <table:table-row table:style-name="ro1">
          <table:table-cell table:style-name="ce2" office:value-type="float" office:value="0.5" calcext:value-type="float">
            <text:p>0,50</text:p>
          </table:table-cell>
          <table:table-cell table:style-name="ce5" table:formula="of:=IF(ISNUMBER([.A11]);IF([.B10]=&quot;x&quot;;&quot;y&quot;;&quot;x&quot;);&quot;&quot;)" office:value-type="string" office:string-value="x" calcext:value-type="string">
            <text:p>x</text:p>
          </table:table-cell>
          <table:table-cell table:formula="of:=IF([.B11]=&quot;x&quot;;[.A11]+DX;IF([.B11]=&quot;y&quot;;[.A11]+DY;[.A11]))" office:value-type="float" office:value="0.38" calcext:value-type="float">
            <text:p>0,38</text:p>
          </table:table-cell>
          <table:table-cell table:formula="of:=IF(ISNUMBER([.C11]);SUBSTITUTE(FIXED([.C11] * escala;2);&quot;,&quot;;&quot;.&quot;);[.C11])" office:value-type="string" office:string-value="0.76" calcext:value-type="string">
            <text:p>0.76</text:p>
          </table:table-cell>
          <table:table-cell table:formula="of:=[.E10] &amp; &quot; &quot; &amp; [.D11]" office:value-type="string" office:string-value="M 0.26 0.24 L 0.76" calcext:value-type="string">
            <text:p>M 0.26 0.24 L 0.76</text:p>
          </table:table-cell>
        </table:table-row>
        <table:table-row table:style-name="ro1">
          <table:table-cell table:style-name="ce2" office:value-type="float" office:value="0" calcext:value-type="float">
            <text:p>0,00</text:p>
          </table:table-cell>
          <table:table-cell table:style-name="ce5" table:formula="of:=IF(ISNUMBER([.A12]);IF([.B11]=&quot;x&quot;;&quot;y&quot;;&quot;x&quot;);&quot;&quot;)" office:value-type="string" office:string-value="y" calcext:value-type="string">
            <text:p>y</text:p>
          </table:table-cell>
          <table:table-cell table:formula="of:=IF([.B12]=&quot;x&quot;;[.A12]+DX;IF([.B12]=&quot;y&quot;;[.A12]+DY;[.A12]))" office:value-type="float" office:value="0.12" calcext:value-type="float">
            <text:p>0,12</text:p>
          </table:table-cell>
          <table:table-cell table:formula="of:=IF(ISNUMBER([.C12]);SUBSTITUTE(FIXED([.C12] * escala;2);&quot;,&quot;;&quot;.&quot;);[.C12])" office:value-type="string" office:string-value="0.24" calcext:value-type="string">
            <text:p>0.24</text:p>
          </table:table-cell>
          <table:table-cell table:formula="of:=[.E11] &amp; &quot; &quot; &amp; [.D12]" office:value-type="string" office:string-value="M 0.26 0.24 L 0.76 0.24" calcext:value-type="string">
            <text:p>M 0.26 0.24 L 0.76 0.24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5" table:formula="of:=IF(ISNUMBER([.A13]);IF([.B12]=&quot;x&quot;;&quot;y&quot;;&quot;x&quot;);&quot;&quot;)">
            <text:p/>
          </table:table-cell>
          <table:table-cell table:formula="of:=IF([.B13]=&quot;x&quot;;[.A13]+DX;IF([.B13]=&quot;y&quot;;[.A13]+DY;[.A13]))" office:value-type="string" office:string-value="L" calcext:value-type="string">
            <text:p>L</text:p>
          </table:table-cell>
          <table:table-cell table:formula="of:=IF(ISNUMBER([.C13]);SUBSTITUTE(FIXED([.C13] * escala;2);&quot;,&quot;;&quot;.&quot;);[.C13])" office:value-type="string" office:string-value="L" calcext:value-type="string">
            <text:p>L</text:p>
          </table:table-cell>
          <table:table-cell table:formula="of:=[.E12] &amp; &quot; &quot; &amp; [.D13]" office:value-type="string" office:string-value="M 0.26 0.24 L 0.76 0.24 L" calcext:value-type="string">
            <text:p>M 0.26 0.24 L 0.76 0.24 L</text:p>
          </table:table-cell>
        </table:table-row>
        <table:table-row table:style-name="ro1">
          <table:table-cell table:style-name="ce2" office:value-type="float" office:value="0.5" calcext:value-type="float">
            <text:p>0,50</text:p>
          </table:table-cell>
          <table:table-cell table:style-name="ce5" table:formula="of:=IF(ISNUMBER([.A14]);IF([.B13]=&quot;x&quot;;&quot;y&quot;;&quot;x&quot;);&quot;&quot;)" office:value-type="string" office:string-value="x" calcext:value-type="string">
            <text:p>x</text:p>
          </table:table-cell>
          <table:table-cell table:formula="of:=IF([.B14]=&quot;x&quot;;[.A14]+DX;IF([.B14]=&quot;y&quot;;[.A14]+DY;[.A14]))" office:value-type="float" office:value="0.38" calcext:value-type="float">
            <text:p>0,38</text:p>
          </table:table-cell>
          <table:table-cell table:formula="of:=IF(ISNUMBER([.C14]);SUBSTITUTE(FIXED([.C14] * escala;2);&quot;,&quot;;&quot;.&quot;);[.C14])" office:value-type="string" office:string-value="0.76" calcext:value-type="string">
            <text:p>0.76</text:p>
          </table:table-cell>
          <table:table-cell table:formula="of:=[.E13] &amp; &quot; &quot; &amp; [.D14]" office:value-type="string" office:string-value="M 0.26 0.24 L 0.76 0.24 L 0.76" calcext:value-type="string">
            <text:p>M 0.26 0.24 L 0.76 0.24 L 0.76</text:p>
          </table:table-cell>
        </table:table-row>
        <table:table-row table:style-name="ro1">
          <table:table-cell table:style-name="ce2" office:value-type="float" office:value="0.041667" calcext:value-type="float">
            <text:p>0,04</text:p>
          </table:table-cell>
          <table:table-cell table:style-name="ce5" table:formula="of:=IF(ISNUMBER([.A15]);IF([.B14]=&quot;x&quot;;&quot;y&quot;;&quot;x&quot;);&quot;&quot;)" office:value-type="string" office:string-value="y" calcext:value-type="string">
            <text:p>y</text:p>
          </table:table-cell>
          <table:table-cell table:formula="of:=IF([.B15]=&quot;x&quot;;[.A15]+DX;IF([.B15]=&quot;y&quot;;[.A15]+DY;[.A15]))" office:value-type="float" office:value="0.161667" calcext:value-type="float">
            <text:p>0,16</text:p>
          </table:table-cell>
          <table:table-cell table:formula="of:=IF(ISNUMBER([.C15]);SUBSTITUTE(FIXED([.C15] * escala;2);&quot;,&quot;;&quot;.&quot;);[.C15])" office:value-type="string" office:string-value="0.32" calcext:value-type="string">
            <text:p>0.32</text:p>
          </table:table-cell>
          <table:table-cell table:formula="of:=[.E14] &amp; &quot; &quot; &amp; [.D15]" office:value-type="string" office:string-value="M 0.26 0.24 L 0.76 0.24 L 0.76 0.32" calcext:value-type="string">
            <text:p>M 0.26 0.24 L 0.76 0.24 L 0.76 0.3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IF(ISNUMBER([.A16]);IF([.B15]=&quot;x&quot;;&quot;y&quot;;&quot;x&quot;);&quot;&quot;)">
            <text:p/>
          </table:table-cell>
          <table:table-cell table:formula="of:=IF([.B16]=&quot;x&quot;;[.A16]+DX;IF([.B16]=&quot;y&quot;;[.A16]+DY;[.A16]))" office:value-type="string" office:string-value="C" calcext:value-type="string">
            <text:p>C</text:p>
          </table:table-cell>
          <table:table-cell table:formula="of:=IF(ISNUMBER([.C16]);SUBSTITUTE(FIXED([.C16] * escala;2);&quot;,&quot;;&quot;.&quot;);[.C16])" office:value-type="string" office:string-value="C" calcext:value-type="string">
            <text:p>C</text:p>
          </table:table-cell>
          <table:table-cell table:formula="of:=[.E15] &amp; &quot; &quot; &amp; [.D16]" office:value-type="string" office:string-value="M 0.26 0.24 L 0.76 0.24 L 0.76 0.32 C" calcext:value-type="string">
            <text:p>M 0.26 0.24 L 0.76 0.24 L 0.76 0.32 C</text:p>
          </table:table-cell>
        </table:table-row>
        <table:table-row table:style-name="ro1">
          <table:table-cell table:style-name="ce2" office:value-type="float" office:value="0.5" calcext:value-type="float">
            <text:p>0,50</text:p>
          </table:table-cell>
          <table:table-cell table:style-name="ce5" table:formula="of:=IF(ISNUMBER([.A17]);IF([.B16]=&quot;x&quot;;&quot;y&quot;;&quot;x&quot;);&quot;&quot;)" office:value-type="string" office:string-value="x" calcext:value-type="string">
            <text:p>x</text:p>
          </table:table-cell>
          <table:table-cell table:formula="of:=IF([.B17]=&quot;x&quot;;[.A17]+DX;IF([.B17]=&quot;y&quot;;[.A17]+DY;[.A17]))" office:value-type="float" office:value="0.38" calcext:value-type="float">
            <text:p>0,38</text:p>
          </table:table-cell>
          <table:table-cell table:formula="of:=IF(ISNUMBER([.C17]);SUBSTITUTE(FIXED([.C17] * escala;2);&quot;,&quot;;&quot;.&quot;);[.C17])" office:value-type="string" office:string-value="0.76" calcext:value-type="string">
            <text:p>0.76</text:p>
          </table:table-cell>
          <table:table-cell table:formula="of:=[.E16] &amp; &quot; &quot; &amp; [.D17]" office:value-type="string" office:string-value="M 0.26 0.24 L 0.76 0.24 L 0.76 0.32 C 0.76" calcext:value-type="string">
            <text:p>M 0.26 0.24 L 0.76 0.24 L 0.76 0.32 C 0.76</text:p>
          </table:table-cell>
        </table:table-row>
        <table:table-row table:style-name="ro1">
          <table:table-cell table:style-name="ce2" office:value-type="float" office:value="0.125" calcext:value-type="float">
            <text:p>0,13</text:p>
          </table:table-cell>
          <table:table-cell table:style-name="ce5" table:formula="of:=IF(ISNUMBER([.A18]);IF([.B17]=&quot;x&quot;;&quot;y&quot;;&quot;x&quot;);&quot;&quot;)" office:value-type="string" office:string-value="y" calcext:value-type="string">
            <text:p>y</text:p>
          </table:table-cell>
          <table:table-cell table:formula="of:=IF([.B18]=&quot;x&quot;;[.A18]+DX;IF([.B18]=&quot;y&quot;;[.A18]+DY;[.A18]))" office:value-type="float" office:value="0.245" calcext:value-type="float">
            <text:p>0,25</text:p>
          </table:table-cell>
          <table:table-cell table:formula="of:=IF(ISNUMBER([.C18]);SUBSTITUTE(FIXED([.C18] * escala;2);&quot;,&quot;;&quot;.&quot;);[.C18])" office:value-type="string" office:string-value="0.49" calcext:value-type="string">
            <text:p>0.49</text:p>
          </table:table-cell>
          <table:table-cell table:formula="of:=[.E17] &amp; &quot; &quot; &amp; [.D18]" office:value-type="string" office:string-value="M 0.26 0.24 L 0.76 0.24 L 0.76 0.32 C 0.76 0.49" calcext:value-type="string">
            <text:p>M 0.26 0.24 L 0.76 0.24 L 0.76 0.32 C 0.76 0.49</text:p>
          </table:table-cell>
        </table:table-row>
        <table:table-row table:style-name="ro1">
          <table:table-cell table:style-name="ce2" office:value-type="float" office:value="0.51875" calcext:value-type="float">
            <text:p>0,52</text:p>
          </table:table-cell>
          <table:table-cell table:style-name="ce5" table:formula="of:=IF(ISNUMBER([.A19]);IF([.B18]=&quot;x&quot;;&quot;y&quot;;&quot;x&quot;);&quot;&quot;)" office:value-type="string" office:string-value="x" calcext:value-type="string">
            <text:p>x</text:p>
          </table:table-cell>
          <table:table-cell table:formula="of:=IF([.B19]=&quot;x&quot;;[.A19]+DX;IF([.B19]=&quot;y&quot;;[.A19]+DY;[.A19]))" office:value-type="float" office:value="0.39875" calcext:value-type="float">
            <text:p>0,40</text:p>
          </table:table-cell>
          <table:table-cell table:formula="of:=IF(ISNUMBER([.C19]);SUBSTITUTE(FIXED([.C19] * escala;2);&quot;,&quot;;&quot;.&quot;);[.C19])" office:value-type="string" office:string-value="0.80" calcext:value-type="string">
            <text:p>0.80</text:p>
          </table:table-cell>
          <table:table-cell table:formula="of:=[.E18] &amp; &quot; &quot; &amp; [.D19]" office:value-type="string" office:string-value="M 0.26 0.24 L 0.76 0.24 L 0.76 0.32 C 0.76 0.49 0.80" calcext:value-type="string">
            <text:p>M 0.26 0.24 L 0.76 0.24 L 0.76 0.32 C 0.76 0.49 0.80</text:p>
          </table:table-cell>
        </table:table-row>
        <table:table-row table:style-name="ro1">
          <table:table-cell table:style-name="ce2" office:value-type="float" office:value="0.166667" calcext:value-type="float">
            <text:p>0,17</text:p>
          </table:table-cell>
          <table:table-cell table:style-name="ce5" table:formula="of:=IF(ISNUMBER([.A20]);IF([.B19]=&quot;x&quot;;&quot;y&quot;;&quot;x&quot;);&quot;&quot;)" office:value-type="string" office:string-value="y" calcext:value-type="string">
            <text:p>y</text:p>
          </table:table-cell>
          <table:table-cell table:formula="of:=IF([.B20]=&quot;x&quot;;[.A20]+DX;IF([.B20]=&quot;y&quot;;[.A20]+DY;[.A20]))" office:value-type="float" office:value="0.286667" calcext:value-type="float">
            <text:p>0,29</text:p>
          </table:table-cell>
          <table:table-cell table:formula="of:=IF(ISNUMBER([.C20]);SUBSTITUTE(FIXED([.C20] * escala;2);&quot;,&quot;;&quot;.&quot;);[.C20])" office:value-type="string" office:string-value="0.57" calcext:value-type="string">
            <text:p>0.57</text:p>
          </table:table-cell>
          <table:table-cell table:formula="of:=[.E19] &amp; &quot; &quot; &amp; [.D20]" office:value-type="string" office:string-value="M 0.26 0.24 L 0.76 0.24 L 0.76 0.32 C 0.76 0.49 0.80 0.57" calcext:value-type="string">
            <text:p>M 0.26 0.24 L 0.76 0.24 L 0.76 0.32 C 0.76 0.49 0.80 0.57</text:p>
          </table:table-cell>
        </table:table-row>
        <table:table-row table:style-name="ro1">
          <table:table-cell table:style-name="ce2" office:value-type="float" office:value="0.55625" calcext:value-type="float">
            <text:p>0,56</text:p>
          </table:table-cell>
          <table:table-cell table:style-name="ce5" table:formula="of:=IF(ISNUMBER([.A21]);IF([.B20]=&quot;x&quot;;&quot;y&quot;;&quot;x&quot;);&quot;&quot;)" office:value-type="string" office:string-value="x" calcext:value-type="string">
            <text:p>x</text:p>
          </table:table-cell>
          <table:table-cell table:formula="of:=IF([.B21]=&quot;x&quot;;[.A21]+DX;IF([.B21]=&quot;y&quot;;[.A21]+DY;[.A21]))" office:value-type="float" office:value="0.43625" calcext:value-type="float">
            <text:p>0,44</text:p>
          </table:table-cell>
          <table:table-cell table:formula="of:=IF(ISNUMBER([.C21]);SUBSTITUTE(FIXED([.C21] * escala;2);&quot;,&quot;;&quot;.&quot;);[.C21])" office:value-type="string" office:string-value="0.87" calcext:value-type="string">
            <text:p>0.87</text:p>
          </table:table-cell>
          <table:table-cell table:formula="of:=[.E20] &amp; &quot; &quot; &amp; [.D21]" office:value-type="string" office:string-value="M 0.26 0.24 L 0.76 0.24 L 0.76 0.32 C 0.76 0.49 0.80 0.57 0.87" calcext:value-type="string">
            <text:p>M 0.26 0.24 L 0.76 0.24 L 0.76 0.32 C 0.76 0.49 0.80 0.57 0.87</text:p>
          </table:table-cell>
        </table:table-row>
        <table:table-row table:style-name="ro1">
          <table:table-cell table:style-name="ce2" office:value-type="float" office:value="0.125" calcext:value-type="float">
            <text:p>0,13</text:p>
          </table:table-cell>
          <table:table-cell table:style-name="ce5" table:formula="of:=IF(ISNUMBER([.A22]);IF([.B21]=&quot;x&quot;;&quot;y&quot;;&quot;x&quot;);&quot;&quot;)" office:value-type="string" office:string-value="y" calcext:value-type="string">
            <text:p>y</text:p>
          </table:table-cell>
          <table:table-cell table:formula="of:=IF([.B22]=&quot;x&quot;;[.A22]+DX;IF([.B22]=&quot;y&quot;;[.A22]+DY;[.A22]))" office:value-type="float" office:value="0.245" calcext:value-type="float">
            <text:p>0,25</text:p>
          </table:table-cell>
          <table:table-cell table:formula="of:=IF(ISNUMBER([.C22]);SUBSTITUTE(FIXED([.C22] * escala;2);&quot;,&quot;;&quot;.&quot;);[.C22])" office:value-type="string" office:string-value="0.49" calcext:value-type="string">
            <text:p>0.49</text:p>
          </table:table-cell>
          <table:table-cell table:formula="of:=[.E21] &amp; &quot; &quot; &amp; [.D22]" office:value-type="string" office:string-value="M 0.26 0.24 L 0.76 0.24 L 0.76 0.32 C 0.76 0.49 0.80 0.57 0.87 0.49" calcext:value-type="string">
            <text:p>M 0.26 0.24 L 0.76 0.24 L 0.76 0.32 C 0.76 0.49 0.80 0.57 0.87 0.49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IF(ISNUMBER([.A23]);IF([.B22]=&quot;x&quot;;&quot;y&quot;;&quot;x&quot;);&quot;&quot;)">
            <text:p/>
          </table:table-cell>
          <table:table-cell table:formula="of:=IF([.B23]=&quot;x&quot;;[.A23]+DX;IF([.B23]=&quot;y&quot;;[.A23]+DY;[.A23]))" office:value-type="string" office:string-value="C" calcext:value-type="string">
            <text:p>C</text:p>
          </table:table-cell>
          <table:table-cell table:formula="of:=IF(ISNUMBER([.C23]);SUBSTITUTE(FIXED([.C23] * escala;2);&quot;,&quot;;&quot;.&quot;);[.C23])" office:value-type="string" office:string-value="C" calcext:value-type="string">
            <text:p>C</text:p>
          </table:table-cell>
          <table:table-cell table:formula="of:=[.E22] &amp; &quot; &quot; &amp; [.D23]" office:value-type="string" office:string-value="M 0.26 0.24 L 0.76 0.24 L 0.76 0.32 C 0.76 0.49 0.80 0.57 0.87 0.49 C" calcext:value-type="string">
            <text:p>M 0.26 0.24 L 0.76 0.24 L 0.76 0.32 C 0.76 0.49 0.80 0.57 0.87 0.49 C</text:p>
          </table:table-cell>
        </table:table-row>
        <table:table-row table:style-name="ro1">
          <table:table-cell table:style-name="ce2" office:value-type="float" office:value="0.59375" calcext:value-type="float">
            <text:p>0,59</text:p>
          </table:table-cell>
          <table:table-cell table:style-name="ce5" table:formula="of:=IF(ISNUMBER([.A24]);IF([.B23]=&quot;x&quot;;&quot;y&quot;;&quot;x&quot;);&quot;&quot;)" office:value-type="string" office:string-value="x" calcext:value-type="string">
            <text:p>x</text:p>
          </table:table-cell>
          <table:table-cell table:formula="of:=IF([.B24]=&quot;x&quot;;[.A24]+DX;IF([.B24]=&quot;y&quot;;[.A24]+DY;[.A24]))" office:value-type="float" office:value="0.47375" calcext:value-type="float">
            <text:p>0,47</text:p>
          </table:table-cell>
          <table:table-cell table:formula="of:=IF(ISNUMBER([.C24]);SUBSTITUTE(FIXED([.C24] * escala;2);&quot;,&quot;;&quot;.&quot;);[.C24])" office:value-type="string" office:string-value="0.95" calcext:value-type="string">
            <text:p>0.95</text:p>
          </table:table-cell>
          <table:table-cell table:formula="of:=[.E23] &amp; &quot; &quot; &amp; [.D24]" office:value-type="string" office:string-value="M 0.26 0.24 L 0.76 0.24 L 0.76 0.32 C 0.76 0.49 0.80 0.57 0.87 0.49 C 0.95" calcext:value-type="string">
            <text:p>M 0.26 0.24 L 0.76 0.24 L 0.76 0.32 C 0.76 0.49 0.80 0.57 0.87 0.49 C 0.95</text:p>
          </table:table-cell>
        </table:table-row>
        <table:table-row table:style-name="ro1">
          <table:table-cell table:style-name="ce2" office:value-type="float" office:value="0.083333" calcext:value-type="float">
            <text:p>0,08</text:p>
          </table:table-cell>
          <table:table-cell table:style-name="ce5" table:formula="of:=IF(ISNUMBER([.A25]);IF([.B24]=&quot;x&quot;;&quot;y&quot;;&quot;x&quot;);&quot;&quot;)" office:value-type="string" office:string-value="y" calcext:value-type="string">
            <text:p>y</text:p>
          </table:table-cell>
          <table:table-cell table:formula="of:=IF([.B25]=&quot;x&quot;;[.A25]+DX;IF([.B25]=&quot;y&quot;;[.A25]+DY;[.A25]))" office:value-type="float" office:value="0.203333" calcext:value-type="float">
            <text:p>0,20</text:p>
          </table:table-cell>
          <table:table-cell table:formula="of:=IF(ISNUMBER([.C25]);SUBSTITUTE(FIXED([.C25] * escala;2);&quot;,&quot;;&quot;.&quot;);[.C25])" office:value-type="string" office:string-value="0.41" calcext:value-type="string">
            <text:p>0.41</text:p>
          </table:table-cell>
          <table:table-cell table:formula="of:=[.E24] &amp; &quot; &quot; &amp; [.D25]" office:value-type="string" office:string-value="M 0.26 0.24 L 0.76 0.24 L 0.76 0.32 C 0.76 0.49 0.80 0.57 0.87 0.49 C 0.95 0.41" calcext:value-type="string">
            <text:p>M 0.26 0.24 L 0.76 0.24 L 0.76 0.32 C 0.76 0.49 0.80 0.57 0.87 0.49 C 0.95 0.41</text:p>
          </table:table-cell>
        </table:table-row>
        <table:table-row table:style-name="ro1">
          <table:table-cell table:style-name="ce2" office:value-type="float" office:value="0.59375" calcext:value-type="float">
            <text:p>0,59</text:p>
          </table:table-cell>
          <table:table-cell table:style-name="ce5" table:formula="of:=IF(ISNUMBER([.A26]);IF([.B25]=&quot;x&quot;;&quot;y&quot;;&quot;x&quot;);&quot;&quot;)" office:value-type="string" office:string-value="x" calcext:value-type="string">
            <text:p>x</text:p>
          </table:table-cell>
          <table:table-cell table:formula="of:=IF([.B26]=&quot;x&quot;;[.A26]+DX;IF([.B26]=&quot;y&quot;;[.A26]+DY;[.A26]))" office:value-type="float" office:value="0.47375" calcext:value-type="float">
            <text:p>0,47</text:p>
          </table:table-cell>
          <table:table-cell table:formula="of:=IF(ISNUMBER([.C26]);SUBSTITUTE(FIXED([.C26] * escala;2);&quot;,&quot;;&quot;.&quot;);[.C26])" office:value-type="string" office:string-value="0.95" calcext:value-type="string">
            <text:p>0.95</text:p>
          </table:table-cell>
          <table:table-cell table:formula="of:=[.E25] &amp; &quot; &quot; &amp; [.D26]" office:value-type="string" office:string-value="M 0.26 0.24 L 0.76 0.24 L 0.76 0.32 C 0.76 0.49 0.80 0.57 0.87 0.49 C 0.95 0.41 0.95" calcext:value-type="string">
            <text:p>M 0.26 0.24 L 0.76 0.24 L 0.76 0.32 C 0.76 0.49 0.80 0.57 0.87 0.49 C 0.95 0.41 0.95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IF(ISNUMBER([.A27]);IF([.B26]=&quot;x&quot;;&quot;y&quot;;&quot;x&quot;);&quot;&quot;)" office:value-type="string" office:string-value="y" calcext:value-type="string">
            <text:p>y</text:p>
          </table:table-cell>
          <table:table-cell table:formula="of:=IF([.B27]=&quot;x&quot;;[.A27]+DX;IF([.B27]=&quot;y&quot;;[.A27]+DY;[.A27]))" office:value-type="float" office:value="0.37" calcext:value-type="float">
            <text:p>0,37</text:p>
          </table:table-cell>
          <table:table-cell table:formula="of:=IF(ISNUMBER([.C27]);SUBSTITUTE(FIXED([.C27] * escala;2);&quot;,&quot;;&quot;.&quot;);[.C27])" office:value-type="string" office:string-value="0.74" calcext:value-type="string">
            <text:p>0.74</text:p>
          </table:table-cell>
          <table:table-cell table:formula="of:=[.E26] &amp; &quot; &quot; &amp; [.D27]" office:value-type="string" office:string-value="M 0.26 0.24 L 0.76 0.24 L 0.76 0.32 C 0.76 0.49 0.80 0.57 0.87 0.49 C 0.95 0.41 0.95 0.74" calcext:value-type="string">
            <text:p>M 0.26 0.24 L 0.76 0.24 L 0.76 0.32 C 0.76 0.49 0.80 0.57 0.87 0.49 C 0.95 0.41 0.95 0.74</text:p>
          </table:table-cell>
        </table:table-row>
        <table:table-row table:style-name="ro1">
          <table:table-cell table:style-name="ce2" office:value-type="float" office:value="0.55625" calcext:value-type="float">
            <text:p>0,56</text:p>
          </table:table-cell>
          <table:table-cell table:style-name="ce5" table:formula="of:=IF(ISNUMBER([.A28]);IF([.B27]=&quot;x&quot;;&quot;y&quot;;&quot;x&quot;);&quot;&quot;)" office:value-type="string" office:string-value="x" calcext:value-type="string">
            <text:p>x</text:p>
          </table:table-cell>
          <table:table-cell table:formula="of:=IF([.B28]=&quot;x&quot;;[.A28]+DX;IF([.B28]=&quot;y&quot;;[.A28]+DY;[.A28]))" office:value-type="float" office:value="0.43625" calcext:value-type="float">
            <text:p>0,44</text:p>
          </table:table-cell>
          <table:table-cell table:formula="of:=IF(ISNUMBER([.C28]);SUBSTITUTE(FIXED([.C28] * escala;2);&quot;,&quot;;&quot;.&quot;);[.C28])" office:value-type="string" office:string-value="0.87" calcext:value-type="string">
            <text:p>0.87</text:p>
          </table:table-cell>
          <table:table-cell table:formula="of:=[.E27] &amp; &quot; &quot; &amp; [.D28]" office:value-type="string" office:string-value="M 0.26 0.24 L 0.76 0.24 L 0.76 0.32 C 0.76 0.49 0.80 0.57 0.87 0.49 C 0.95 0.41 0.95 0.74 0.87" calcext:value-type="string">
            <text:p>M 0.26 0.24 L 0.76 0.24 L 0.76 0.32 C 0.76 0.49 0.80 0.57 0.87 0.49 C 0.95 0.41 0.95 0.74 0.87</text:p>
          </table:table-cell>
        </table:table-row>
        <table:table-row table:style-name="ro1">
          <table:table-cell table:style-name="ce2" office:value-type="float" office:value="0.208333" calcext:value-type="float">
            <text:p>0,21</text:p>
          </table:table-cell>
          <table:table-cell table:style-name="ce5" table:formula="of:=IF(ISNUMBER([.A29]);IF([.B28]=&quot;x&quot;;&quot;y&quot;;&quot;x&quot;);&quot;&quot;)" office:value-type="string" office:string-value="y" calcext:value-type="string">
            <text:p>y</text:p>
          </table:table-cell>
          <table:table-cell table:formula="of:=IF([.B29]=&quot;x&quot;;[.A29]+DX;IF([.B29]=&quot;y&quot;;[.A29]+DY;[.A29]))" office:value-type="float" office:value="0.328333" calcext:value-type="float">
            <text:p>0,33</text:p>
          </table:table-cell>
          <table:table-cell table:formula="of:=IF(ISNUMBER([.C29]);SUBSTITUTE(FIXED([.C29] * escala;2);&quot;,&quot;;&quot;.&quot;);[.C29])" office:value-type="string" office:string-value="0.66" calcext:value-type="string">
            <text:p>0.66</text:p>
          </table:table-cell>
          <table:table-cell table:formula="of:=[.E28] &amp; &quot; &quot; &amp; [.D29]" office:value-type="string" office:string-value="M 0.26 0.24 L 0.76 0.24 L 0.76 0.32 C 0.76 0.49 0.80 0.57 0.87 0.49 C 0.95 0.41 0.95 0.74 0.87 0.66" calcext:value-type="string">
            <text:p>M 0.26 0.24 L 0.76 0.24 L 0.76 0.32 C 0.76 0.49 0.80 0.57 0.87 0.49 C 0.95 0.41 0.95 0.74 0.87 0.66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IF(ISNUMBER([.A30]);IF([.B29]=&quot;x&quot;;&quot;y&quot;;&quot;x&quot;);&quot;&quot;)">
            <text:p/>
          </table:table-cell>
          <table:table-cell table:formula="of:=IF([.B30]=&quot;x&quot;;[.A30]+DX;IF([.B30]=&quot;y&quot;;[.A30]+DY;[.A30]))" office:value-type="string" office:string-value="C" calcext:value-type="string">
            <text:p>C</text:p>
          </table:table-cell>
          <table:table-cell table:formula="of:=IF(ISNUMBER([.C30]);SUBSTITUTE(FIXED([.C30] * escala;2);&quot;,&quot;;&quot;.&quot;);[.C30])" office:value-type="string" office:string-value="C" calcext:value-type="string">
            <text:p>C</text:p>
          </table:table-cell>
          <table:table-cell table:formula="of:=[.E29] &amp; &quot; &quot; &amp; [.D30]" office:value-type="string" office:string-value="M 0.26 0.24 L 0.76 0.24 L 0.76 0.32 C 0.76 0.49 0.80 0.57 0.87 0.49 C 0.95 0.41 0.95 0.74 0.87 0.66 C" calcext:value-type="string">
            <text:p>M 0.26 0.24 L 0.76 0.24 L 0.76 0.32 C 0.76 0.49 0.80 0.57 0.87 0.49 C 0.95 0.41 0.95 0.74 0.87 0.66 C</text:p>
          </table:table-cell>
        </table:table-row>
        <table:table-row table:style-name="ro1">
          <table:table-cell table:style-name="ce2" office:value-type="float" office:value="0.51875" calcext:value-type="float">
            <text:p>0,52</text:p>
          </table:table-cell>
          <table:table-cell table:style-name="ce5" table:formula="of:=IF(ISNUMBER([.A31]);IF([.B30]=&quot;x&quot;;&quot;y&quot;;&quot;x&quot;);&quot;&quot;)" office:value-type="string" office:string-value="x" calcext:value-type="string">
            <text:p>x</text:p>
          </table:table-cell>
          <table:table-cell table:formula="of:=IF([.B31]=&quot;x&quot;;[.A31]+DX;IF([.B31]=&quot;y&quot;;[.A31]+DY;[.A31]))" office:value-type="float" office:value="0.39875" calcext:value-type="float">
            <text:p>0,40</text:p>
          </table:table-cell>
          <table:table-cell table:formula="of:=IF(ISNUMBER([.C31]);SUBSTITUTE(FIXED([.C31] * escala;2);&quot;,&quot;;&quot;.&quot;);[.C31])" office:value-type="string" office:string-value="0.80" calcext:value-type="string">
            <text:p>0.80</text:p>
          </table:table-cell>
          <table:table-cell table:formula="of:=[.E30] &amp; &quot; &quot; &amp; [.D31]" office:value-type="string" office:string-value="M 0.26 0.24 L 0.76 0.24 L 0.76 0.32 C 0.76 0.49 0.80 0.57 0.87 0.49 C 0.95 0.41 0.95 0.74 0.87 0.66 C 0.80" calcext:value-type="string">
            <text:p>M 0.26 0.24 L 0.76 0.24 L 0.76 0.32 C 0.76 0.49 0.80 0.57 0.87 0.49 C 0.95 0.41 0.95 0.74 0.87 0.66 C 0.80</text:p>
          </table:table-cell>
        </table:table-row>
        <table:table-row table:style-name="ro1">
          <table:table-cell table:style-name="ce2" office:value-type="float" office:value="0.166667" calcext:value-type="float">
            <text:p>0,17</text:p>
          </table:table-cell>
          <table:table-cell table:style-name="ce5" table:formula="of:=IF(ISNUMBER([.A32]);IF([.B31]=&quot;x&quot;;&quot;y&quot;;&quot;x&quot;);&quot;&quot;)" office:value-type="string" office:string-value="y" calcext:value-type="string">
            <text:p>y</text:p>
          </table:table-cell>
          <table:table-cell table:formula="of:=IF([.B32]=&quot;x&quot;;[.A32]+DX;IF([.B32]=&quot;y&quot;;[.A32]+DY;[.A32]))" office:value-type="float" office:value="0.286667" calcext:value-type="float">
            <text:p>0,29</text:p>
          </table:table-cell>
          <table:table-cell table:formula="of:=IF(ISNUMBER([.C32]);SUBSTITUTE(FIXED([.C32] * escala;2);&quot;,&quot;;&quot;.&quot;);[.C32])" office:value-type="string" office:string-value="0.57" calcext:value-type="string">
            <text:p>0.57</text:p>
          </table:table-cell>
          <table:table-cell table:formula="of:=[.E31] &amp; &quot; &quot; &amp; [.D32]" office:value-type="string" office:string-value="M 0.26 0.24 L 0.76 0.24 L 0.76 0.32 C 0.76 0.49 0.80 0.57 0.87 0.49 C 0.95 0.41 0.95 0.74 0.87 0.66 C 0.80 0.57" calcext:value-type="string">
            <text:p>M 0.26 0.24 L 0.76 0.24 L 0.76 0.32 C 0.76 0.49 0.80 0.57 0.87 0.49 C 0.95 0.41 0.95 0.74 0.87 0.66 C 0.80 0.57</text:p>
          </table:table-cell>
        </table:table-row>
        <table:table-row table:style-name="ro1">
          <table:table-cell table:style-name="ce2" office:value-type="float" office:value="0.5" calcext:value-type="float">
            <text:p>0,50</text:p>
          </table:table-cell>
          <table:table-cell table:style-name="ce5" table:formula="of:=IF(ISNUMBER([.A33]);IF([.B32]=&quot;x&quot;;&quot;y&quot;;&quot;x&quot;);&quot;&quot;)" office:value-type="string" office:string-value="x" calcext:value-type="string">
            <text:p>x</text:p>
          </table:table-cell>
          <table:table-cell table:formula="of:=IF([.B33]=&quot;x&quot;;[.A33]+DX;IF([.B33]=&quot;y&quot;;[.A33]+DY;[.A33]))" office:value-type="float" office:value="0.38" calcext:value-type="float">
            <text:p>0,38</text:p>
          </table:table-cell>
          <table:table-cell table:formula="of:=IF(ISNUMBER([.C33]);SUBSTITUTE(FIXED([.C33] * escala;2);&quot;,&quot;;&quot;.&quot;);[.C33])" office:value-type="string" office:string-value="0.76" calcext:value-type="string">
            <text:p>0.76</text:p>
          </table:table-cell>
          <table:table-cell table:formula="of:=[.E32] &amp; &quot; &quot; &amp; [.D33]" office:value-type="string" office:string-value="M 0.26 0.24 L 0.76 0.24 L 0.76 0.32 C 0.76 0.49 0.80 0.57 0.87 0.49 C 0.95 0.41 0.95 0.74 0.87 0.66 C 0.80 0.57 0.76" calcext:value-type="string">
            <text:p>M 0.26 0.24 L 0.76 0.24 L 0.76 0.32 C 0.76 0.49 0.80 0.57 0.87 0.49 C 0.95 0.41 0.95 0.74 0.87 0.66 C 0.80 0.57 0.76</text:p>
          </table:table-cell>
        </table:table-row>
        <table:table-row table:style-name="ro1">
          <table:table-cell table:style-name="ce2" office:value-type="float" office:value="0.208333" calcext:value-type="float">
            <text:p>0,21</text:p>
          </table:table-cell>
          <table:table-cell table:style-name="ce5" table:formula="of:=IF(ISNUMBER([.A34]);IF([.B33]=&quot;x&quot;;&quot;y&quot;;&quot;x&quot;);&quot;&quot;)" office:value-type="string" office:string-value="y" calcext:value-type="string">
            <text:p>y</text:p>
          </table:table-cell>
          <table:table-cell table:formula="of:=IF([.B34]=&quot;x&quot;;[.A34]+DX;IF([.B34]=&quot;y&quot;;[.A34]+DY;[.A34]))" office:value-type="float" office:value="0.328333" calcext:value-type="float">
            <text:p>0,33</text:p>
          </table:table-cell>
          <table:table-cell table:formula="of:=IF(ISNUMBER([.C34]);SUBSTITUTE(FIXED([.C34] * escala;2);&quot;,&quot;;&quot;.&quot;);[.C34])" office:value-type="string" office:string-value="0.66" calcext:value-type="string">
            <text:p>0.66</text:p>
          </table:table-cell>
          <table:table-cell table:formula="of:=[.E33] &amp; &quot; &quot; &amp; [.D34]" office:value-type="string" office:string-value="M 0.26 0.24 L 0.76 0.24 L 0.76 0.32 C 0.76 0.49 0.80 0.57 0.87 0.49 C 0.95 0.41 0.95 0.74 0.87 0.66 C 0.80 0.57 0.76 0.66" calcext:value-type="string">
            <text:p>M 0.26 0.24 L 0.76 0.24 L 0.76 0.32 C 0.76 0.49 0.80 0.57 0.87 0.49 C 0.95 0.41 0.95 0.74 0.87 0.66 C 0.80 0.57 0.76 0.66</text:p>
          </table:table-cell>
        </table:table-row>
        <table:table-row table:style-name="ro1">
          <table:table-cell table:style-name="ce2" office:value-type="float" office:value="0.5" calcext:value-type="float">
            <text:p>0,50</text:p>
          </table:table-cell>
          <table:table-cell table:style-name="ce5" table:formula="of:=IF(ISNUMBER([.A35]);IF([.B34]=&quot;x&quot;;&quot;y&quot;;&quot;x&quot;);&quot;&quot;)" office:value-type="string" office:string-value="x" calcext:value-type="string">
            <text:p>x</text:p>
          </table:table-cell>
          <table:table-cell table:formula="of:=IF([.B35]=&quot;x&quot;;[.A35]+DX;IF([.B35]=&quot;y&quot;;[.A35]+DY;[.A35]))" office:value-type="float" office:value="0.38" calcext:value-type="float">
            <text:p>0,38</text:p>
          </table:table-cell>
          <table:table-cell table:formula="of:=IF(ISNUMBER([.C35]);SUBSTITUTE(FIXED([.C35] * escala;2);&quot;,&quot;;&quot;.&quot;);[.C35])" office:value-type="string" office:string-value="0.76" calcext:value-type="string">
            <text:p>0.76</text:p>
          </table:table-cell>
          <table:table-cell table:formula="of:=[.E34] &amp; &quot; &quot; &amp; [.D35]" office:value-type="string" office:string-value="M 0.26 0.24 L 0.76 0.24 L 0.76 0.32 C 0.76 0.49 0.80 0.57 0.87 0.49 C 0.95 0.41 0.95 0.74 0.87 0.66 C 0.80 0.57 0.76 0.66 0.76" calcext:value-type="string">
            <text:p>M 0.26 0.24 L 0.76 0.24 L 0.76 0.32 C 0.76 0.49 0.80 0.57 0.87 0.49 C 0.95 0.41 0.95 0.74 0.87 0.66 C 0.80 0.57 0.76 0.66 0.76</text:p>
          </table:table-cell>
        </table:table-row>
        <table:table-row table:style-name="ro1">
          <table:table-cell table:style-name="ce2" office:value-type="float" office:value="0.291667" calcext:value-type="float">
            <text:p>0,29</text:p>
          </table:table-cell>
          <table:table-cell table:style-name="ce5" table:formula="of:=IF(ISNUMBER([.A36]);IF([.B35]=&quot;x&quot;;&quot;y&quot;;&quot;x&quot;);&quot;&quot;)" office:value-type="string" office:string-value="y" calcext:value-type="string">
            <text:p>y</text:p>
          </table:table-cell>
          <table:table-cell table:formula="of:=IF([.B36]=&quot;x&quot;;[.A36]+DX;IF([.B36]=&quot;y&quot;;[.A36]+DY;[.A36]))" office:value-type="float" office:value="0.411667" calcext:value-type="float">
            <text:p>0,41</text:p>
          </table:table-cell>
          <table:table-cell table:formula="of:=IF(ISNUMBER([.C36]);SUBSTITUTE(FIXED([.C36] * escala;2);&quot;,&quot;;&quot;.&quot;);[.C36])" office:value-type="string" office:string-value="0.82" calcext:value-type="string">
            <text:p>0.82</text:p>
          </table:table-cell>
          <table:table-cell table:formula="of:=[.E35] &amp; &quot; &quot; &amp; [.D36]" office:value-type="string" office:string-value="M 0.26 0.24 L 0.76 0.24 L 0.76 0.32 C 0.76 0.49 0.80 0.57 0.87 0.49 C 0.95 0.41 0.95 0.74 0.87 0.66 C 0.80 0.57 0.76 0.66 0.76 0.82" calcext:value-type="string">
            <text:p>M 0.26 0.24 L 0.76 0.24 L 0.76 0.32 C 0.76 0.49 0.80 0.57 0.87 0.49 C 0.95 0.41 0.95 0.74 0.87 0.66 C 0.80 0.57 0.76 0.66 0.76 0.82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5" table:formula="of:=IF(ISNUMBER([.A37]);IF([.B36]=&quot;x&quot;;&quot;y&quot;;&quot;x&quot;);&quot;&quot;)">
            <text:p/>
          </table:table-cell>
          <table:table-cell table:formula="of:=IF([.B37]=&quot;x&quot;;[.A37]+DX;IF([.B37]=&quot;y&quot;;[.A37]+DY;[.A37]))" office:value-type="string" office:string-value="L" calcext:value-type="string">
            <text:p>L</text:p>
          </table:table-cell>
          <table:table-cell table:formula="of:=IF(ISNUMBER([.C37]);SUBSTITUTE(FIXED([.C37] * escala;2);&quot;,&quot;;&quot;.&quot;);[.C37])" office:value-type="string" office:string-value="L" calcext:value-type="string">
            <text:p>L</text:p>
          </table:table-cell>
          <table:table-cell table:formula="of:=[.E36] &amp; &quot; &quot; &amp; [.D37]" office:value-type="string" office:string-value="M 0.26 0.24 L 0.76 0.24 L 0.76 0.32 C 0.76 0.49 0.80 0.57 0.87 0.49 C 0.95 0.41 0.95 0.74 0.87 0.66 C 0.80 0.57 0.76 0.66 0.76 0.82 L" calcext:value-type="string">
            <text:p>M 0.26 0.24 L 0.76 0.24 L 0.76 0.32 C 0.76 0.49 0.80 0.57 0.87 0.49 C 0.95 0.41 0.95 0.74 0.87 0.66 C 0.80 0.57 0.76 0.66 0.76 0.82 L</text:p>
          </table:table-cell>
        </table:table-row>
        <table:table-row table:style-name="ro1">
          <table:table-cell table:style-name="ce2" office:value-type="float" office:value="0.5" calcext:value-type="float">
            <text:p>0,50</text:p>
          </table:table-cell>
          <table:table-cell table:style-name="ce5" table:formula="of:=IF(ISNUMBER([.A38]);IF([.B37]=&quot;x&quot;;&quot;y&quot;;&quot;x&quot;);&quot;&quot;)" office:value-type="string" office:string-value="x" calcext:value-type="string">
            <text:p>x</text:p>
          </table:table-cell>
          <table:table-cell table:formula="of:=IF([.B38]=&quot;x&quot;;[.A38]+DX;IF([.B38]=&quot;y&quot;;[.A38]+DY;[.A38]))" office:value-type="float" office:value="0.38" calcext:value-type="float">
            <text:p>0,38</text:p>
          </table:table-cell>
          <table:table-cell table:formula="of:=IF(ISNUMBER([.C38]);SUBSTITUTE(FIXED([.C38] * escala;2);&quot;,&quot;;&quot;.&quot;);[.C38])" office:value-type="string" office:string-value="0.76" calcext:value-type="string">
            <text:p>0.76</text:p>
          </table:table-cell>
          <table:table-cell table:formula="of:=[.E37] &amp; &quot; &quot; &amp; [.D38]" office:value-type="string" office:string-value="M 0.26 0.24 L 0.76 0.24 L 0.76 0.32 C 0.76 0.49 0.80 0.57 0.87 0.49 C 0.95 0.41 0.95 0.74 0.87 0.66 C 0.80 0.57 0.76 0.66 0.76 0.82 L 0.76" calcext:value-type="string">
            <text:p>M 0.26 0.24 L 0.76 0.24 L 0.76 0.32 C 0.76 0.49 0.80 0.57 0.87 0.49 C 0.95 0.41 0.95 0.74 0.87 0.66 C 0.80 0.57 0.76 0.66 0.76 0.82 L 0.76</text:p>
          </table:table-cell>
        </table:table-row>
        <table:table-row table:style-name="ro1">
          <table:table-cell table:style-name="ce2" office:value-type="float" office:value="0.333333" calcext:value-type="float">
            <text:p>0,33</text:p>
          </table:table-cell>
          <table:table-cell table:style-name="ce5" table:formula="of:=IF(ISNUMBER([.A39]);IF([.B38]=&quot;x&quot;;&quot;y&quot;;&quot;x&quot;);&quot;&quot;)" office:value-type="string" office:string-value="y" calcext:value-type="string">
            <text:p>y</text:p>
          </table:table-cell>
          <table:table-cell table:formula="of:=IF([.B39]=&quot;x&quot;;[.A39]+DX;IF([.B39]=&quot;y&quot;;[.A39]+DY;[.A39]))" office:value-type="float" office:value="0.453333" calcext:value-type="float">
            <text:p>0,45</text:p>
          </table:table-cell>
          <table:table-cell table:formula="of:=IF(ISNUMBER([.C39]);SUBSTITUTE(FIXED([.C39] * escala;2);&quot;,&quot;;&quot;.&quot;);[.C39])" office:value-type="string" office:string-value="0.91" calcext:value-type="string">
            <text:p>0.91</text:p>
          </table:table-cell>
          <table:table-cell table:formula="of:=[.E38] &amp; &quot; &quot; &amp; [.D39]" office:value-type="string" office:string-value="M 0.26 0.24 L 0.76 0.24 L 0.76 0.32 C 0.76 0.49 0.80 0.57 0.87 0.49 C 0.95 0.41 0.95 0.74 0.87 0.66 C 0.80 0.57 0.76 0.66 0.76 0.82 L 0.76 0.91" calcext:value-type="string">
            <text:p>M 0.26 0.24 L 0.76 0.24 L 0.76 0.32 C 0.76 0.49 0.80 0.57 0.87 0.49 C 0.95 0.41 0.95 0.74 0.87 0.66 C 0.80 0.57 0.76 0.66 0.76 0.82 L 0.76 0.91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5" table:formula="of:=IF(ISNUMBER([.A40]);IF([.B39]=&quot;x&quot;;&quot;y&quot;;&quot;x&quot;);&quot;&quot;)">
            <text:p/>
          </table:table-cell>
          <table:table-cell table:formula="of:=IF([.B40]=&quot;x&quot;;[.A40]+DX;IF([.B40]=&quot;y&quot;;[.A40]+DY;[.A40]))" office:value-type="string" office:string-value="L" calcext:value-type="string">
            <text:p>L</text:p>
          </table:table-cell>
          <table:table-cell table:formula="of:=IF(ISNUMBER([.C40]);SUBSTITUTE(FIXED([.C40] * escala;2);&quot;,&quot;;&quot;.&quot;);[.C40])" office:value-type="string" office:string-value="L" calcext:value-type="string">
            <text:p>L</text:p>
          </table:table-cell>
          <table:table-cell table:formula="of:=[.E39] &amp; &quot; &quot; &amp; [.D40]" office:value-type="string" office:string-value="M 0.26 0.24 L 0.76 0.24 L 0.76 0.32 C 0.76 0.49 0.80 0.57 0.87 0.49 C 0.95 0.41 0.95 0.74 0.87 0.66 C 0.80 0.57 0.76 0.66 0.76 0.82 L 0.76 0.91 L" calcext:value-type="string">
            <text:p>M 0.26 0.24 L 0.76 0.24 L 0.76 0.32 C 0.76 0.49 0.80 0.57 0.87 0.49 C 0.95 0.41 0.95 0.74 0.87 0.66 C 0.80 0.57 0.76 0.66 0.76 0.82 L 0.76 0.91 L</text:p>
          </table:table-cell>
        </table:table-row>
        <table:table-row table:style-name="ro1">
          <table:table-cell table:style-name="ce2" office:value-type="float" office:value="0.46875" calcext:value-type="float">
            <text:p>0,47</text:p>
          </table:table-cell>
          <table:table-cell table:style-name="ce5" table:formula="of:=IF(ISNUMBER([.A41]);IF([.B40]=&quot;x&quot;;&quot;y&quot;;&quot;x&quot;);&quot;&quot;)" office:value-type="string" office:string-value="x" calcext:value-type="string">
            <text:p>x</text:p>
          </table:table-cell>
          <table:table-cell table:formula="of:=IF([.B41]=&quot;x&quot;;[.A41]+DX;IF([.B41]=&quot;y&quot;;[.A41]+DY;[.A41]))" office:value-type="float" office:value="0.34875" calcext:value-type="float">
            <text:p>0,35</text:p>
          </table:table-cell>
          <table:table-cell table:formula="of:=IF(ISNUMBER([.C41]);SUBSTITUTE(FIXED([.C41] * escala;2);&quot;,&quot;;&quot;.&quot;);[.C41])" office:value-type="string" office:string-value="0.70" calcext:value-type="string">
            <text:p>0.70</text:p>
          </table:table-cell>
          <table:table-cell table:formula="of:=[.E40] &amp; &quot; &quot; &amp; [.D41]" office:value-type="string" office:string-value="M 0.26 0.24 L 0.76 0.24 L 0.76 0.32 C 0.76 0.49 0.80 0.57 0.87 0.49 C 0.95 0.41 0.95 0.74 0.87 0.66 C 0.80 0.57 0.76 0.66 0.76 0.82 L 0.76 0.91 L 0.70" calcext:value-type="string">
            <text:p>M 0.26 0.24 L 0.76 0.24 L 0.76 0.32 C 0.76 0.49 0.80 0.57 0.87 0.49 C 0.95 0.41 0.95 0.74 0.87 0.66 C 0.80 0.57 0.76 0.66 0.76 0.82 L 0.76 0.91 L 0.70</text:p>
          </table:table-cell>
        </table:table-row>
        <table:table-row table:style-name="ro1">
          <table:table-cell table:style-name="ce2" office:value-type="float" office:value="0.333333" calcext:value-type="float">
            <text:p>0,33</text:p>
          </table:table-cell>
          <table:table-cell table:style-name="ce5" table:formula="of:=IF(ISNUMBER([.A42]);IF([.B41]=&quot;x&quot;;&quot;y&quot;;&quot;x&quot;);&quot;&quot;)" office:value-type="string" office:string-value="y" calcext:value-type="string">
            <text:p>y</text:p>
          </table:table-cell>
          <table:table-cell table:formula="of:=IF([.B42]=&quot;x&quot;;[.A42]+DX;IF([.B42]=&quot;y&quot;;[.A42]+DY;[.A42]))" office:value-type="float" office:value="0.453333" calcext:value-type="float">
            <text:p>0,45</text:p>
          </table:table-cell>
          <table:table-cell table:formula="of:=IF(ISNUMBER([.C42]);SUBSTITUTE(FIXED([.C42] * escala;2);&quot;,&quot;;&quot;.&quot;);[.C42])" office:value-type="string" office:string-value="0.91" calcext:value-type="string">
            <text:p>0.91</text:p>
          </table:table-cell>
          <table:table-cell table:formula="of:=[.E41] &amp; &quot; &quot; &amp; [.D42]" office:value-type="string" office:string-value="M 0.26 0.24 L 0.76 0.24 L 0.76 0.32 C 0.76 0.49 0.80 0.57 0.87 0.49 C 0.95 0.41 0.95 0.74 0.87 0.66 C 0.80 0.57 0.76 0.66 0.76 0.82 L 0.76 0.91 L 0.70 0.91" calcext:value-type="string">
            <text:p>M 0.26 0.24 L 0.76 0.24 L 0.76 0.32 C 0.76 0.49 0.80 0.57 0.87 0.49 C 0.95 0.41 0.95 0.74 0.87 0.66 C 0.80 0.57 0.76 0.66 0.76 0.82 L 0.76 0.91 L 0.70 0.9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IF(ISNUMBER([.A43]);IF([.B42]=&quot;x&quot;;&quot;y&quot;;&quot;x&quot;);&quot;&quot;)">
            <text:p/>
          </table:table-cell>
          <table:table-cell table:formula="of:=IF([.B43]=&quot;x&quot;;[.A43]+DX;IF([.B43]=&quot;y&quot;;[.A43]+DY;[.A43]))" office:value-type="string" office:string-value="C" calcext:value-type="string">
            <text:p>C</text:p>
          </table:table-cell>
          <table:table-cell table:formula="of:=IF(ISNUMBER([.C43]);SUBSTITUTE(FIXED([.C43] * escala;2);&quot;,&quot;;&quot;.&quot;);[.C43])" office:value-type="string" office:string-value="C" calcext:value-type="string">
            <text:p>C</text:p>
          </table:table-cell>
          <table:table-cell table:formula="of:=[.E42] &amp; &quot; &quot; &amp; [.D43]" office:value-type="string" office:string-value="M 0.26 0.24 L 0.76 0.24 L 0.76 0.32 C 0.76 0.49 0.80 0.57 0.87 0.49 C 0.95 0.41 0.95 0.74 0.87 0.66 C 0.80 0.57 0.76 0.66 0.76 0.82 L 0.76 0.91 L 0.70 0.91 C" calcext:value-type="string">
            <text:p>M 0.26 0.24 L 0.76 0.24 L 0.76 0.32 C 0.76 0.49 0.80 0.57 0.87 0.49 C 0.95 0.41 0.95 0.74 0.87 0.66 C 0.80 0.57 0.76 0.66 0.76 0.82 L 0.76 0.91 L 0.70 0.91 C</text:p>
          </table:table-cell>
        </table:table-row>
        <table:table-row table:style-name="ro1">
          <table:table-cell table:style-name="ce2" office:value-type="float" office:value="0.40625" calcext:value-type="float">
            <text:p>0,41</text:p>
          </table:table-cell>
          <table:table-cell table:style-name="ce5" table:formula="of:=IF(ISNUMBER([.A44]);IF([.B43]=&quot;x&quot;;&quot;y&quot;;&quot;x&quot;);&quot;&quot;)" office:value-type="string" office:string-value="x" calcext:value-type="string">
            <text:p>x</text:p>
          </table:table-cell>
          <table:table-cell table:formula="of:=IF([.B44]=&quot;x&quot;;[.A44]+DX;IF([.B44]=&quot;y&quot;;[.A44]+DY;[.A44]))" office:value-type="float" office:value="0.28625" calcext:value-type="float">
            <text:p>0,29</text:p>
          </table:table-cell>
          <table:table-cell table:formula="of:=IF(ISNUMBER([.C44]);SUBSTITUTE(FIXED([.C44] * escala;2);&quot;,&quot;;&quot;.&quot;);[.C44])" office:value-type="string" office:string-value="0.57" calcext:value-type="string">
            <text:p>0.57</text:p>
          </table:table-cell>
          <table:table-cell table:formula="of:=[.E43] &amp; &quot; &quot; &amp; [.D44]" office:value-type="string" office:string-value="M 0.26 0.24 L 0.76 0.24 L 0.76 0.32 C 0.76 0.49 0.80 0.57 0.87 0.49 C 0.95 0.41 0.95 0.74 0.87 0.66 C 0.80 0.57 0.76 0.66 0.76 0.82 L 0.76 0.91 L 0.70 0.91 C 0.57" calcext:value-type="string">
            <text:p>M 0.26 0.24 L 0.76 0.24 L 0.76 0.32 C 0.76 0.49 0.80 0.57 0.87 0.49 C 0.95 0.41 0.95 0.74 0.87 0.66 C 0.80 0.57 0.76 0.66 0.76 0.82 L 0.76 0.91 L 0.70 0.91 C 0.57</text:p>
          </table:table-cell>
        </table:table-row>
        <table:table-row table:style-name="ro1">
          <table:table-cell table:style-name="ce2" office:value-type="float" office:value="0.333333" calcext:value-type="float">
            <text:p>0,33</text:p>
          </table:table-cell>
          <table:table-cell table:style-name="ce5" table:formula="of:=IF(ISNUMBER([.A45]);IF([.B44]=&quot;x&quot;;&quot;y&quot;;&quot;x&quot;);&quot;&quot;)" office:value-type="string" office:string-value="y" calcext:value-type="string">
            <text:p>y</text:p>
          </table:table-cell>
          <table:table-cell table:formula="of:=IF([.B45]=&quot;x&quot;;[.A45]+DX;IF([.B45]=&quot;y&quot;;[.A45]+DY;[.A45]))" office:value-type="float" office:value="0.453333" calcext:value-type="float">
            <text:p>0,45</text:p>
          </table:table-cell>
          <table:table-cell table:formula="of:=IF(ISNUMBER([.C45]);SUBSTITUTE(FIXED([.C45] * escala;2);&quot;,&quot;;&quot;.&quot;);[.C45])" office:value-type="string" office:string-value="0.91" calcext:value-type="string">
            <text:p>0.91</text:p>
          </table:table-cell>
          <table:table-cell table:formula="of:=[.E44] &amp; &quot; &quot; &amp; [.D45]" office:value-type="string" office:string-value="M 0.26 0.24 L 0.76 0.24 L 0.76 0.32 C 0.76 0.49 0.80 0.57 0.87 0.49 C 0.95 0.41 0.95 0.74 0.87 0.66 C 0.80 0.57 0.76 0.66 0.76 0.82 L 0.76 0.91 L 0.70 0.91 C 0.57 0.91" calcext:value-type="string">
            <text:p>M 0.26 0.24 L 0.76 0.24 L 0.76 0.32 C 0.76 0.49 0.80 0.57 0.87 0.49 C 0.95 0.41 0.95 0.74 0.87 0.66 C 0.80 0.57 0.76 0.66 0.76 0.82 L 0.76 0.91 L 0.70 0.91 C 0.57 0.91</text:p>
          </table:table-cell>
        </table:table-row>
        <table:table-row table:style-name="ro1">
          <table:table-cell table:style-name="ce2" office:value-type="float" office:value="0.375" calcext:value-type="float">
            <text:p>0,38</text:p>
          </table:table-cell>
          <table:table-cell table:style-name="ce5" table:formula="of:=IF(ISNUMBER([.A46]);IF([.B45]=&quot;x&quot;;&quot;y&quot;;&quot;x&quot;);&quot;&quot;)" office:value-type="string" office:string-value="x" calcext:value-type="string">
            <text:p>x</text:p>
          </table:table-cell>
          <table:table-cell table:formula="of:=IF([.B46]=&quot;x&quot;;[.A46]+DX;IF([.B46]=&quot;y&quot;;[.A46]+DY;[.A46]))" office:value-type="float" office:value="0.255" calcext:value-type="float">
            <text:p>0,26</text:p>
          </table:table-cell>
          <table:table-cell table:formula="of:=IF(ISNUMBER([.C46]);SUBSTITUTE(FIXED([.C46] * escala;2);&quot;,&quot;;&quot;.&quot;);[.C46])" office:value-type="string" office:string-value="0.51" calcext:value-type="string">
            <text:p>0.51</text:p>
          </table:table-cell>
          <table:table-cell table:formula="of:=[.E45] &amp; &quot; &quot; &amp; [.D46]" office:value-type="string" office:string-value="M 0.26 0.24 L 0.76 0.24 L 0.76 0.32 C 0.76 0.49 0.80 0.57 0.87 0.49 C 0.95 0.41 0.95 0.74 0.87 0.66 C 0.80 0.57 0.76 0.66 0.76 0.82 L 0.76 0.91 L 0.70 0.91 C 0.57 0.91 0.51" calcext:value-type="string">
            <text:p>M 0.26 0.24 L 0.76 0.24 L 0.76 0.32 C 0.76 0.49 0.80 0.57 0.87 0.49 C 0.95 0.41 0.95 0.74 0.87 0.66 C 0.80 0.57 0.76 0.66 0.76 0.82 L 0.76 0.91 L 0.70 0.91 C 0.57 0.91 0.51</text:p>
          </table:table-cell>
        </table:table-row>
        <table:table-row table:style-name="ro1">
          <table:table-cell table:style-name="ce2" office:value-type="float" office:value="0.308333" calcext:value-type="float">
            <text:p>0,31</text:p>
          </table:table-cell>
          <table:table-cell table:style-name="ce5" table:formula="of:=IF(ISNUMBER([.A47]);IF([.B46]=&quot;x&quot;;&quot;y&quot;;&quot;x&quot;);&quot;&quot;)" office:value-type="string" office:string-value="y" calcext:value-type="string">
            <text:p>y</text:p>
          </table:table-cell>
          <table:table-cell table:formula="of:=IF([.B47]=&quot;x&quot;;[.A47]+DX;IF([.B47]=&quot;y&quot;;[.A47]+DY;[.A47]))" office:value-type="float" office:value="0.428333" calcext:value-type="float">
            <text:p>0,43</text:p>
          </table:table-cell>
          <table:table-cell table:formula="of:=IF(ISNUMBER([.C47]);SUBSTITUTE(FIXED([.C47] * escala;2);&quot;,&quot;;&quot;.&quot;);[.C47])" office:value-type="string" office:string-value="0.86" calcext:value-type="string">
            <text:p>0.86</text:p>
          </table:table-cell>
          <table:table-cell table:formula="of:=[.E46] &amp; &quot; &quot; &amp; [.D47]" office:value-type="string" office:string-value="M 0.26 0.24 L 0.76 0.24 L 0.76 0.32 C 0.76 0.49 0.80 0.57 0.87 0.49 C 0.95 0.41 0.95 0.74 0.87 0.66 C 0.80 0.57 0.76 0.66 0.76 0.82 L 0.76 0.91 L 0.70 0.91 C 0.57 0.91 0.51 0.86" calcext:value-type="string">
            <text:p>M 0.26 0.24 L 0.76 0.24 L 0.76 0.32 C 0.76 0.49 0.80 0.57 0.87 0.49 C 0.95 0.41 0.95 0.74 0.87 0.66 C 0.80 0.57 0.76 0.66 0.76 0.82 L 0.76 0.91 L 0.70 0.91 C 0.57 0.91 0.51 0.86</text:p>
          </table:table-cell>
        </table:table-row>
        <table:table-row table:style-name="ro1">
          <table:table-cell table:style-name="ce2" office:value-type="float" office:value="0.40625" calcext:value-type="float">
            <text:p>0,41</text:p>
          </table:table-cell>
          <table:table-cell table:style-name="ce5" table:formula="of:=IF(ISNUMBER([.A48]);IF([.B47]=&quot;x&quot;;&quot;y&quot;;&quot;x&quot;);&quot;&quot;)" office:value-type="string" office:string-value="x" calcext:value-type="string">
            <text:p>x</text:p>
          </table:table-cell>
          <table:table-cell table:formula="of:=IF([.B48]=&quot;x&quot;;[.A48]+DX;IF([.B48]=&quot;y&quot;;[.A48]+DY;[.A48]))" office:value-type="float" office:value="0.28625" calcext:value-type="float">
            <text:p>0,29</text:p>
          </table:table-cell>
          <table:table-cell table:formula="of:=IF(ISNUMBER([.C48]);SUBSTITUTE(FIXED([.C48] * escala;2);&quot;,&quot;;&quot;.&quot;);[.C48])" office:value-type="string" office:string-value="0.57" calcext:value-type="string">
            <text:p>0.57</text:p>
          </table:table-cell>
          <table:table-cell table:formula="of:=[.E47] &amp; &quot; &quot; &amp; [.D48]" office:value-type="string" office:string-value="M 0.26 0.24 L 0.76 0.24 L 0.76 0.32 C 0.76 0.49 0.80 0.57 0.87 0.49 C 0.95 0.41 0.95 0.74 0.87 0.66 C 0.80 0.57 0.76 0.66 0.76 0.82 L 0.76 0.91 L 0.70 0.91 C 0.57 0.91 0.51 0.86 0.57" calcext:value-type="string">
            <text:p>M 0.26 0.24 L 0.76 0.24 L 0.76 0.32 C 0.76 0.49 0.80 0.57 0.87 0.49 C 0.95 0.41 0.95 0.74 0.87 0.66 C 0.80 0.57 0.76 0.66 0.76 0.82 L 0.76 0.91 L 0.70 0.91 C 0.57 0.91 0.51 0.86 0.57</text:p>
          </table:table-cell>
        </table:table-row>
        <table:table-row table:style-name="ro1">
          <table:table-cell table:style-name="ce2" office:value-type="float" office:value="0.258333" calcext:value-type="float">
            <text:p>0,26</text:p>
          </table:table-cell>
          <table:table-cell table:style-name="ce5" table:formula="of:=IF(ISNUMBER([.A49]);IF([.B48]=&quot;x&quot;;&quot;y&quot;;&quot;x&quot;);&quot;&quot;)" office:value-type="string" office:string-value="y" calcext:value-type="string">
            <text:p>y</text:p>
          </table:table-cell>
          <table:table-cell table:formula="of:=IF([.B49]=&quot;x&quot;;[.A49]+DX;IF([.B49]=&quot;y&quot;;[.A49]+DY;[.A49]))" office:value-type="float" office:value="0.378333" calcext:value-type="float">
            <text:p>0,38</text:p>
          </table:table-cell>
          <table:table-cell table:formula="of:=IF(ISNUMBER([.C49]);SUBSTITUTE(FIXED([.C49] * escala;2);&quot;,&quot;;&quot;.&quot;);[.C49])" office:value-type="string" office:string-value="0.76" calcext:value-type="string">
            <text:p>0.76</text:p>
          </table:table-cell>
          <table:table-cell table:formula="of:=[.E48] &amp; &quot; &quot; &amp; [.D49]" office:value-type="string" office:string-value="M 0.26 0.24 L 0.76 0.24 L 0.76 0.32 C 0.76 0.49 0.80 0.57 0.87 0.49 C 0.95 0.41 0.95 0.74 0.87 0.66 C 0.80 0.57 0.76 0.66 0.76 0.82 L 0.76 0.91 L 0.70 0.91 C 0.57 0.91 0.51 0.86 0.57 0.76" calcext:value-type="string">
            <text:p>M 0.26 0.24 L 0.76 0.24 L 0.76 0.32 C 0.76 0.49 0.80 0.57 0.87 0.49 C 0.95 0.41 0.95 0.74 0.87 0.66 C 0.80 0.57 0.76 0.66 0.76 0.82 L 0.76 0.91 L 0.70 0.91 C 0.57 0.91 0.51 0.86 0.57 0.76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IF(ISNUMBER([.A50]);IF([.B49]=&quot;x&quot;;&quot;y&quot;;&quot;x&quot;);&quot;&quot;)">
            <text:p/>
          </table:table-cell>
          <table:table-cell table:formula="of:=IF([.B50]=&quot;x&quot;;[.A50]+DX;IF([.B50]=&quot;y&quot;;[.A50]+DY;[.A50]))" office:value-type="string" office:string-value="C" calcext:value-type="string">
            <text:p>C</text:p>
          </table:table-cell>
          <table:table-cell table:formula="of:=IF(ISNUMBER([.C50]);SUBSTITUTE(FIXED([.C50] * escala;2);&quot;,&quot;;&quot;.&quot;);[.C50])" office:value-type="string" office:string-value="C" calcext:value-type="string">
            <text:p>C</text:p>
          </table:table-cell>
          <table:table-cell table:formula="of:=[.E49] &amp; &quot; &quot; &amp; [.D50]" office:value-type="string" office:string-value="M 0.26 0.24 L 0.76 0.24 L 0.76 0.32 C 0.76 0.49 0.80 0.57 0.87 0.49 C 0.95 0.41 0.95 0.74 0.87 0.66 C 0.80 0.57 0.76 0.66 0.76 0.82 L 0.76 0.91 L 0.70 0.91 C 0.57 0.91 0.51 0.86 0.57 0.76 C" calcext:value-type="string">
            <text:p>M 0.26 0.24 L 0.76 0.24 L 0.76 0.32 C 0.76 0.49 0.80 0.57 0.87 0.49 C 0.95 0.41 0.95 0.74 0.87 0.66 C 0.80 0.57 0.76 0.66 0.76 0.82 L 0.76 0.91 L 0.70 0.91 C 0.57 0.91 0.51 0.86 0.57 0.76 C</text:p>
          </table:table-cell>
        </table:table-row>
        <table:table-row table:style-name="ro1">
          <table:table-cell table:style-name="ce2" office:value-type="float" office:value="0.4375" calcext:value-type="float">
            <text:p>0,44</text:p>
          </table:table-cell>
          <table:table-cell table:style-name="ce5" table:formula="of:=IF(ISNUMBER([.A51]);IF([.B50]=&quot;x&quot;;&quot;y&quot;;&quot;x&quot;);&quot;&quot;)" office:value-type="string" office:string-value="x" calcext:value-type="string">
            <text:p>x</text:p>
          </table:table-cell>
          <table:table-cell table:formula="of:=IF([.B51]=&quot;x&quot;;[.A51]+DX;IF([.B51]=&quot;y&quot;;[.A51]+DY;[.A51]))" office:value-type="float" office:value="0.3175" calcext:value-type="float">
            <text:p>0,32</text:p>
          </table:table-cell>
          <table:table-cell table:formula="of:=IF(ISNUMBER([.C51]);SUBSTITUTE(FIXED([.C51] * escala;2);&quot;,&quot;;&quot;.&quot;);[.C51])" office:value-type="string" office:string-value="0.64" calcext:value-type="string">
            <text:p>0.64</text:p>
          </table:table-cell>
          <table:table-cell table:formula="of:=[.E50] &amp; &quot; &quot; &amp; [.D51]" office:value-type="string" office:string-value="M 0.26 0.24 L 0.76 0.24 L 0.76 0.32 C 0.76 0.49 0.80 0.57 0.87 0.49 C 0.95 0.41 0.95 0.74 0.87 0.66 C 0.80 0.57 0.76 0.66 0.76 0.82 L 0.76 0.91 L 0.70 0.91 C 0.57 0.91 0.51 0.86 0.57 0.76 C 0.64" calcext:value-type="string">
            <text:p>M 0.26 0.24 L 0.76 0.24 L 0.76 0.32 C 0.76 0.49 0.80 0.57 0.87 0.49 C 0.95 0.41 0.95 0.74 0.87 0.66 C 0.80 0.57 0.76 0.66 0.76 0.82 L 0.76 0.91 L 0.70 0.91 C 0.57 0.91 0.51 0.86 0.57 0.76 C 0.64</text:p>
          </table:table-cell>
        </table:table-row>
        <table:table-row table:style-name="ro1">
          <table:table-cell table:style-name="ce2" office:value-type="float" office:value="0.208333" calcext:value-type="float">
            <text:p>0,21</text:p>
          </table:table-cell>
          <table:table-cell table:style-name="ce5" table:formula="of:=IF(ISNUMBER([.A52]);IF([.B51]=&quot;x&quot;;&quot;y&quot;;&quot;x&quot;);&quot;&quot;)" office:value-type="string" office:string-value="y" calcext:value-type="string">
            <text:p>y</text:p>
          </table:table-cell>
          <table:table-cell table:formula="of:=IF([.B52]=&quot;x&quot;;[.A52]+DX;IF([.B52]=&quot;y&quot;;[.A52]+DY;[.A52]))" office:value-type="float" office:value="0.328333" calcext:value-type="float">
            <text:p>0,33</text:p>
          </table:table-cell>
          <table:table-cell table:formula="of:=IF(ISNUMBER([.C52]);SUBSTITUTE(FIXED([.C52] * escala;2);&quot;,&quot;;&quot;.&quot;);[.C52])" office:value-type="string" office:string-value="0.66" calcext:value-type="string">
            <text:p>0.66</text:p>
          </table:table-cell>
          <table:table-cell table:formula="of:=[.E51] &amp; &quot; &quot; &amp; [.D52]" office:value-type="string" office:string-value="M 0.26 0.24 L 0.76 0.24 L 0.76 0.32 C 0.76 0.49 0.80 0.57 0.87 0.49 C 0.95 0.41 0.95 0.74 0.87 0.66 C 0.80 0.57 0.76 0.66 0.76 0.82 L 0.76 0.91 L 0.70 0.91 C 0.57 0.91 0.51 0.86 0.57 0.76 C 0.64 0.66" calcext:value-type="string">
            <text:p>M 0.26 0.24 L 0.76 0.24 L 0.76 0.32 C 0.76 0.49 0.80 0.57 0.87 0.49 C 0.95 0.41 0.95 0.74 0.87 0.66 C 0.80 0.57 0.76 0.66 0.76 0.82 L 0.76 0.91 L 0.70 0.91 C 0.57 0.91 0.51 0.86 0.57 0.76 C 0.64 0.66</text:p>
          </table:table-cell>
        </table:table-row>
        <table:table-row table:style-name="ro1">
          <table:table-cell table:style-name="ce2" office:value-type="float" office:value="0.3125" calcext:value-type="float">
            <text:p>0,31</text:p>
          </table:table-cell>
          <table:table-cell table:style-name="ce5" table:formula="of:=IF(ISNUMBER([.A53]);IF([.B52]=&quot;x&quot;;&quot;y&quot;;&quot;x&quot;);&quot;&quot;)" office:value-type="string" office:string-value="x" calcext:value-type="string">
            <text:p>x</text:p>
          </table:table-cell>
          <table:table-cell table:formula="of:=IF([.B53]=&quot;x&quot;;[.A53]+DX;IF([.B53]=&quot;y&quot;;[.A53]+DY;[.A53]))" office:value-type="float" office:value="0.1925" calcext:value-type="float">
            <text:p>0,19</text:p>
          </table:table-cell>
          <table:table-cell table:formula="of:=IF(ISNUMBER([.C53]);SUBSTITUTE(FIXED([.C53] * escala;2);&quot;,&quot;;&quot;.&quot;);[.C53])" office:value-type="string" office:string-value="0.39" calcext:value-type="string">
            <text:p>0.39</text:p>
          </table:table-cell>
          <table:table-cell table:formula="of:=[.E52] &amp; &quot; &quot; &amp; [.D53]" office:value-type="string" office:string-value="M 0.26 0.24 L 0.76 0.24 L 0.76 0.32 C 0.76 0.49 0.80 0.57 0.87 0.49 C 0.95 0.41 0.95 0.74 0.87 0.66 C 0.80 0.57 0.76 0.66 0.76 0.82 L 0.76 0.91 L 0.70 0.91 C 0.57 0.91 0.51 0.86 0.57 0.76 C 0.64 0.66 0.39" calcext:value-type="string">
            <text:p>M 0.26 0.24 L 0.76 0.24 L 0.76 0.32 C 0.76 0.49 0.80 0.57 0.87 0.49 C 0.95 0.41 0.95 0.74 0.87 0.66 C 0.80 0.57 0.76 0.66 0.76 0.82 L 0.76 0.91 L 0.70 0.91 C 0.57 0.91 0.51 0.86 0.57 0.76 C 0.64 0.66 0.39</text:p>
          </table:table-cell>
        </table:table-row>
        <table:table-row table:style-name="ro1">
          <table:table-cell table:style-name="ce2" office:value-type="float" office:value="0.208333" calcext:value-type="float">
            <text:p>0,21</text:p>
          </table:table-cell>
          <table:table-cell table:style-name="ce5" table:formula="of:=IF(ISNUMBER([.A54]);IF([.B53]=&quot;x&quot;;&quot;y&quot;;&quot;x&quot;);&quot;&quot;)" office:value-type="string" office:string-value="y" calcext:value-type="string">
            <text:p>y</text:p>
          </table:table-cell>
          <table:table-cell table:formula="of:=IF([.B54]=&quot;x&quot;;[.A54]+DX;IF([.B54]=&quot;y&quot;;[.A54]+DY;[.A54]))" office:value-type="float" office:value="0.328333" calcext:value-type="float">
            <text:p>0,33</text:p>
          </table:table-cell>
          <table:table-cell table:formula="of:=IF(ISNUMBER([.C54]);SUBSTITUTE(FIXED([.C54] * escala;2);&quot;,&quot;;&quot;.&quot;);[.C54])" office:value-type="string" office:string-value="0.66" calcext:value-type="string">
            <text:p>0.66</text:p>
          </table:table-cell>
          <table:table-cell table:formula="of:=[.E53] &amp; &quot; &quot; &amp; [.D54]" office:value-type="string" office:string-value="M 0.26 0.24 L 0.76 0.24 L 0.76 0.32 C 0.76 0.49 0.80 0.57 0.87 0.49 C 0.95 0.41 0.95 0.74 0.87 0.66 C 0.80 0.57 0.76 0.66 0.76 0.82 L 0.76 0.91 L 0.70 0.91 C 0.57 0.91 0.51 0.86 0.57 0.76 C 0.64 0.66 0.39 0.66" calcext:value-type="string">
            <text:p>M 0.26 0.24 L 0.76 0.24 L 0.76 0.32 C 0.76 0.49 0.80 0.57 0.87 0.49 C 0.95 0.41 0.95 0.74 0.87 0.66 C 0.80 0.57 0.76 0.66 0.76 0.82 L 0.76 0.91 L 0.70 0.91 C 0.57 0.91 0.51 0.86 0.57 0.76 C 0.64 0.66 0.39 0.66</text:p>
          </table:table-cell>
        </table:table-row>
        <table:table-row table:style-name="ro1">
          <table:table-cell table:style-name="ce2" office:value-type="float" office:value="0.34375" calcext:value-type="float">
            <text:p>0,34</text:p>
          </table:table-cell>
          <table:table-cell table:style-name="ce5" table:formula="of:=IF(ISNUMBER([.A55]);IF([.B54]=&quot;x&quot;;&quot;y&quot;;&quot;x&quot;);&quot;&quot;)" office:value-type="string" office:string-value="x" calcext:value-type="string">
            <text:p>x</text:p>
          </table:table-cell>
          <table:table-cell table:formula="of:=IF([.B55]=&quot;x&quot;;[.A55]+DX;IF([.B55]=&quot;y&quot;;[.A55]+DY;[.A55]))" office:value-type="float" office:value="0.22375" calcext:value-type="float">
            <text:p>0,22</text:p>
          </table:table-cell>
          <table:table-cell table:formula="of:=IF(ISNUMBER([.C55]);SUBSTITUTE(FIXED([.C55] * escala;2);&quot;,&quot;;&quot;.&quot;);[.C55])" office:value-type="string" office:string-value="0.45" calcext:value-type="string">
            <text:p>0.45</text:p>
          </table:table-cell>
          <table:table-cell table:formula="of:=[.E54] &amp; &quot; &quot; &amp; [.D55]" office:value-type="string" office:string-value="M 0.26 0.24 L 0.76 0.24 L 0.76 0.32 C 0.76 0.49 0.80 0.57 0.87 0.49 C 0.95 0.41 0.95 0.74 0.87 0.66 C 0.80 0.57 0.76 0.66 0.76 0.82 L 0.76 0.91 L 0.70 0.91 C 0.57 0.91 0.51 0.86 0.57 0.76 C 0.64 0.66 0.39 0.66 0.45" calcext:value-type="string">
            <text:p>M 0.26 0.24 L 0.76 0.24 L 0.76 0.32 C 0.76 0.49 0.80 0.57 0.87 0.49 C 0.95 0.41 0.95 0.74 0.87 0.66 C 0.80 0.57 0.76 0.66 0.76 0.82 L 0.76 0.91 L 0.70 0.91 C 0.57 0.91 0.51 0.86 0.57 0.76 C 0.64 0.66 0.39 0.66 0.45</text:p>
          </table:table-cell>
        </table:table-row>
        <table:table-row table:style-name="ro1">
          <table:table-cell table:style-name="ce2" office:value-type="float" office:value="0.258333" calcext:value-type="float">
            <text:p>0,26</text:p>
          </table:table-cell>
          <table:table-cell table:style-name="ce5" table:formula="of:=IF(ISNUMBER([.A56]);IF([.B55]=&quot;x&quot;;&quot;y&quot;;&quot;x&quot;);&quot;&quot;)" office:value-type="string" office:string-value="y" calcext:value-type="string">
            <text:p>y</text:p>
          </table:table-cell>
          <table:table-cell table:formula="of:=IF([.B56]=&quot;x&quot;;[.A56]+DX;IF([.B56]=&quot;y&quot;;[.A56]+DY;[.A56]))" office:value-type="float" office:value="0.378333" calcext:value-type="float">
            <text:p>0,38</text:p>
          </table:table-cell>
          <table:table-cell table:formula="of:=IF(ISNUMBER([.C56]);SUBSTITUTE(FIXED([.C56] * escala;2);&quot;,&quot;;&quot;.&quot;);[.C56])" office:value-type="string" office:string-value="0.76" calcext:value-type="string">
            <text:p>0.76</text:p>
          </table:table-cell>
          <table:table-cell table:formula="of:=[.E55] &amp; &quot; &quot; &amp; [.D56]" office:value-type="string" office:string-value="M 0.26 0.24 L 0.76 0.24 L 0.76 0.32 C 0.76 0.49 0.80 0.57 0.87 0.49 C 0.95 0.41 0.95 0.74 0.87 0.66 C 0.80 0.57 0.76 0.66 0.76 0.82 L 0.76 0.91 L 0.70 0.91 C 0.57 0.91 0.51 0.86 0.57 0.76 C 0.64 0.66 0.39 0.66 0.45 0.76" calcext:value-type="string">
            <text:p>M 0.26 0.24 L 0.76 0.24 L 0.76 0.32 C 0.76 0.49 0.80 0.57 0.87 0.49 C 0.95 0.41 0.95 0.74 0.87 0.66 C 0.80 0.57 0.76 0.66 0.76 0.82 L 0.76 0.91 L 0.70 0.91 C 0.57 0.91 0.51 0.86 0.57 0.76 C 0.64 0.66 0.39 0.66 0.45 0.76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IF(ISNUMBER([.A57]);IF([.B56]=&quot;x&quot;;&quot;y&quot;;&quot;x&quot;);&quot;&quot;)">
            <text:p/>
          </table:table-cell>
          <table:table-cell table:formula="of:=IF([.B57]=&quot;x&quot;;[.A57]+DX;IF([.B57]=&quot;y&quot;;[.A57]+DY;[.A57]))" office:value-type="string" office:string-value="C" calcext:value-type="string">
            <text:p>C</text:p>
          </table:table-cell>
          <table:table-cell table:formula="of:=IF(ISNUMBER([.C57]);SUBSTITUTE(FIXED([.C57] * escala;2);&quot;,&quot;;&quot;.&quot;);[.C57])" office:value-type="string" office:string-value="C" calcext:value-type="string">
            <text:p>C</text:p>
          </table:table-cell>
          <table:table-cell table:formula="of:=[.E56] &amp; &quot; &quot; &amp; [.D57]" office:value-type="string" office:string-value="M 0.26 0.24 L 0.76 0.24 L 0.76 0.32 C 0.76 0.49 0.80 0.57 0.87 0.49 C 0.95 0.41 0.95 0.74 0.87 0.66 C 0.80 0.57 0.76 0.66 0.76 0.82 L 0.76 0.91 L 0.70 0.91 C 0.57 0.91 0.51 0.86 0.57 0.76 C 0.64 0.66 0.39 0.66 0.45 0.76 C" calcext:value-type="string">
            <text:p>M 0.26 0.24 L 0.76 0.24 L 0.76 0.32 C 0.76 0.49 0.80 0.57 0.87 0.49 C 0.95 0.41 0.95 0.74 0.87 0.66 C 0.80 0.57 0.76 0.66 0.76 0.82 L 0.76 0.91 L 0.70 0.91 C 0.57 0.91 0.51 0.86 0.57 0.76 C 0.64 0.66 0.39 0.66 0.45 0.76 C</text:p>
          </table:table-cell>
        </table:table-row>
        <table:table-row table:style-name="ro1">
          <table:table-cell table:style-name="ce2" office:value-type="float" office:value="0.375" calcext:value-type="float">
            <text:p>0,38</text:p>
          </table:table-cell>
          <table:table-cell table:style-name="ce5" table:formula="of:=IF(ISNUMBER([.A58]);IF([.B57]=&quot;x&quot;;&quot;y&quot;;&quot;x&quot;);&quot;&quot;)" office:value-type="string" office:string-value="x" calcext:value-type="string">
            <text:p>x</text:p>
          </table:table-cell>
          <table:table-cell table:formula="of:=IF([.B58]=&quot;x&quot;;[.A58]+DX;IF([.B58]=&quot;y&quot;;[.A58]+DY;[.A58]))" office:value-type="float" office:value="0.255" calcext:value-type="float">
            <text:p>0,26</text:p>
          </table:table-cell>
          <table:table-cell table:formula="of:=IF(ISNUMBER([.C58]);SUBSTITUTE(FIXED([.C58] * escala;2);&quot;,&quot;;&quot;.&quot;);[.C58])" office:value-type="string" office:string-value="0.51" calcext:value-type="string">
            <text:p>0.51</text:p>
          </table:table-cell>
          <table:table-cell table:formula="of:=[.E57] &amp; &quot; &quot; &amp; [.D58]" office:value-type="string" office:string-value="M 0.26 0.24 L 0.76 0.24 L 0.76 0.32 C 0.76 0.49 0.80 0.57 0.87 0.49 C 0.95 0.41 0.95 0.74 0.87 0.66 C 0.80 0.57 0.76 0.66 0.76 0.82 L 0.76 0.91 L 0.70 0.91 C 0.57 0.91 0.51 0.86 0.57 0.76 C 0.64 0.66 0.39 0.66 0.45 0.76 C 0.51" calcext:value-type="string">
            <text:p>M 0.26 0.24 L 0.76 0.24 L 0.76 0.32 C 0.76 0.49 0.80 0.57 0.87 0.49 C 0.95 0.41 0.95 0.74 0.87 0.66 C 0.80 0.57 0.76 0.66 0.76 0.82 L 0.76 0.91 L 0.70 0.91 C 0.57 0.91 0.51 0.86 0.57 0.76 C 0.64 0.66 0.39 0.66 0.45 0.76 C 0.51</text:p>
          </table:table-cell>
        </table:table-row>
        <table:table-row table:style-name="ro1">
          <table:table-cell table:style-name="ce2" office:value-type="float" office:value="0.308333" calcext:value-type="float">
            <text:p>0,31</text:p>
          </table:table-cell>
          <table:table-cell table:style-name="ce5" table:formula="of:=IF(ISNUMBER([.A59]);IF([.B58]=&quot;x&quot;;&quot;y&quot;;&quot;x&quot;);&quot;&quot;)" office:value-type="string" office:string-value="y" calcext:value-type="string">
            <text:p>y</text:p>
          </table:table-cell>
          <table:table-cell table:formula="of:=IF([.B59]=&quot;x&quot;;[.A59]+DX;IF([.B59]=&quot;y&quot;;[.A59]+DY;[.A59]))" office:value-type="float" office:value="0.428333" calcext:value-type="float">
            <text:p>0,43</text:p>
          </table:table-cell>
          <table:table-cell table:formula="of:=IF(ISNUMBER([.C59]);SUBSTITUTE(FIXED([.C59] * escala;2);&quot;,&quot;;&quot;.&quot;);[.C59])" office:value-type="string" office:string-value="0.86" calcext:value-type="string">
            <text:p>0.86</text:p>
          </table:table-cell>
          <table:table-cell table:formula="of:=[.E58] &amp; &quot; &quot; &amp; [.D59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</text:p>
          </table:table-cell>
        </table:table-row>
        <table:table-row table:style-name="ro1">
          <table:table-cell table:style-name="ce2" office:value-type="float" office:value="0.34375" calcext:value-type="float">
            <text:p>0,34</text:p>
          </table:table-cell>
          <table:table-cell table:style-name="ce5" table:formula="of:=IF(ISNUMBER([.A60]);IF([.B59]=&quot;x&quot;;&quot;y&quot;;&quot;x&quot;);&quot;&quot;)" office:value-type="string" office:string-value="x" calcext:value-type="string">
            <text:p>x</text:p>
          </table:table-cell>
          <table:table-cell table:formula="of:=IF([.B60]=&quot;x&quot;;[.A60]+DX;IF([.B60]=&quot;y&quot;;[.A60]+DY;[.A60]))" office:value-type="float" office:value="0.22375" calcext:value-type="float">
            <text:p>0,22</text:p>
          </table:table-cell>
          <table:table-cell table:formula="of:=IF(ISNUMBER([.C60]);SUBSTITUTE(FIXED([.C60] * escala;2);&quot;,&quot;;&quot;.&quot;);[.C60])" office:value-type="string" office:string-value="0.45" calcext:value-type="string">
            <text:p>0.45</text:p>
          </table:table-cell>
          <table:table-cell table:formula="of:=[.E59] &amp; &quot; &quot; &amp; [.D60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</text:p>
          </table:table-cell>
        </table:table-row>
        <table:table-row table:style-name="ro1">
          <table:table-cell table:style-name="ce2" office:value-type="float" office:value="0.333333" calcext:value-type="float">
            <text:p>0,33</text:p>
          </table:table-cell>
          <table:table-cell table:style-name="ce5" table:formula="of:=IF(ISNUMBER([.A61]);IF([.B60]=&quot;x&quot;;&quot;y&quot;;&quot;x&quot;);&quot;&quot;)" office:value-type="string" office:string-value="y" calcext:value-type="string">
            <text:p>y</text:p>
          </table:table-cell>
          <table:table-cell table:formula="of:=IF([.B61]=&quot;x&quot;;[.A61]+DX;IF([.B61]=&quot;y&quot;;[.A61]+DY;[.A61]))" office:value-type="float" office:value="0.453333" calcext:value-type="float">
            <text:p>0,45</text:p>
          </table:table-cell>
          <table:table-cell table:formula="of:=IF(ISNUMBER([.C61]);SUBSTITUTE(FIXED([.C61] * escala;2);&quot;,&quot;;&quot;.&quot;);[.C61])" office:value-type="string" office:string-value="0.91" calcext:value-type="string">
            <text:p>0.91</text:p>
          </table:table-cell>
          <table:table-cell table:formula="of:=[.E60] &amp; &quot; &quot; &amp; [.D61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</text:p>
          </table:table-cell>
        </table:table-row>
        <table:table-row table:style-name="ro1">
          <table:table-cell table:style-name="ce2" office:value-type="float" office:value="0.28125" calcext:value-type="float">
            <text:p>0,28</text:p>
          </table:table-cell>
          <table:table-cell table:style-name="ce5" table:formula="of:=IF(ISNUMBER([.A62]);IF([.B61]=&quot;x&quot;;&quot;y&quot;;&quot;x&quot;);&quot;&quot;)" office:value-type="string" office:string-value="x" calcext:value-type="string">
            <text:p>x</text:p>
          </table:table-cell>
          <table:table-cell table:formula="of:=IF([.B62]=&quot;x&quot;;[.A62]+DX;IF([.B62]=&quot;y&quot;;[.A62]+DY;[.A62]))" office:value-type="float" office:value="0.16125" calcext:value-type="float">
            <text:p>0,16</text:p>
          </table:table-cell>
          <table:table-cell table:formula="of:=IF(ISNUMBER([.C62]);SUBSTITUTE(FIXED([.C62] * escala;2);&quot;,&quot;;&quot;.&quot;);[.C62])" office:value-type="string" office:string-value="0.32" calcext:value-type="string">
            <text:p>0.32</text:p>
          </table:table-cell>
          <table:table-cell table:formula="of:=[.E61] &amp; &quot; &quot; &amp; [.D62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</text:p>
          </table:table-cell>
        </table:table-row>
        <table:table-row table:style-name="ro1">
          <table:table-cell table:style-name="ce2" office:value-type="float" office:value="0.333333" calcext:value-type="float">
            <text:p>0,33</text:p>
          </table:table-cell>
          <table:table-cell table:style-name="ce5" table:formula="of:=IF(ISNUMBER([.A63]);IF([.B62]=&quot;x&quot;;&quot;y&quot;;&quot;x&quot;);&quot;&quot;)" office:value-type="string" office:string-value="y" calcext:value-type="string">
            <text:p>y</text:p>
          </table:table-cell>
          <table:table-cell table:formula="of:=IF([.B63]=&quot;x&quot;;[.A63]+DX;IF([.B63]=&quot;y&quot;;[.A63]+DY;[.A63]))" office:value-type="float" office:value="0.453333" calcext:value-type="float">
            <text:p>0,45</text:p>
          </table:table-cell>
          <table:table-cell table:formula="of:=IF(ISNUMBER([.C63]);SUBSTITUTE(FIXED([.C63] * escala;2);&quot;,&quot;;&quot;.&quot;);[.C63])" office:value-type="string" office:string-value="0.91" calcext:value-type="string">
            <text:p>0.91</text:p>
          </table:table-cell>
          <table:table-cell table:formula="of:=[.E62] &amp; &quot; &quot; &amp; [.D63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5" table:formula="of:=IF(ISNUMBER([.A64]);IF([.B63]=&quot;x&quot;;&quot;y&quot;;&quot;x&quot;);&quot;&quot;)">
            <text:p/>
          </table:table-cell>
          <table:table-cell table:formula="of:=IF([.B64]=&quot;x&quot;;[.A64]+DX;IF([.B64]=&quot;y&quot;;[.A64]+DY;[.A64]))" office:value-type="string" office:string-value="L" calcext:value-type="string">
            <text:p>L</text:p>
          </table:table-cell>
          <table:table-cell table:formula="of:=IF(ISNUMBER([.C64]);SUBSTITUTE(FIXED([.C64] * escala;2);&quot;,&quot;;&quot;.&quot;);[.C64])" office:value-type="string" office:string-value="L" calcext:value-type="string">
            <text:p>L</text:p>
          </table:table-cell>
          <table:table-cell table:formula="of:=[.E63] &amp; &quot; &quot; &amp; [.D64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IF(ISNUMBER([.A65]);IF([.B64]=&quot;x&quot;;&quot;y&quot;;&quot;x&quot;);&quot;&quot;)" office:value-type="string" office:string-value="x" calcext:value-type="string">
            <text:p>x</text:p>
          </table:table-cell>
          <table:table-cell table:formula="of:=IF([.B65]=&quot;x&quot;;[.A65]+DX;IF([.B65]=&quot;y&quot;;[.A65]+DY;[.A65]))" office:value-type="float" office:value="0.13" calcext:value-type="float">
            <text:p>0,13</text:p>
          </table:table-cell>
          <table:table-cell table:formula="of:=IF(ISNUMBER([.C65]);SUBSTITUTE(FIXED([.C65] * escala;2);&quot;,&quot;;&quot;.&quot;);[.C65])" office:value-type="string" office:string-value="0.26" calcext:value-type="string">
            <text:p>0.26</text:p>
          </table:table-cell>
          <table:table-cell table:formula="of:=[.E64] &amp; &quot; &quot; &amp; [.D65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</text:p>
          </table:table-cell>
        </table:table-row>
        <table:table-row table:style-name="ro1">
          <table:table-cell table:style-name="ce2" office:value-type="float" office:value="0.333333" calcext:value-type="float">
            <text:p>0,33</text:p>
          </table:table-cell>
          <table:table-cell table:style-name="ce5" table:formula="of:=IF(ISNUMBER([.A66]);IF([.B65]=&quot;x&quot;;&quot;y&quot;;&quot;x&quot;);&quot;&quot;)" office:value-type="string" office:string-value="y" calcext:value-type="string">
            <text:p>y</text:p>
          </table:table-cell>
          <table:table-cell table:formula="of:=IF([.B66]=&quot;x&quot;;[.A66]+DX;IF([.B66]=&quot;y&quot;;[.A66]+DY;[.A66]))" office:value-type="float" office:value="0.453333" calcext:value-type="float">
            <text:p>0,45</text:p>
          </table:table-cell>
          <table:table-cell table:formula="of:=IF(ISNUMBER([.C66]);SUBSTITUTE(FIXED([.C66] * escala;2);&quot;,&quot;;&quot;.&quot;);[.C66])" office:value-type="string" office:string-value="0.91" calcext:value-type="string">
            <text:p>0.91</text:p>
          </table:table-cell>
          <table:table-cell table:formula="of:=[.E65] &amp; &quot; &quot; &amp; [.D66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5" table:formula="of:=IF(ISNUMBER([.A67]);IF([.B66]=&quot;x&quot;;&quot;y&quot;;&quot;x&quot;);&quot;&quot;)">
            <text:p/>
          </table:table-cell>
          <table:table-cell table:formula="of:=IF([.B67]=&quot;x&quot;;[.A67]+DX;IF([.B67]=&quot;y&quot;;[.A67]+DY;[.A67]))" office:value-type="string" office:string-value="L" calcext:value-type="string">
            <text:p>L</text:p>
          </table:table-cell>
          <table:table-cell table:formula="of:=IF(ISNUMBER([.C67]);SUBSTITUTE(FIXED([.C67] * escala;2);&quot;,&quot;;&quot;.&quot;);[.C67])" office:value-type="string" office:string-value="L" calcext:value-type="string">
            <text:p>L</text:p>
          </table:table-cell>
          <table:table-cell table:formula="of:=[.E66] &amp; &quot; &quot; &amp; [.D67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IF(ISNUMBER([.A68]);IF([.B67]=&quot;x&quot;;&quot;y&quot;;&quot;x&quot;);&quot;&quot;)" office:value-type="string" office:string-value="x" calcext:value-type="string">
            <text:p>x</text:p>
          </table:table-cell>
          <table:table-cell table:formula="of:=IF([.B68]=&quot;x&quot;;[.A68]+DX;IF([.B68]=&quot;y&quot;;[.A68]+DY;[.A68]))" office:value-type="float" office:value="0.13" calcext:value-type="float">
            <text:p>0,13</text:p>
          </table:table-cell>
          <table:table-cell table:formula="of:=IF(ISNUMBER([.C68]);SUBSTITUTE(FIXED([.C68] * escala;2);&quot;,&quot;;&quot;.&quot;);[.C68])" office:value-type="string" office:string-value="0.26" calcext:value-type="string">
            <text:p>0.26</text:p>
          </table:table-cell>
          <table:table-cell table:formula="of:=[.E67] &amp; &quot; &quot; &amp; [.D68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</text:p>
          </table:table-cell>
        </table:table-row>
        <table:table-row table:style-name="ro1">
          <table:table-cell table:style-name="ce2" office:value-type="float" office:value="0.291667" calcext:value-type="float">
            <text:p>0,29</text:p>
          </table:table-cell>
          <table:table-cell table:style-name="ce5" table:formula="of:=IF(ISNUMBER([.A69]);IF([.B68]=&quot;x&quot;;&quot;y&quot;;&quot;x&quot;);&quot;&quot;)" office:value-type="string" office:string-value="y" calcext:value-type="string">
            <text:p>y</text:p>
          </table:table-cell>
          <table:table-cell table:formula="of:=IF([.B69]=&quot;x&quot;;[.A69]+DX;IF([.B69]=&quot;y&quot;;[.A69]+DY;[.A69]))" office:value-type="float" office:value="0.411667" calcext:value-type="float">
            <text:p>0,41</text:p>
          </table:table-cell>
          <table:table-cell table:formula="of:=IF(ISNUMBER([.C69]);SUBSTITUTE(FIXED([.C69] * escala;2);&quot;,&quot;;&quot;.&quot;);[.C69])" office:value-type="string" office:string-value="0.82" calcext:value-type="string">
            <text:p>0.82</text:p>
          </table:table-cell>
          <table:table-cell table:formula="of:=[.E68] &amp; &quot; &quot; &amp; [.D69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IF(ISNUMBER([.A70]);IF([.B69]=&quot;x&quot;;&quot;y&quot;;&quot;x&quot;);&quot;&quot;)">
            <text:p/>
          </table:table-cell>
          <table:table-cell table:formula="of:=IF([.B70]=&quot;x&quot;;[.A70]+DX;IF([.B70]=&quot;y&quot;;[.A70]+DY;[.A70]))" office:value-type="string" office:string-value="C" calcext:value-type="string">
            <text:p>C</text:p>
          </table:table-cell>
          <table:table-cell table:formula="of:=IF(ISNUMBER([.C70]);SUBSTITUTE(FIXED([.C70] * escala;2);&quot;,&quot;;&quot;.&quot;);[.C70])" office:value-type="string" office:string-value="C" calcext:value-type="string">
            <text:p>C</text:p>
          </table:table-cell>
          <table:table-cell table:formula="of:=[.E69] &amp; &quot; &quot; &amp; [.D70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IF(ISNUMBER([.A71]);IF([.B70]=&quot;x&quot;;&quot;y&quot;;&quot;x&quot;);&quot;&quot;)" office:value-type="string" office:string-value="x" calcext:value-type="string">
            <text:p>x</text:p>
          </table:table-cell>
          <table:table-cell table:formula="of:=IF([.B71]=&quot;x&quot;;[.A71]+DX;IF([.B71]=&quot;y&quot;;[.A71]+DY;[.A71]))" office:value-type="float" office:value="0.13" calcext:value-type="float">
            <text:p>0,13</text:p>
          </table:table-cell>
          <table:table-cell table:formula="of:=IF(ISNUMBER([.C71]);SUBSTITUTE(FIXED([.C71] * escala;2);&quot;,&quot;;&quot;.&quot;);[.C71])" office:value-type="string" office:string-value="0.26" calcext:value-type="string">
            <text:p>0.26</text:p>
          </table:table-cell>
          <table:table-cell table:formula="of:=[.E70] &amp; &quot; &quot; &amp; [.D71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</text:p>
          </table:table-cell>
        </table:table-row>
        <table:table-row table:style-name="ro1">
          <table:table-cell table:style-name="ce2" office:value-type="float" office:value="0.208333" calcext:value-type="float">
            <text:p>0,21</text:p>
          </table:table-cell>
          <table:table-cell table:style-name="ce5" table:formula="of:=IF(ISNUMBER([.A72]);IF([.B71]=&quot;x&quot;;&quot;y&quot;;&quot;x&quot;);&quot;&quot;)" office:value-type="string" office:string-value="y" calcext:value-type="string">
            <text:p>y</text:p>
          </table:table-cell>
          <table:table-cell table:formula="of:=IF([.B72]=&quot;x&quot;;[.A72]+DX;IF([.B72]=&quot;y&quot;;[.A72]+DY;[.A72]))" office:value-type="float" office:value="0.328333" calcext:value-type="float">
            <text:p>0,33</text:p>
          </table:table-cell>
          <table:table-cell table:formula="of:=IF(ISNUMBER([.C72]);SUBSTITUTE(FIXED([.C72] * escala;2);&quot;,&quot;;&quot;.&quot;);[.C72])" office:value-type="string" office:string-value="0.66" calcext:value-type="string">
            <text:p>0.66</text:p>
          </table:table-cell>
          <table:table-cell table:formula="of:=[.E71] &amp; &quot; &quot; &amp; [.D72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</text:p>
          </table:table-cell>
        </table:table-row>
        <table:table-row table:style-name="ro1">
          <table:table-cell table:style-name="ce2" office:value-type="float" office:value="0.23125" calcext:value-type="float">
            <text:p>0,23</text:p>
          </table:table-cell>
          <table:table-cell table:style-name="ce5" table:formula="of:=IF(ISNUMBER([.A73]);IF([.B72]=&quot;x&quot;;&quot;y&quot;;&quot;x&quot;);&quot;&quot;)" office:value-type="string" office:string-value="x" calcext:value-type="string">
            <text:p>x</text:p>
          </table:table-cell>
          <table:table-cell table:formula="of:=IF([.B73]=&quot;x&quot;;[.A73]+DX;IF([.B73]=&quot;y&quot;;[.A73]+DY;[.A73]))" office:value-type="float" office:value="0.11125" calcext:value-type="float">
            <text:p>0,11</text:p>
          </table:table-cell>
          <table:table-cell table:formula="of:=IF(ISNUMBER([.C73]);SUBSTITUTE(FIXED([.C73] * escala;2);&quot;,&quot;;&quot;.&quot;);[.C73])" office:value-type="string" office:string-value="0.22" calcext:value-type="string">
            <text:p>0.22</text:p>
          </table:table-cell>
          <table:table-cell table:formula="of:=[.E72] &amp; &quot; &quot; &amp; [.D73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</text:p>
          </table:table-cell>
        </table:table-row>
        <table:table-row table:style-name="ro1">
          <table:table-cell table:style-name="ce2" office:value-type="float" office:value="0.166667" calcext:value-type="float">
            <text:p>0,17</text:p>
          </table:table-cell>
          <table:table-cell table:style-name="ce5" table:formula="of:=IF(ISNUMBER([.A74]);IF([.B73]=&quot;x&quot;;&quot;y&quot;;&quot;x&quot;);&quot;&quot;)" office:value-type="string" office:string-value="y" calcext:value-type="string">
            <text:p>y</text:p>
          </table:table-cell>
          <table:table-cell table:formula="of:=IF([.B74]=&quot;x&quot;;[.A74]+DX;IF([.B74]=&quot;y&quot;;[.A74]+DY;[.A74]))" office:value-type="float" office:value="0.286667" calcext:value-type="float">
            <text:p>0,29</text:p>
          </table:table-cell>
          <table:table-cell table:formula="of:=IF(ISNUMBER([.C74]);SUBSTITUTE(FIXED([.C74] * escala;2);&quot;,&quot;;&quot;.&quot;);[.C74])" office:value-type="string" office:string-value="0.57" calcext:value-type="string">
            <text:p>0.57</text:p>
          </table:table-cell>
          <table:table-cell table:formula="of:=[.E73] &amp; &quot; &quot; &amp; [.D74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</text:p>
          </table:table-cell>
        </table:table-row>
        <table:table-row table:style-name="ro1">
          <table:table-cell table:style-name="ce2" office:value-type="float" office:value="0.19375" calcext:value-type="float">
            <text:p>0,19</text:p>
          </table:table-cell>
          <table:table-cell table:style-name="ce5" table:formula="of:=IF(ISNUMBER([.A75]);IF([.B74]=&quot;x&quot;;&quot;y&quot;;&quot;x&quot;);&quot;&quot;)" office:value-type="string" office:string-value="x" calcext:value-type="string">
            <text:p>x</text:p>
          </table:table-cell>
          <table:table-cell table:formula="of:=IF([.B75]=&quot;x&quot;;[.A75]+DX;IF([.B75]=&quot;y&quot;;[.A75]+DY;[.A75]))" office:value-type="float" office:value="0.07375" calcext:value-type="float">
            <text:p>0,07</text:p>
          </table:table-cell>
          <table:table-cell table:formula="of:=IF(ISNUMBER([.C75]);SUBSTITUTE(FIXED([.C75] * escala;2);&quot;,&quot;;&quot;.&quot;);[.C75])" office:value-type="string" office:string-value="0.15" calcext:value-type="string">
            <text:p>0.15</text:p>
          </table:table-cell>
          <table:table-cell table:formula="of:=[.E74] &amp; &quot; &quot; &amp; [.D75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</text:p>
          </table:table-cell>
        </table:table-row>
        <table:table-row table:style-name="ro1">
          <table:table-cell table:style-name="ce2" office:value-type="float" office:value="0.208333" calcext:value-type="float">
            <text:p>0,21</text:p>
          </table:table-cell>
          <table:table-cell table:style-name="ce5" table:formula="of:=IF(ISNUMBER([.A76]);IF([.B75]=&quot;x&quot;;&quot;y&quot;;&quot;x&quot;);&quot;&quot;)" office:value-type="string" office:string-value="y" calcext:value-type="string">
            <text:p>y</text:p>
          </table:table-cell>
          <table:table-cell table:formula="of:=IF([.B76]=&quot;x&quot;;[.A76]+DX;IF([.B76]=&quot;y&quot;;[.A76]+DY;[.A76]))" office:value-type="float" office:value="0.328333" calcext:value-type="float">
            <text:p>0,33</text:p>
          </table:table-cell>
          <table:table-cell table:formula="of:=IF(ISNUMBER([.C76]);SUBSTITUTE(FIXED([.C76] * escala;2);&quot;,&quot;;&quot;.&quot;);[.C76])" office:value-type="string" office:string-value="0.66" calcext:value-type="string">
            <text:p>0.66</text:p>
          </table:table-cell>
          <table:table-cell table:formula="of:=[.E75] &amp; &quot; &quot; &amp; [.D76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IF(ISNUMBER([.A77]);IF([.B76]=&quot;x&quot;;&quot;y&quot;;&quot;x&quot;);&quot;&quot;)">
            <text:p/>
          </table:table-cell>
          <table:table-cell table:formula="of:=IF([.B77]=&quot;x&quot;;[.A77]+DX;IF([.B77]=&quot;y&quot;;[.A77]+DY;[.A77]))" office:value-type="string" office:string-value="C" calcext:value-type="string">
            <text:p>C</text:p>
          </table:table-cell>
          <table:table-cell table:formula="of:=IF(ISNUMBER([.C77]);SUBSTITUTE(FIXED([.C77] * escala;2);&quot;,&quot;;&quot;.&quot;);[.C77])" office:value-type="string" office:string-value="C" calcext:value-type="string">
            <text:p>C</text:p>
          </table:table-cell>
          <table:table-cell table:formula="of:=[.E76] &amp; &quot; &quot; &amp; [.D77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</text:p>
          </table:table-cell>
        </table:table-row>
        <table:table-row table:style-name="ro1">
          <table:table-cell table:style-name="ce2" office:value-type="float" office:value="0.15625" calcext:value-type="float">
            <text:p>0,16</text:p>
          </table:table-cell>
          <table:table-cell table:style-name="ce5" table:formula="of:=IF(ISNUMBER([.A78]);IF([.B77]=&quot;x&quot;;&quot;y&quot;;&quot;x&quot;);&quot;&quot;)" office:value-type="string" office:string-value="x" calcext:value-type="string">
            <text:p>x</text:p>
          </table:table-cell>
          <table:table-cell table:formula="of:=IF([.B78]=&quot;x&quot;;[.A78]+DX;IF([.B78]=&quot;y&quot;;[.A78]+DY;[.A78]))" office:value-type="float" office:value="0.03625" calcext:value-type="float">
            <text:p>0,04</text:p>
          </table:table-cell>
          <table:table-cell table:formula="of:=IF(ISNUMBER([.C78]);SUBSTITUTE(FIXED([.C78] * escala;2);&quot;,&quot;;&quot;.&quot;);[.C78])" office:value-type="string" office:string-value="0.07" calcext:value-type="string">
            <text:p>0.07</text:p>
          </table:table-cell>
          <table:table-cell table:formula="of:=[.E77] &amp; &quot; &quot; &amp; [.D78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IF(ISNUMBER([.A79]);IF([.B78]=&quot;x&quot;;&quot;y&quot;;&quot;x&quot;);&quot;&quot;)" office:value-type="string" office:string-value="y" calcext:value-type="string">
            <text:p>y</text:p>
          </table:table-cell>
          <table:table-cell table:formula="of:=IF([.B79]=&quot;x&quot;;[.A79]+DX;IF([.B79]=&quot;y&quot;;[.A79]+DY;[.A79]))" office:value-type="float" office:value="0.37" calcext:value-type="float">
            <text:p>0,37</text:p>
          </table:table-cell>
          <table:table-cell table:formula="of:=IF(ISNUMBER([.C79]);SUBSTITUTE(FIXED([.C79] * escala;2);&quot;,&quot;;&quot;.&quot;);[.C79])" office:value-type="string" office:string-value="0.74" calcext:value-type="string">
            <text:p>0.74</text:p>
          </table:table-cell>
          <table:table-cell table:formula="of:=[.E78] &amp; &quot; &quot; &amp; [.D79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</text:p>
          </table:table-cell>
        </table:table-row>
        <table:table-row table:style-name="ro1">
          <table:table-cell table:style-name="ce2" office:value-type="float" office:value="0.15625" calcext:value-type="float">
            <text:p>0,16</text:p>
          </table:table-cell>
          <table:table-cell table:style-name="ce5" table:formula="of:=IF(ISNUMBER([.A80]);IF([.B79]=&quot;x&quot;;&quot;y&quot;;&quot;x&quot;);&quot;&quot;)" office:value-type="string" office:string-value="x" calcext:value-type="string">
            <text:p>x</text:p>
          </table:table-cell>
          <table:table-cell table:formula="of:=IF([.B80]=&quot;x&quot;;[.A80]+DX;IF([.B80]=&quot;y&quot;;[.A80]+DY;[.A80]))" office:value-type="float" office:value="0.03625" calcext:value-type="float">
            <text:p>0,04</text:p>
          </table:table-cell>
          <table:table-cell table:formula="of:=IF(ISNUMBER([.C80]);SUBSTITUTE(FIXED([.C80] * escala;2);&quot;,&quot;;&quot;.&quot;);[.C80])" office:value-type="string" office:string-value="0.07" calcext:value-type="string">
            <text:p>0.07</text:p>
          </table:table-cell>
          <table:table-cell table:formula="of:=[.E79] &amp; &quot; &quot; &amp; [.D80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</text:p>
          </table:table-cell>
        </table:table-row>
        <table:table-row table:style-name="ro1">
          <table:table-cell table:style-name="ce2" office:value-type="float" office:value="0.083333" calcext:value-type="float">
            <text:p>0,08</text:p>
          </table:table-cell>
          <table:table-cell table:style-name="ce5" table:formula="of:=IF(ISNUMBER([.A81]);IF([.B80]=&quot;x&quot;;&quot;y&quot;;&quot;x&quot;);&quot;&quot;)" office:value-type="string" office:string-value="y" calcext:value-type="string">
            <text:p>y</text:p>
          </table:table-cell>
          <table:table-cell table:formula="of:=IF([.B81]=&quot;x&quot;;[.A81]+DX;IF([.B81]=&quot;y&quot;;[.A81]+DY;[.A81]))" office:value-type="float" office:value="0.203333" calcext:value-type="float">
            <text:p>0,20</text:p>
          </table:table-cell>
          <table:table-cell table:formula="of:=IF(ISNUMBER([.C81]);SUBSTITUTE(FIXED([.C81] * escala;2);&quot;,&quot;;&quot;.&quot;);[.C81])" office:value-type="string" office:string-value="0.41" calcext:value-type="string">
            <text:p>0.41</text:p>
          </table:table-cell>
          <table:table-cell table:formula="of:=[.E80] &amp; &quot; &quot; &amp; [.D81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</text:p>
          </table:table-cell>
        </table:table-row>
        <table:table-row table:style-name="ro1">
          <table:table-cell table:style-name="ce2" office:value-type="float" office:value="0.19375" calcext:value-type="float">
            <text:p>0,19</text:p>
          </table:table-cell>
          <table:table-cell table:style-name="ce5" table:formula="of:=IF(ISNUMBER([.A82]);IF([.B81]=&quot;x&quot;;&quot;y&quot;;&quot;x&quot;);&quot;&quot;)" office:value-type="string" office:string-value="x" calcext:value-type="string">
            <text:p>x</text:p>
          </table:table-cell>
          <table:table-cell table:formula="of:=IF([.B82]=&quot;x&quot;;[.A82]+DX;IF([.B82]=&quot;y&quot;;[.A82]+DY;[.A82]))" office:value-type="float" office:value="0.07375" calcext:value-type="float">
            <text:p>0,07</text:p>
          </table:table-cell>
          <table:table-cell table:formula="of:=IF(ISNUMBER([.C82]);SUBSTITUTE(FIXED([.C82] * escala;2);&quot;,&quot;;&quot;.&quot;);[.C82])" office:value-type="string" office:string-value="0.15" calcext:value-type="string">
            <text:p>0.15</text:p>
          </table:table-cell>
          <table:table-cell table:formula="of:=[.E81] &amp; &quot; &quot; &amp; [.D82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</text:p>
          </table:table-cell>
        </table:table-row>
        <table:table-row table:style-name="ro1">
          <table:table-cell table:style-name="ce2" office:value-type="float" office:value="0.125" calcext:value-type="float">
            <text:p>0,13</text:p>
          </table:table-cell>
          <table:table-cell table:style-name="ce5" table:formula="of:=IF(ISNUMBER([.A83]);IF([.B82]=&quot;x&quot;;&quot;y&quot;;&quot;x&quot;);&quot;&quot;)" office:value-type="string" office:string-value="y" calcext:value-type="string">
            <text:p>y</text:p>
          </table:table-cell>
          <table:table-cell table:formula="of:=IF([.B83]=&quot;x&quot;;[.A83]+DX;IF([.B83]=&quot;y&quot;;[.A83]+DY;[.A83]))" office:value-type="float" office:value="0.245" calcext:value-type="float">
            <text:p>0,25</text:p>
          </table:table-cell>
          <table:table-cell table:formula="of:=IF(ISNUMBER([.C83]);SUBSTITUTE(FIXED([.C83] * escala;2);&quot;,&quot;;&quot;.&quot;);[.C83])" office:value-type="string" office:string-value="0.49" calcext:value-type="string">
            <text:p>0.49</text:p>
          </table:table-cell>
          <table:table-cell table:formula="of:=[.E82] &amp; &quot; &quot; &amp; [.D83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formula="of:=IF(ISNUMBER([.A84]);IF([.B83]=&quot;x&quot;;&quot;y&quot;;&quot;x&quot;);&quot;&quot;)">
            <text:p/>
          </table:table-cell>
          <table:table-cell table:formula="of:=IF([.B84]=&quot;x&quot;;[.A84]+DX;IF([.B84]=&quot;y&quot;;[.A84]+DY;[.A84]))" office:value-type="string" office:string-value="C" calcext:value-type="string">
            <text:p>C</text:p>
          </table:table-cell>
          <table:table-cell table:formula="of:=IF(ISNUMBER([.C84]);SUBSTITUTE(FIXED([.C84] * escala;2);&quot;,&quot;;&quot;.&quot;);[.C84])" office:value-type="string" office:string-value="C" calcext:value-type="string">
            <text:p>C</text:p>
          </table:table-cell>
          <table:table-cell table:formula="of:=[.E83] &amp; &quot; &quot; &amp; [.D84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</text:p>
          </table:table-cell>
        </table:table-row>
        <table:table-row table:style-name="ro1">
          <table:table-cell table:style-name="ce2" office:value-type="float" office:value="0.23125" calcext:value-type="float">
            <text:p>0,23</text:p>
          </table:table-cell>
          <table:table-cell table:style-name="ce5" table:formula="of:=IF(ISNUMBER([.A85]);IF([.B84]=&quot;x&quot;;&quot;y&quot;;&quot;x&quot;);&quot;&quot;)" office:value-type="string" office:string-value="x" calcext:value-type="string">
            <text:p>x</text:p>
          </table:table-cell>
          <table:table-cell table:formula="of:=IF([.B85]=&quot;x&quot;;[.A85]+DX;IF([.B85]=&quot;y&quot;;[.A85]+DY;[.A85]))" office:value-type="float" office:value="0.11125" calcext:value-type="float">
            <text:p>0,11</text:p>
          </table:table-cell>
          <table:table-cell table:formula="of:=IF(ISNUMBER([.C85]);SUBSTITUTE(FIXED([.C85] * escala;2);&quot;,&quot;;&quot;.&quot;);[.C85])" office:value-type="string" office:string-value="0.22" calcext:value-type="string">
            <text:p>0.22</text:p>
          </table:table-cell>
          <table:table-cell table:formula="of:=[.E84] &amp; &quot; &quot; &amp; [.D85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</text:p>
          </table:table-cell>
        </table:table-row>
        <table:table-row table:style-name="ro1">
          <table:table-cell table:style-name="ce2" office:value-type="float" office:value="0.166667" calcext:value-type="float">
            <text:p>0,17</text:p>
          </table:table-cell>
          <table:table-cell table:style-name="ce5" table:formula="of:=IF(ISNUMBER([.A86]);IF([.B85]=&quot;x&quot;;&quot;y&quot;;&quot;x&quot;);&quot;&quot;)" office:value-type="string" office:string-value="y" calcext:value-type="string">
            <text:p>y</text:p>
          </table:table-cell>
          <table:table-cell table:formula="of:=IF([.B86]=&quot;x&quot;;[.A86]+DX;IF([.B86]=&quot;y&quot;;[.A86]+DY;[.A86]))" office:value-type="float" office:value="0.286667" calcext:value-type="float">
            <text:p>0,29</text:p>
          </table:table-cell>
          <table:table-cell table:formula="of:=IF(ISNUMBER([.C86]);SUBSTITUTE(FIXED([.C86] * escala;2);&quot;,&quot;;&quot;.&quot;);[.C86])" office:value-type="string" office:string-value="0.57" calcext:value-type="string">
            <text:p>0.57</text:p>
          </table:table-cell>
          <table:table-cell table:formula="of:=[.E85] &amp; &quot; &quot; &amp; [.D86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IF(ISNUMBER([.A87]);IF([.B86]=&quot;x&quot;;&quot;y&quot;;&quot;x&quot;);&quot;&quot;)" office:value-type="string" office:string-value="x" calcext:value-type="string">
            <text:p>x</text:p>
          </table:table-cell>
          <table:table-cell table:formula="of:=IF([.B87]=&quot;x&quot;;[.A87]+DX;IF([.B87]=&quot;y&quot;;[.A87]+DY;[.A87]))" office:value-type="float" office:value="0.13" calcext:value-type="float">
            <text:p>0,13</text:p>
          </table:table-cell>
          <table:table-cell table:formula="of:=IF(ISNUMBER([.C87]);SUBSTITUTE(FIXED([.C87] * escala;2);&quot;,&quot;;&quot;.&quot;);[.C87])" office:value-type="string" office:string-value="0.26" calcext:value-type="string">
            <text:p>0.26</text:p>
          </table:table-cell>
          <table:table-cell table:formula="of:=[.E86] &amp; &quot; &quot; &amp; [.D87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</text:p>
          </table:table-cell>
        </table:table-row>
        <table:table-row table:style-name="ro1">
          <table:table-cell table:style-name="ce2" office:value-type="float" office:value="0.125" calcext:value-type="float">
            <text:p>0,13</text:p>
          </table:table-cell>
          <table:table-cell table:style-name="ce5" table:formula="of:=IF(ISNUMBER([.A88]);IF([.B87]=&quot;x&quot;;&quot;y&quot;;&quot;x&quot;);&quot;&quot;)" office:value-type="string" office:string-value="y" calcext:value-type="string">
            <text:p>y</text:p>
          </table:table-cell>
          <table:table-cell table:formula="of:=IF([.B88]=&quot;x&quot;;[.A88]+DX;IF([.B88]=&quot;y&quot;;[.A88]+DY;[.A88]))" office:value-type="float" office:value="0.245" calcext:value-type="float">
            <text:p>0,25</text:p>
          </table:table-cell>
          <table:table-cell table:formula="of:=IF(ISNUMBER([.C88]);SUBSTITUTE(FIXED([.C88] * escala;2);&quot;,&quot;;&quot;.&quot;);[.C88])" office:value-type="string" office:string-value="0.49" calcext:value-type="string">
            <text:p>0.49</text:p>
          </table:table-cell>
          <table:table-cell table:formula="of:=[.E87] &amp; &quot; &quot; &amp; [.D88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IF(ISNUMBER([.A89]);IF([.B88]=&quot;x&quot;;&quot;y&quot;;&quot;x&quot;);&quot;&quot;)" office:value-type="string" office:string-value="x" calcext:value-type="string">
            <text:p>x</text:p>
          </table:table-cell>
          <table:table-cell table:formula="of:=IF([.B89]=&quot;x&quot;;[.A89]+DX;IF([.B89]=&quot;y&quot;;[.A89]+DY;[.A89]))" office:value-type="float" office:value="0.13" calcext:value-type="float">
            <text:p>0,13</text:p>
          </table:table-cell>
          <table:table-cell table:formula="of:=IF(ISNUMBER([.C89]);SUBSTITUTE(FIXED([.C89] * escala;2);&quot;,&quot;;&quot;.&quot;);[.C89])" office:value-type="string" office:string-value="0.26" calcext:value-type="string">
            <text:p>0.26</text:p>
          </table:table-cell>
          <table:table-cell table:formula="of:=[.E88] &amp; &quot; &quot; &amp; [.D89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</text:p>
          </table:table-cell>
        </table:table-row>
        <table:table-row table:style-name="ro1">
          <table:table-cell table:style-name="ce2" office:value-type="float" office:value="0.041667" calcext:value-type="float">
            <text:p>0,04</text:p>
          </table:table-cell>
          <table:table-cell table:style-name="ce5" table:formula="of:=IF(ISNUMBER([.A90]);IF([.B89]=&quot;x&quot;;&quot;y&quot;;&quot;x&quot;);&quot;&quot;)" office:value-type="string" office:string-value="y" calcext:value-type="string">
            <text:p>y</text:p>
          </table:table-cell>
          <table:table-cell table:formula="of:=IF([.B90]=&quot;x&quot;;[.A90]+DX;IF([.B90]=&quot;y&quot;;[.A90]+DY;[.A90]))" office:value-type="float" office:value="0.161667" calcext:value-type="float">
            <text:p>0,16</text:p>
          </table:table-cell>
          <table:table-cell table:formula="of:=IF(ISNUMBER([.C90]);SUBSTITUTE(FIXED([.C90] * escala;2);&quot;,&quot;;&quot;.&quot;);[.C90])" office:value-type="string" office:string-value="0.32" calcext:value-type="string">
            <text:p>0.32</text:p>
          </table:table-cell>
          <table:table-cell table:formula="of:=[.E89] &amp; &quot; &quot; &amp; [.D90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5" table:formula="of:=IF(ISNUMBER([.A91]);IF([.B90]=&quot;x&quot;;&quot;y&quot;;&quot;x&quot;);&quot;&quot;)">
            <text:p/>
          </table:table-cell>
          <table:table-cell table:formula="of:=IF([.B91]=&quot;x&quot;;[.A91]+DX;IF([.B91]=&quot;y&quot;;[.A91]+DY;[.A91]))" office:value-type="string" office:string-value="L" calcext:value-type="string">
            <text:p>L</text:p>
          </table:table-cell>
          <table:table-cell table:formula="of:=IF(ISNUMBER([.C91]);SUBSTITUTE(FIXED([.C91] * escala;2);&quot;,&quot;;&quot;.&quot;);[.C91])" office:value-type="string" office:string-value="L" calcext:value-type="string">
            <text:p>L</text:p>
          </table:table-cell>
          <table:table-cell table:formula="of:=[.E90] &amp; &quot; &quot; &amp; [.D91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 L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 L</text:p>
          </table:table-cell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IF(ISNUMBER([.A92]);IF([.B91]=&quot;x&quot;;&quot;y&quot;;&quot;x&quot;);&quot;&quot;)" office:value-type="string" office:string-value="x" calcext:value-type="string">
            <text:p>x</text:p>
          </table:table-cell>
          <table:table-cell table:formula="of:=IF([.B92]=&quot;x&quot;;[.A92]+DX;IF([.B92]=&quot;y&quot;;[.A92]+DY;[.A92]))" office:value-type="float" office:value="0.13" calcext:value-type="float">
            <text:p>0,13</text:p>
          </table:table-cell>
          <table:table-cell table:formula="of:=IF(ISNUMBER([.C92]);SUBSTITUTE(FIXED([.C92] * escala;2);&quot;,&quot;;&quot;.&quot;);[.C92])" office:value-type="string" office:string-value="0.26" calcext:value-type="string">
            <text:p>0.26</text:p>
          </table:table-cell>
          <table:table-cell table:formula="of:=[.E91] &amp; &quot; &quot; &amp; [.D92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 L 0.26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 L 0.26</text:p>
          </table:table-cell>
        </table:table-row>
        <table:table-row table:style-name="ro1">
          <table:table-cell table:style-name="ce2" office:value-type="float" office:value="0" calcext:value-type="float">
            <text:p>0,00</text:p>
          </table:table-cell>
          <table:table-cell table:style-name="ce5" table:formula="of:=IF(ISNUMBER([.A93]);IF([.B92]=&quot;x&quot;;&quot;y&quot;;&quot;x&quot;);&quot;&quot;)" office:value-type="string" office:string-value="y" calcext:value-type="string">
            <text:p>y</text:p>
          </table:table-cell>
          <table:table-cell table:formula="of:=IF([.B93]=&quot;x&quot;;[.A93]+DX;IF([.B93]=&quot;y&quot;;[.A93]+DY;[.A93]))" office:value-type="float" office:value="0.12" calcext:value-type="float">
            <text:p>0,12</text:p>
          </table:table-cell>
          <table:table-cell table:formula="of:=IF(ISNUMBER([.C93]);SUBSTITUTE(FIXED([.C93] * escala;2);&quot;,&quot;;&quot;.&quot;);[.C93])" office:value-type="string" office:string-value="0.24" calcext:value-type="string">
            <text:p>0.24</text:p>
          </table:table-cell>
          <table:table-cell table:formula="of:=[.E92] &amp; &quot; &quot; &amp; [.D93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 L 0.26 0.24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 L 0.26 0.24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5" table:formula="of:=IF(ISNUMBER([.A94]);IF([.B93]=&quot;x&quot;;&quot;y&quot;;&quot;x&quot;);&quot;&quot;)">
            <text:p/>
          </table:table-cell>
          <table:table-cell table:formula="of:=IF([.B94]=&quot;x&quot;;[.A94]+DX;IF([.B94]=&quot;y&quot;;[.A94]+DY;[.A94]))" office:value-type="string" office:string-value="Z" calcext:value-type="string">
            <text:p>Z</text:p>
          </table:table-cell>
          <table:table-cell table:formula="of:=IF(ISNUMBER([.C94]);SUBSTITUTE(FIXED([.C94] * escala;2);&quot;,&quot;;&quot;.&quot;);[.C94])" office:value-type="string" office:string-value="Z" calcext:value-type="string">
            <text:p>Z</text:p>
          </table:table-cell>
          <table:table-cell table:style-name="ce7" table:formula="of:=[.E93] &amp; &quot; &quot; &amp; [.D94]" office:value-type="string" office:string-value="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 L 0.26 0.24 Z" calcext:value-type="string">
            <text:p>M 0.26 0.24 L 0.76 0.24 L 0.76 0.32 C 0.76 0.49 0.80 0.57 0.87 0.49 C 0.95 0.41 0.95 0.74 0.87 0.66 C 0.80 0.57 0.76 0.66 0.76 0.82 L 0.76 0.91 L 0.70 0.91 C 0.57 0.91 0.51 0.86 0.57 0.76 C 0.64 0.66 0.39 0.66 0.45 0.76 C 0.51 0.86 0.45 0.91 0.32 0.91 L 0.26 0.91 L 0.26 0.82 C 0.26 0.66 0.22 0.57 0.15 0.66 C 0.07 0.74 0.07 0.41 0.15 0.49 C 0.22 0.57 0.26 0.49 0.26 0.32 L 0.26 0.24 Z</text:p>
          </table:table-cell>
        </table:table-row>
        <table:table-row table:style-name="ro1" table:number-rows-repeated="104848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igSaw" table:style-name="ta1">
        <table:table-column table:style-name="co4" table:number-columns-repeated="1024" table:default-cell-style-name="ce8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GIGSAW SHAPEDATA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041667" calcext:value-type="float">
            <text:p>0,04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3</text:p>
          </table:table-cell>
          <table:table-cell office:value-type="float" office:value="0.23125" calcext:value-type="float">
            <text:p>0,23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19375" calcext:value-type="float">
            <text:p>0,19</text:p>
          </table:table-cell>
          <table:table-cell office:value-type="float" office:value="0.125" calcext:value-type="float">
            <text:p>0,13</text:p>
          </table:table-cell>
          <table:table-cell office:value-type="string" calcext:value-type="string">
            <text:p>C</text:p>
          </table:table-cell>
          <table:table-cell office:value-type="float" office:value="0.15625" calcext:value-type="float">
            <text:p>0,16</text:p>
          </table:table-cell>
          <table:table-cell office:value-type="float" office:value="0.083333" calcext:value-type="float">
            <text:p>0,08</text:p>
          </table:table-cell>
          <table:table-cell office:value-type="float" office:value="0.15625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19375" calcext:value-type="float">
            <text:p>0,19</text:p>
          </table:table-cell>
          <table:table-cell office:value-type="float" office:value="0.208333" calcext:value-type="float">
            <text:p>0,21</text:p>
          </table:table-cell>
          <table:table-cell office:value-type="string" calcext:value-type="string">
            <text:p>C</text:p>
          </table:table-cell>
          <table:table-cell office:value-type="float" office:value="0.23125" calcext:value-type="float">
            <text:p>0,23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91667" calcext:value-type="float">
            <text:p>0,29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21875" calcext:value-type="float">
            <text:p>0,22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C</text:p>
          </table:table-cell>
          <table:table-cell office:value-type="float" office:value="0.15625" calcext:value-type="float">
            <text:p>0,16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125" calcext:value-type="float">
            <text:p>0,13</text:p>
          </table:table-cell>
          <table:table-cell office:value-type="float" office:value="0.358333" calcext:value-type="float">
            <text:p>0,36</text:p>
          </table:table-cell>
          <table:table-cell office:value-type="float" office:value="0.15625" calcext:value-type="float">
            <text:p>0,16</text:p>
          </table:table-cell>
          <table:table-cell office:value-type="float" office:value="0.408333" calcext:value-type="float">
            <text:p>0,41</text:p>
          </table:table-cell>
          <table:table-cell office:value-type="string" calcext:value-type="string">
            <text:p>C</text:p>
          </table:table-cell>
          <table:table-cell office:value-type="float" office:value="0.1875" calcext:value-type="float">
            <text:p>0,19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0625" calcext:value-type="float">
            <text:p>0,06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09375" calcext:value-type="float">
            <text:p>0,09</text:p>
          </table:table-cell>
          <table:table-cell office:value-type="float" office:value="0.408333" calcext:value-type="float">
            <text:p>0,41</text:p>
          </table:table-cell>
          <table:table-cell office:value-type="string" calcext:value-type="string">
            <text:p>C</text:p>
          </table:table-cell>
          <table:table-cell office:value-type="float" office:value="0.125" calcext:value-type="float">
            <text:p>0,13</text:p>
          </table:table-cell>
          <table:table-cell office:value-type="float" office:value="0.358333" calcext:value-type="float">
            <text:p>0,36</text:p>
          </table:table-cell>
          <table:table-cell office:value-type="float" office:value="0.09375" calcext:value-type="float">
            <text:p>0,09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03125" calcext:value-type="float">
            <text:p>0,03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,0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string" calcext:value-type="string">
            <text:p>Z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041667" calcext:value-type="float">
            <text:p>0,04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0.51875" calcext:value-type="float">
            <text:p>0,52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55625" calcext:value-type="float">
            <text:p>0,56</text:p>
          </table:table-cell>
          <table:table-cell office:value-type="float" office:value="0.125" calcext:value-type="float">
            <text:p>0,13</text:p>
          </table:table-cell>
          <table:table-cell office:value-type="string" calcext:value-type="string">
            <text:p>C</text:p>
          </table:table-cell>
          <table:table-cell office:value-type="float" office:value="0.59375" calcext:value-type="float">
            <text:p>0,59</text:p>
          </table:table-cell>
          <table:table-cell office:value-type="float" office:value="0.083333" calcext:value-type="float">
            <text:p>0,08</text:p>
          </table:table-cell>
          <table:table-cell office:value-type="float" office:value="0.59375" calcext:value-type="float">
            <text:p>0,59</text:p>
          </table:table-cell>
          <table:table-cell office:value-type="float" office:value="0.25" calcext:value-type="float">
            <text:p>0,25</text:p>
          </table:table-cell>
          <table:table-cell office:value-type="float" office:value="0.55625" calcext:value-type="float">
            <text:p>0,56</text:p>
          </table:table-cell>
          <table:table-cell office:value-type="float" office:value="0.208333" calcext:value-type="float">
            <text:p>0,21</text:p>
          </table:table-cell>
          <table:table-cell office:value-type="string" calcext:value-type="string">
            <text:p>C</text:p>
          </table:table-cell>
          <table:table-cell office:value-type="float" office:value="0.51875" calcext:value-type="float">
            <text:p>0,52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5" calcext:value-type="float">
            <text:p>0,50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5" calcext:value-type="float">
            <text:p>0,50</text:p>
          </table:table-cell>
          <table:table-cell office:value-type="float" office:value="0.291667" calcext:value-type="float">
            <text:p>0,29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46875" calcext:value-type="float">
            <text:p>0,47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C</text:p>
          </table:table-cell>
          <table:table-cell office:value-type="float" office:value="0.40625" calcext:value-type="float">
            <text:p>0,41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375" calcext:value-type="float">
            <text:p>0,38</text:p>
          </table:table-cell>
          <table:table-cell office:value-type="float" office:value="0.308333" calcext:value-type="float">
            <text:p>0,31</text:p>
          </table:table-cell>
          <table:table-cell office:value-type="float" office:value="0.40625" calcext:value-type="float">
            <text:p>0,41</text:p>
          </table:table-cell>
          <table:table-cell office:value-type="float" office:value="0.258333" calcext:value-type="float">
            <text:p>0,26</text:p>
          </table:table-cell>
          <table:table-cell office:value-type="string" calcext:value-type="string">
            <text:p>C</text:p>
          </table:table-cell>
          <table:table-cell office:value-type="float" office:value="0.4375" calcext:value-type="float">
            <text:p>0,44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3125" calcext:value-type="float">
            <text:p>0,31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34375" calcext:value-type="float">
            <text:p>0,34</text:p>
          </table:table-cell>
          <table:table-cell office:value-type="float" office:value="0.258333" calcext:value-type="float">
            <text:p>0,26</text:p>
          </table:table-cell>
          <table:table-cell office:value-type="string" calcext:value-type="string">
            <text:p>C</text:p>
          </table:table-cell>
          <table:table-cell office:value-type="float" office:value="0.375" calcext:value-type="float">
            <text:p>0,38</text:p>
          </table:table-cell>
          <table:table-cell office:value-type="float" office:value="0.308333" calcext:value-type="float">
            <text:p>0,31</text:p>
          </table:table-cell>
          <table:table-cell office:value-type="float" office:value="0.34375" calcext:value-type="float">
            <text:p>0,34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28125" calcext:value-type="float">
            <text:p>0,28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291667" calcext:value-type="float">
            <text:p>0,29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,25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23125" calcext:value-type="float">
            <text:p>0,23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19375" calcext:value-type="float">
            <text:p>0,19</text:p>
          </table:table-cell>
          <table:table-cell office:value-type="float" office:value="0.208333" calcext:value-type="float">
            <text:p>0,21</text:p>
          </table:table-cell>
          <table:table-cell office:value-type="string" calcext:value-type="string">
            <text:p>C</text:p>
          </table:table-cell>
          <table:table-cell office:value-type="float" office:value="0.15625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15625" calcext:value-type="float">
            <text:p>0,16</text:p>
          </table:table-cell>
          <table:table-cell office:value-type="float" office:value="0.083333" calcext:value-type="float">
            <text:p>0,08</text:p>
          </table:table-cell>
          <table:table-cell office:value-type="float" office:value="0.19375" calcext:value-type="float">
            <text:p>0,19</text:p>
          </table:table-cell>
          <table:table-cell office:value-type="float" office:value="0.125" calcext:value-type="float">
            <text:p>0,13</text:p>
          </table:table-cell>
          <table:table-cell office:value-type="string" calcext:value-type="string">
            <text:p>C</text:p>
          </table:table-cell>
          <table:table-cell office:value-type="float" office:value="0.23125" calcext:value-type="float">
            <text:p>0,23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041667" calcext:value-type="float">
            <text:p>0,04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Z</text:p>
          </table:table-cell>
          <table:table-cell table:number-columns-repeated="93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041667" calcext:value-type="float">
            <text:p>0,04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,75</text:p>
          </table:table-cell>
          <table:table-cell office:value-type="float" office:value="0.125" calcext:value-type="float">
            <text:p>0,13</text:p>
          </table:table-cell>
          <table:table-cell office:value-type="float" office:value="0.73125" calcext:value-type="float">
            <text:p>0,73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69375" calcext:value-type="float">
            <text:p>0,69</text:p>
          </table:table-cell>
          <table:table-cell office:value-type="float" office:value="0.125" calcext:value-type="float">
            <text:p>0,13</text:p>
          </table:table-cell>
          <table:table-cell office:value-type="string" calcext:value-type="string">
            <text:p>C</text:p>
          </table:table-cell>
          <table:table-cell office:value-type="float" office:value="0.65625" calcext:value-type="float">
            <text:p>0,66</text:p>
          </table:table-cell>
          <table:table-cell office:value-type="float" office:value="0.083333" calcext:value-type="float">
            <text:p>0,08</text:p>
          </table:table-cell>
          <table:table-cell office:value-type="float" office:value="0.65625" calcext:value-type="float">
            <text:p>0,66</text:p>
          </table:table-cell>
          <table:table-cell office:value-type="float" office:value="0.25" calcext:value-type="float">
            <text:p>0,25</text:p>
          </table:table-cell>
          <table:table-cell office:value-type="float" office:value="0.69375" calcext:value-type="float">
            <text:p>0,69</text:p>
          </table:table-cell>
          <table:table-cell office:value-type="float" office:value="0.208333" calcext:value-type="float">
            <text:p>0,21</text:p>
          </table:table-cell>
          <table:table-cell office:value-type="string" calcext:value-type="string">
            <text:p>C</text:p>
          </table:table-cell>
          <table:table-cell office:value-type="float" office:value="0.73125" calcext:value-type="float">
            <text:p>0,73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75" calcext:value-type="float">
            <text:p>0,75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75" calcext:value-type="float">
            <text:p>0,75</text:p>
          </table:table-cell>
          <table:table-cell office:value-type="float" office:value="0.291667" calcext:value-type="float">
            <text:p>0,29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71875" calcext:value-type="float">
            <text:p>0,72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C</text:p>
          </table:table-cell>
          <table:table-cell office:value-type="float" office:value="0.65625" calcext:value-type="float">
            <text:p>0,66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625" calcext:value-type="float">
            <text:p>0,63</text:p>
          </table:table-cell>
          <table:table-cell office:value-type="float" office:value="0.358333" calcext:value-type="float">
            <text:p>0,36</text:p>
          </table:table-cell>
          <table:table-cell office:value-type="float" office:value="0.65625" calcext:value-type="float">
            <text:p>0,66</text:p>
          </table:table-cell>
          <table:table-cell office:value-type="float" office:value="0.408333" calcext:value-type="float">
            <text:p>0,41</text:p>
          </table:table-cell>
          <table:table-cell office:value-type="string" calcext:value-type="string">
            <text:p>C</text:p>
          </table:table-cell>
          <table:table-cell office:value-type="float" office:value="0.6875" calcext:value-type="float">
            <text:p>0,69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5625" calcext:value-type="float">
            <text:p>0,56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59375" calcext:value-type="float">
            <text:p>0,59</text:p>
          </table:table-cell>
          <table:table-cell office:value-type="float" office:value="0.408333" calcext:value-type="float">
            <text:p>0,41</text:p>
          </table:table-cell>
          <table:table-cell office:value-type="string" calcext:value-type="string">
            <text:p>C</text:p>
          </table:table-cell>
          <table:table-cell office:value-type="float" office:value="0.625" calcext:value-type="float">
            <text:p>0,63</text:p>
          </table:table-cell>
          <table:table-cell office:value-type="float" office:value="0.358333" calcext:value-type="float">
            <text:p>0,36</text:p>
          </table:table-cell>
          <table:table-cell office:value-type="float" office:value="0.59375" calcext:value-type="float">
            <text:p>0,59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53125" calcext:value-type="float">
            <text:p>0,53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291667" calcext:value-type="float">
            <text:p>0,29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,50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51875" calcext:value-type="float">
            <text:p>0,52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55625" calcext:value-type="float">
            <text:p>0,56</text:p>
          </table:table-cell>
          <table:table-cell office:value-type="float" office:value="0.208333" calcext:value-type="float">
            <text:p>0,21</text:p>
          </table:table-cell>
          <table:table-cell office:value-type="string" calcext:value-type="string">
            <text:p>C</text:p>
          </table:table-cell>
          <table:table-cell office:value-type="float" office:value="0.59375" calcext:value-type="float">
            <text:p>0,59</text:p>
          </table:table-cell>
          <table:table-cell office:value-type="float" office:value="0.25" calcext:value-type="float">
            <text:p>0,25</text:p>
          </table:table-cell>
          <table:table-cell office:value-type="float" office:value="0.59375" calcext:value-type="float">
            <text:p>0,59</text:p>
          </table:table-cell>
          <table:table-cell office:value-type="float" office:value="0.083333" calcext:value-type="float">
            <text:p>0,08</text:p>
          </table:table-cell>
          <table:table-cell office:value-type="float" office:value="0.55625" calcext:value-type="float">
            <text:p>0,56</text:p>
          </table:table-cell>
          <table:table-cell office:value-type="float" office:value="0.125" calcext:value-type="float">
            <text:p>0,13</text:p>
          </table:table-cell>
          <table:table-cell office:value-type="string" calcext:value-type="string">
            <text:p>C</text:p>
          </table:table-cell>
          <table:table-cell office:value-type="float" office:value="0.51875" calcext:value-type="float">
            <text:p>0,52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0.5" calcext:value-type="float">
            <text:p>0,50</text:p>
          </table:table-cell>
          <table:table-cell office:value-type="float" office:value="0.041667" calcext:value-type="float">
            <text:p>0,04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Z</text:p>
          </table:table-cell>
          <table:table-cell table:number-columns-repeated="93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,0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96875" calcext:value-type="float">
            <text:p>0,97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C</text:p>
          </table:table-cell>
          <table:table-cell office:value-type="float" office:value="0.90625" calcext:value-type="float">
            <text:p>0,91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875" calcext:value-type="float">
            <text:p>0,88</text:p>
          </table:table-cell>
          <table:table-cell office:value-type="float" office:value="0.308333" calcext:value-type="float">
            <text:p>0,31</text:p>
          </table:table-cell>
          <table:table-cell office:value-type="float" office:value="0.90625" calcext:value-type="float">
            <text:p>0,91</text:p>
          </table:table-cell>
          <table:table-cell office:value-type="float" office:value="0.258333" calcext:value-type="float">
            <text:p>0,26</text:p>
          </table:table-cell>
          <table:table-cell office:value-type="string" calcext:value-type="string">
            <text:p>C</text:p>
          </table:table-cell>
          <table:table-cell office:value-type="float" office:value="0.9375" calcext:value-type="float">
            <text:p>0,94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8125" calcext:value-type="float">
            <text:p>0,81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84375" calcext:value-type="float">
            <text:p>0,84</text:p>
          </table:table-cell>
          <table:table-cell office:value-type="float" office:value="0.258333" calcext:value-type="float">
            <text:p>0,26</text:p>
          </table:table-cell>
          <table:table-cell office:value-type="string" calcext:value-type="string">
            <text:p>C</text:p>
          </table:table-cell>
          <table:table-cell office:value-type="float" office:value="0.875" calcext:value-type="float">
            <text:p>0,88</text:p>
          </table:table-cell>
          <table:table-cell office:value-type="float" office:value="0.308333" calcext:value-type="float">
            <text:p>0,31</text:p>
          </table:table-cell>
          <table:table-cell office:value-type="float" office:value="0.84375" calcext:value-type="float">
            <text:p>0,84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78125" calcext:value-type="float">
            <text:p>0,78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291667" calcext:value-type="float">
            <text:p>0,29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,75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73125" calcext:value-type="float">
            <text:p>0,73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69375" calcext:value-type="float">
            <text:p>0,69</text:p>
          </table:table-cell>
          <table:table-cell office:value-type="float" office:value="0.208333" calcext:value-type="float">
            <text:p>0,21</text:p>
          </table:table-cell>
          <table:table-cell office:value-type="string" calcext:value-type="string">
            <text:p>C</text:p>
          </table:table-cell>
          <table:table-cell office:value-type="float" office:value="0.65625" calcext:value-type="float">
            <text:p>0,66</text:p>
          </table:table-cell>
          <table:table-cell office:value-type="float" office:value="0.25" calcext:value-type="float">
            <text:p>0,25</text:p>
          </table:table-cell>
          <table:table-cell office:value-type="float" office:value="0.65625" calcext:value-type="float">
            <text:p>0,66</text:p>
          </table:table-cell>
          <table:table-cell office:value-type="float" office:value="0.083333" calcext:value-type="float">
            <text:p>0,08</text:p>
          </table:table-cell>
          <table:table-cell office:value-type="float" office:value="0.69375" calcext:value-type="float">
            <text:p>0,69</text:p>
          </table:table-cell>
          <table:table-cell office:value-type="float" office:value="0.125" calcext:value-type="float">
            <text:p>0,13</text:p>
          </table:table-cell>
          <table:table-cell office:value-type="string" calcext:value-type="string">
            <text:p>C</text:p>
          </table:table-cell>
          <table:table-cell office:value-type="float" office:value="0.73125" calcext:value-type="float">
            <text:p>0,73</text:p>
          </table:table-cell>
          <table:table-cell office:value-type="float" office:value="0.166667" calcext:value-type="float">
            <text:p>0,17</text:p>
          </table:table-cell>
          <table:table-cell office:value-type="float" office:value="0.75" calcext:value-type="float">
            <text:p>0,75</text:p>
          </table:table-cell>
          <table:table-cell office:value-type="float" office:value="0.125" calcext:value-type="float">
            <text:p>0,13</text:p>
          </table:table-cell>
          <table:table-cell office:value-type="float" office:value="0.75" calcext:value-type="float">
            <text:p>0,75</text:p>
          </table:table-cell>
          <table:table-cell office:value-type="float" office:value="0.041667" calcext:value-type="float">
            <text:p>0,04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Z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" calcext:value-type="float">
            <text:p>0,0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03125" calcext:value-type="float">
            <text:p>0,03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C</text:p>
          </table:table-cell>
          <table:table-cell office:value-type="float" office:value="0.09375" calcext:value-type="float">
            <text:p>0,09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125" calcext:value-type="float">
            <text:p>0,13</text:p>
          </table:table-cell>
          <table:table-cell office:value-type="float" office:value="0.358333" calcext:value-type="float">
            <text:p>0,36</text:p>
          </table:table-cell>
          <table:table-cell office:value-type="float" office:value="0.09375" calcext:value-type="float">
            <text:p>0,09</text:p>
          </table:table-cell>
          <table:table-cell office:value-type="float" office:value="0.408333" calcext:value-type="float">
            <text:p>0,41</text:p>
          </table:table-cell>
          <table:table-cell office:value-type="string" calcext:value-type="string">
            <text:p>C</text:p>
          </table:table-cell>
          <table:table-cell office:value-type="float" office:value="0.0625" calcext:value-type="float">
            <text:p>0,06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1875" calcext:value-type="float">
            <text:p>0,19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15625" calcext:value-type="float">
            <text:p>0,16</text:p>
          </table:table-cell>
          <table:table-cell office:value-type="float" office:value="0.408333" calcext:value-type="float">
            <text:p>0,41</text:p>
          </table:table-cell>
          <table:table-cell office:value-type="string" calcext:value-type="string">
            <text:p>C</text:p>
          </table:table-cell>
          <table:table-cell office:value-type="float" office:value="0.125" calcext:value-type="float">
            <text:p>0,13</text:p>
          </table:table-cell>
          <table:table-cell office:value-type="float" office:value="0.358333" calcext:value-type="float">
            <text:p>0,36</text:p>
          </table:table-cell>
          <table:table-cell office:value-type="float" office:value="0.15625" calcext:value-type="float">
            <text:p>0,16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21875" calcext:value-type="float">
            <text:p>0,22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,25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26875" calcext:value-type="float">
            <text:p>0,27</text:p>
          </table:table-cell>
          <table:table-cell office:value-type="float" office:value="0.5" calcext:value-type="float">
            <text:p>0,50</text:p>
          </table:table-cell>
          <table:table-cell office:value-type="float" office:value="0.30625" calcext:value-type="float">
            <text:p>0,31</text:p>
          </table:table-cell>
          <table:table-cell office:value-type="float" office:value="0.458333" calcext:value-type="float">
            <text:p>0,46</text:p>
          </table:table-cell>
          <table:table-cell office:value-type="string" calcext:value-type="string">
            <text:p>C</text:p>
          </table:table-cell>
          <table:table-cell office:value-type="float" office:value="0.34375" calcext:value-type="float">
            <text:p>0,34</text:p>
          </table:table-cell>
          <table:table-cell office:value-type="float" office:value="0.416667" calcext:value-type="float">
            <text:p>0,42</text:p>
          </table:table-cell>
          <table:table-cell office:value-type="float" office:value="0.34375" calcext:value-type="float">
            <text:p>0,34</text:p>
          </table:table-cell>
          <table:table-cell office:value-type="float" office:value="0.583333" calcext:value-type="float">
            <text:p>0,58</text:p>
          </table:table-cell>
          <table:table-cell office:value-type="float" office:value="0.30625" calcext:value-type="float">
            <text:p>0,31</text:p>
          </table:table-cell>
          <table:table-cell office:value-type="float" office:value="0.541667" calcext:value-type="float">
            <text:p>0,54</text:p>
          </table:table-cell>
          <table:table-cell office:value-type="string" calcext:value-type="string">
            <text:p>C</text:p>
          </table:table-cell>
          <table:table-cell office:value-type="float" office:value="0.26875" calcext:value-type="float">
            <text:p>0,27</text:p>
          </table:table-cell>
          <table:table-cell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21875" calcext:value-type="float">
            <text:p>0,22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C</text:p>
          </table:table-cell>
          <table:table-cell office:value-type="float" office:value="0.15625" calcext:value-type="float">
            <text:p>0,16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125" calcext:value-type="float">
            <text:p>0,13</text:p>
          </table:table-cell>
          <table:table-cell office:value-type="float" office:value="0.641667" calcext:value-type="float">
            <text:p>0,64</text:p>
          </table:table-cell>
          <table:table-cell office:value-type="float" office:value="0.15625" calcext:value-type="float">
            <text:p>0,16</text:p>
          </table:table-cell>
          <table:table-cell office:value-type="float" office:value="0.591667" calcext:value-type="float">
            <text:p>0,59</text:p>
          </table:table-cell>
          <table:table-cell office:value-type="string" calcext:value-type="string">
            <text:p>C</text:p>
          </table:table-cell>
          <table:table-cell office:value-type="float" office:value="0.1875" calcext:value-type="float">
            <text:p>0,19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0625" calcext:value-type="float">
            <text:p>0,06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09375" calcext:value-type="float">
            <text:p>0,09</text:p>
          </table:table-cell>
          <table:table-cell office:value-type="float" office:value="0.591667" calcext:value-type="float">
            <text:p>0,59</text:p>
          </table:table-cell>
          <table:table-cell office:value-type="string" calcext:value-type="string">
            <text:p>C</text:p>
          </table:table-cell>
          <table:table-cell office:value-type="float" office:value="0.125" calcext:value-type="float">
            <text:p>0,13</text:p>
          </table:table-cell>
          <table:table-cell office:value-type="float" office:value="0.641667" calcext:value-type="float">
            <text:p>0,64</text:p>
          </table:table-cell>
          <table:table-cell office:value-type="float" office:value="0.09375" calcext:value-type="float">
            <text:p>0,09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03125" calcext:value-type="float">
            <text:p>0,03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,0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,0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Z</text:p>
          </table:table-cell>
          <table:table-cell table:number-columns-repeated="93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25" calcext:value-type="float">
            <text:p>0,2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28125" calcext:value-type="float">
            <text:p>0,28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C</text:p>
          </table:table-cell>
          <table:table-cell office:value-type="float" office:value="0.34375" calcext:value-type="float">
            <text:p>0,34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375" calcext:value-type="float">
            <text:p>0,38</text:p>
          </table:table-cell>
          <table:table-cell office:value-type="float" office:value="0.308333" calcext:value-type="float">
            <text:p>0,31</text:p>
          </table:table-cell>
          <table:table-cell office:value-type="float" office:value="0.34375" calcext:value-type="float">
            <text:p>0,34</text:p>
          </table:table-cell>
          <table:table-cell office:value-type="float" office:value="0.258333" calcext:value-type="float">
            <text:p>0,26</text:p>
          </table:table-cell>
          <table:table-cell office:value-type="string" calcext:value-type="string">
            <text:p>C</text:p>
          </table:table-cell>
          <table:table-cell office:value-type="float" office:value="0.3125" calcext:value-type="float">
            <text:p>0,31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4375" calcext:value-type="float">
            <text:p>0,44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40625" calcext:value-type="float">
            <text:p>0,41</text:p>
          </table:table-cell>
          <table:table-cell office:value-type="float" office:value="0.258333" calcext:value-type="float">
            <text:p>0,26</text:p>
          </table:table-cell>
          <table:table-cell office:value-type="string" calcext:value-type="string">
            <text:p>C</text:p>
          </table:table-cell>
          <table:table-cell office:value-type="float" office:value="0.375" calcext:value-type="float">
            <text:p>0,38</text:p>
          </table:table-cell>
          <table:table-cell office:value-type="float" office:value="0.308333" calcext:value-type="float">
            <text:p>0,31</text:p>
          </table:table-cell>
          <table:table-cell office:value-type="float" office:value="0.40625" calcext:value-type="float">
            <text:p>0,41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46875" calcext:value-type="float">
            <text:p>0,47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,50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48125" calcext:value-type="float">
            <text:p>0,48</text:p>
          </table:table-cell>
          <table:table-cell office:value-type="float" office:value="0.5" calcext:value-type="float">
            <text:p>0,50</text:p>
          </table:table-cell>
          <table:table-cell office:value-type="float" office:value="0.44375" calcext:value-type="float">
            <text:p>0,44</text:p>
          </table:table-cell>
          <table:table-cell office:value-type="float" office:value="0.458333" calcext:value-type="float">
            <text:p>0,46</text:p>
          </table:table-cell>
          <table:table-cell office:value-type="string" calcext:value-type="string">
            <text:p>C</text:p>
          </table:table-cell>
          <table:table-cell office:value-type="float" office:value="0.40625" calcext:value-type="float">
            <text:p>0,41</text:p>
          </table:table-cell>
          <table:table-cell office:value-type="float" office:value="0.416667" calcext:value-type="float">
            <text:p>0,42</text:p>
          </table:table-cell>
          <table:table-cell office:value-type="float" office:value="0.40625" calcext:value-type="float">
            <text:p>0,41</text:p>
          </table:table-cell>
          <table:table-cell office:value-type="float" office:value="0.583333" calcext:value-type="float">
            <text:p>0,58</text:p>
          </table:table-cell>
          <table:table-cell office:value-type="float" office:value="0.44375" calcext:value-type="float">
            <text:p>0,44</text:p>
          </table:table-cell>
          <table:table-cell office:value-type="float" office:value="0.541667" calcext:value-type="float">
            <text:p>0,54</text:p>
          </table:table-cell>
          <table:table-cell office:value-type="string" calcext:value-type="string">
            <text:p>C</text:p>
          </table:table-cell>
          <table:table-cell office:value-type="float" office:value="0.48125" calcext:value-type="float">
            <text:p>0,48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5" calcext:value-type="float">
            <text:p>0,50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46875" calcext:value-type="float">
            <text:p>0,47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C</text:p>
          </table:table-cell>
          <table:table-cell office:value-type="float" office:value="0.40625" calcext:value-type="float">
            <text:p>0,41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375" calcext:value-type="float">
            <text:p>0,38</text:p>
          </table:table-cell>
          <table:table-cell office:value-type="float" office:value="0.691667" calcext:value-type="float">
            <text:p>0,69</text:p>
          </table:table-cell>
          <table:table-cell office:value-type="float" office:value="0.40625" calcext:value-type="float">
            <text:p>0,41</text:p>
          </table:table-cell>
          <table:table-cell office:value-type="float" office:value="0.741667" calcext:value-type="float">
            <text:p>0,74</text:p>
          </table:table-cell>
          <table:table-cell office:value-type="string" calcext:value-type="string">
            <text:p>C</text:p>
          </table:table-cell>
          <table:table-cell office:value-type="float" office:value="0.4375" calcext:value-type="float">
            <text:p>0,44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3125" calcext:value-type="float">
            <text:p>0,31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34375" calcext:value-type="float">
            <text:p>0,34</text:p>
          </table:table-cell>
          <table:table-cell office:value-type="float" office:value="0.741667" calcext:value-type="float">
            <text:p>0,74</text:p>
          </table:table-cell>
          <table:table-cell office:value-type="string" calcext:value-type="string">
            <text:p>C</text:p>
          </table:table-cell>
          <table:table-cell office:value-type="float" office:value="0.375" calcext:value-type="float">
            <text:p>0,38</text:p>
          </table:table-cell>
          <table:table-cell office:value-type="float" office:value="0.691667" calcext:value-type="float">
            <text:p>0,69</text:p>
          </table:table-cell>
          <table:table-cell office:value-type="float" office:value="0.34375" calcext:value-type="float">
            <text:p>0,34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28125" calcext:value-type="float">
            <text:p>0,28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,25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26875" calcext:value-type="float">
            <text:p>0,27</text:p>
          </table:table-cell>
          <table:table-cell office:value-type="float" office:value="0.5" calcext:value-type="float">
            <text:p>0,50</text:p>
          </table:table-cell>
          <table:table-cell office:value-type="float" office:value="0.30625" calcext:value-type="float">
            <text:p>0,31</text:p>
          </table:table-cell>
          <table:table-cell office:value-type="float" office:value="0.541667" calcext:value-type="float">
            <text:p>0,54</text:p>
          </table:table-cell>
          <table:table-cell office:value-type="string" calcext:value-type="string">
            <text:p>C</text:p>
          </table:table-cell>
          <table:table-cell office:value-type="float" office:value="0.34375" calcext:value-type="float">
            <text:p>0,34</text:p>
          </table:table-cell>
          <table:table-cell office:value-type="float" office:value="0.583333" calcext:value-type="float">
            <text:p>0,58</text:p>
          </table:table-cell>
          <table:table-cell office:value-type="float" office:value="0.34375" calcext:value-type="float">
            <text:p>0,34</text:p>
          </table:table-cell>
          <table:table-cell office:value-type="float" office:value="0.416667" calcext:value-type="float">
            <text:p>0,42</text:p>
          </table:table-cell>
          <table:table-cell office:value-type="float" office:value="0.30625" calcext:value-type="float">
            <text:p>0,31</text:p>
          </table:table-cell>
          <table:table-cell office:value-type="float" office:value="0.458333" calcext:value-type="float">
            <text:p>0,46</text:p>
          </table:table-cell>
          <table:table-cell office:value-type="string" calcext:value-type="string">
            <text:p>C</text:p>
          </table:table-cell>
          <table:table-cell office:value-type="float" office:value="0.26875" calcext:value-type="float">
            <text:p>0,27</text:p>
          </table:table-cell>
          <table:table-cell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Z</text:p>
          </table:table-cell>
          <table:table-cell table:number-columns-repeated="911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5" calcext:value-type="float">
            <text:p>0,5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53125" calcext:value-type="float">
            <text:p>0,53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C</text:p>
          </table:table-cell>
          <table:table-cell office:value-type="float" office:value="0.59375" calcext:value-type="float">
            <text:p>0,59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625" calcext:value-type="float">
            <text:p>0,63</text:p>
          </table:table-cell>
          <table:table-cell office:value-type="float" office:value="0.358333" calcext:value-type="float">
            <text:p>0,36</text:p>
          </table:table-cell>
          <table:table-cell office:value-type="float" office:value="0.59375" calcext:value-type="float">
            <text:p>0,59</text:p>
          </table:table-cell>
          <table:table-cell office:value-type="float" office:value="0.408333" calcext:value-type="float">
            <text:p>0,41</text:p>
          </table:table-cell>
          <table:table-cell office:value-type="string" calcext:value-type="string">
            <text:p>C</text:p>
          </table:table-cell>
          <table:table-cell office:value-type="float" office:value="0.5625" calcext:value-type="float">
            <text:p>0,56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6875" calcext:value-type="float">
            <text:p>0,69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65625" calcext:value-type="float">
            <text:p>0,66</text:p>
          </table:table-cell>
          <table:table-cell office:value-type="float" office:value="0.408333" calcext:value-type="float">
            <text:p>0,41</text:p>
          </table:table-cell>
          <table:table-cell office:value-type="string" calcext:value-type="string">
            <text:p>C</text:p>
          </table:table-cell>
          <table:table-cell office:value-type="float" office:value="0.625" calcext:value-type="float">
            <text:p>0,63</text:p>
          </table:table-cell>
          <table:table-cell office:value-type="float" office:value="0.358333" calcext:value-type="float">
            <text:p>0,36</text:p>
          </table:table-cell>
          <table:table-cell office:value-type="float" office:value="0.65625" calcext:value-type="float">
            <text:p>0,66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71875" calcext:value-type="float">
            <text:p>0,72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,75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76875" calcext:value-type="float">
            <text:p>0,77</text:p>
          </table:table-cell>
          <table:table-cell office:value-type="float" office:value="0.5" calcext:value-type="float">
            <text:p>0,50</text:p>
          </table:table-cell>
          <table:table-cell office:value-type="float" office:value="0.80625" calcext:value-type="float">
            <text:p>0,81</text:p>
          </table:table-cell>
          <table:table-cell office:value-type="float" office:value="0.458333" calcext:value-type="float">
            <text:p>0,46</text:p>
          </table:table-cell>
          <table:table-cell office:value-type="string" calcext:value-type="string">
            <text:p>C</text:p>
          </table:table-cell>
          <table:table-cell office:value-type="float" office:value="0.84375" calcext:value-type="float">
            <text:p>0,84</text:p>
          </table:table-cell>
          <table:table-cell office:value-type="float" office:value="0.416667" calcext:value-type="float">
            <text:p>0,42</text:p>
          </table:table-cell>
          <table:table-cell office:value-type="float" office:value="0.84375" calcext:value-type="float">
            <text:p>0,84</text:p>
          </table:table-cell>
          <table:table-cell office:value-type="float" office:value="0.583333" calcext:value-type="float">
            <text:p>0,58</text:p>
          </table:table-cell>
          <table:table-cell office:value-type="float" office:value="0.80625" calcext:value-type="float">
            <text:p>0,81</text:p>
          </table:table-cell>
          <table:table-cell office:value-type="float" office:value="0.541667" calcext:value-type="float">
            <text:p>0,54</text:p>
          </table:table-cell>
          <table:table-cell office:value-type="string" calcext:value-type="string">
            <text:p>C</text:p>
          </table:table-cell>
          <table:table-cell office:value-type="float" office:value="0.76875" calcext:value-type="float">
            <text:p>0,77</text:p>
          </table:table-cell>
          <table:table-cell office:value-type="float" office:value="0.5" calcext:value-type="float">
            <text:p>0,50</text:p>
          </table:table-cell>
          <table:table-cell office:value-type="float" office:value="0.75" calcext:value-type="float">
            <text:p>0,75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71875" calcext:value-type="float">
            <text:p>0,72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C</text:p>
          </table:table-cell>
          <table:table-cell office:value-type="float" office:value="0.65625" calcext:value-type="float">
            <text:p>0,66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625" calcext:value-type="float">
            <text:p>0,63</text:p>
          </table:table-cell>
          <table:table-cell office:value-type="float" office:value="0.641667" calcext:value-type="float">
            <text:p>0,64</text:p>
          </table:table-cell>
          <table:table-cell office:value-type="float" office:value="0.65625" calcext:value-type="float">
            <text:p>0,66</text:p>
          </table:table-cell>
          <table:table-cell office:value-type="float" office:value="0.591667" calcext:value-type="float">
            <text:p>0,59</text:p>
          </table:table-cell>
          <table:table-cell office:value-type="string" calcext:value-type="string">
            <text:p>C</text:p>
          </table:table-cell>
          <table:table-cell office:value-type="float" office:value="0.6875" calcext:value-type="float">
            <text:p>0,69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5625" calcext:value-type="float">
            <text:p>0,56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59375" calcext:value-type="float">
            <text:p>0,59</text:p>
          </table:table-cell>
          <table:table-cell office:value-type="float" office:value="0.591667" calcext:value-type="float">
            <text:p>0,59</text:p>
          </table:table-cell>
          <table:table-cell office:value-type="string" calcext:value-type="string">
            <text:p>C</text:p>
          </table:table-cell>
          <table:table-cell office:value-type="float" office:value="0.625" calcext:value-type="float">
            <text:p>0,63</text:p>
          </table:table-cell>
          <table:table-cell office:value-type="float" office:value="0.641667" calcext:value-type="float">
            <text:p>0,64</text:p>
          </table:table-cell>
          <table:table-cell office:value-type="float" office:value="0.59375" calcext:value-type="float">
            <text:p>0,59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53125" calcext:value-type="float">
            <text:p>0,53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,50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48125" calcext:value-type="float">
            <text:p>0,48</text:p>
          </table:table-cell>
          <table:table-cell office:value-type="float" office:value="0.5" calcext:value-type="float">
            <text:p>0,50</text:p>
          </table:table-cell>
          <table:table-cell office:value-type="float" office:value="0.44375" calcext:value-type="float">
            <text:p>0,44</text:p>
          </table:table-cell>
          <table:table-cell office:value-type="float" office:value="0.541667" calcext:value-type="float">
            <text:p>0,54</text:p>
          </table:table-cell>
          <table:table-cell office:value-type="string" calcext:value-type="string">
            <text:p>C</text:p>
          </table:table-cell>
          <table:table-cell office:value-type="float" office:value="0.40625" calcext:value-type="float">
            <text:p>0,41</text:p>
          </table:table-cell>
          <table:table-cell office:value-type="float" office:value="0.583333" calcext:value-type="float">
            <text:p>0,58</text:p>
          </table:table-cell>
          <table:table-cell office:value-type="float" office:value="0.40625" calcext:value-type="float">
            <text:p>0,41</text:p>
          </table:table-cell>
          <table:table-cell office:value-type="float" office:value="0.416667" calcext:value-type="float">
            <text:p>0,42</text:p>
          </table:table-cell>
          <table:table-cell office:value-type="float" office:value="0.44375" calcext:value-type="float">
            <text:p>0,44</text:p>
          </table:table-cell>
          <table:table-cell office:value-type="float" office:value="0.458333" calcext:value-type="float">
            <text:p>0,46</text:p>
          </table:table-cell>
          <table:table-cell office:value-type="string" calcext:value-type="string">
            <text:p>C</text:p>
          </table:table-cell>
          <table:table-cell office:value-type="float" office:value="0.48125" calcext:value-type="float">
            <text:p>0,48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5" calcext:value-type="float">
            <text:p>0,50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Z</text:p>
          </table:table-cell>
          <table:table-cell table:number-columns-repeated="911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75" calcext:value-type="float">
            <text:p>0,7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0.78125" calcext:value-type="float">
            <text:p>0,78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C</text:p>
          </table:table-cell>
          <table:table-cell office:value-type="float" office:value="0.84375" calcext:value-type="float">
            <text:p>0,84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875" calcext:value-type="float">
            <text:p>0,88</text:p>
          </table:table-cell>
          <table:table-cell office:value-type="float" office:value="0.308333" calcext:value-type="float">
            <text:p>0,31</text:p>
          </table:table-cell>
          <table:table-cell office:value-type="float" office:value="0.84375" calcext:value-type="float">
            <text:p>0,84</text:p>
          </table:table-cell>
          <table:table-cell office:value-type="float" office:value="0.258333" calcext:value-type="float">
            <text:p>0,26</text:p>
          </table:table-cell>
          <table:table-cell office:value-type="string" calcext:value-type="string">
            <text:p>C</text:p>
          </table:table-cell>
          <table:table-cell office:value-type="float" office:value="0.8125" calcext:value-type="float">
            <text:p>0,81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9375" calcext:value-type="float">
            <text:p>0,94</text:p>
          </table:table-cell>
          <table:table-cell office:value-type="float" office:value="0.208333" calcext:value-type="float">
            <text:p>0,21</text:p>
          </table:table-cell>
          <table:table-cell office:value-type="float" office:value="0.90625" calcext:value-type="float">
            <text:p>0,91</text:p>
          </table:table-cell>
          <table:table-cell office:value-type="float" office:value="0.258333" calcext:value-type="float">
            <text:p>0,26</text:p>
          </table:table-cell>
          <table:table-cell office:value-type="string" calcext:value-type="string">
            <text:p>C</text:p>
          </table:table-cell>
          <table:table-cell office:value-type="float" office:value="0.875" calcext:value-type="float">
            <text:p>0,88</text:p>
          </table:table-cell>
          <table:table-cell office:value-type="float" office:value="0.308333" calcext:value-type="float">
            <text:p>0,31</text:p>
          </table:table-cell>
          <table:table-cell office:value-type="float" office:value="0.90625" calcext:value-type="float">
            <text:p>0,91</text:p>
          </table:table-cell>
          <table:table-cell office:value-type="float" office:value="0.333333" calcext:value-type="float">
            <text:p>0,33</text:p>
          </table:table-cell>
          <table:table-cell office:value-type="float" office:value="0.96875" calcext:value-type="float">
            <text:p>0,97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,00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,0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96875" calcext:value-type="float">
            <text:p>0,97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C</text:p>
          </table:table-cell>
          <table:table-cell office:value-type="float" office:value="0.90625" calcext:value-type="float">
            <text:p>0,91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875" calcext:value-type="float">
            <text:p>0,88</text:p>
          </table:table-cell>
          <table:table-cell office:value-type="float" office:value="0.691667" calcext:value-type="float">
            <text:p>0,69</text:p>
          </table:table-cell>
          <table:table-cell office:value-type="float" office:value="0.90625" calcext:value-type="float">
            <text:p>0,91</text:p>
          </table:table-cell>
          <table:table-cell office:value-type="float" office:value="0.741667" calcext:value-type="float">
            <text:p>0,74</text:p>
          </table:table-cell>
          <table:table-cell office:value-type="string" calcext:value-type="string">
            <text:p>C</text:p>
          </table:table-cell>
          <table:table-cell office:value-type="float" office:value="0.9375" calcext:value-type="float">
            <text:p>0,94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8125" calcext:value-type="float">
            <text:p>0,81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84375" calcext:value-type="float">
            <text:p>0,84</text:p>
          </table:table-cell>
          <table:table-cell office:value-type="float" office:value="0.741667" calcext:value-type="float">
            <text:p>0,74</text:p>
          </table:table-cell>
          <table:table-cell office:value-type="string" calcext:value-type="string">
            <text:p>C</text:p>
          </table:table-cell>
          <table:table-cell office:value-type="float" office:value="0.875" calcext:value-type="float">
            <text:p>0,88</text:p>
          </table:table-cell>
          <table:table-cell office:value-type="float" office:value="0.691667" calcext:value-type="float">
            <text:p>0,69</text:p>
          </table:table-cell>
          <table:table-cell office:value-type="float" office:value="0.84375" calcext:value-type="float">
            <text:p>0,84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78125" calcext:value-type="float">
            <text:p>0,78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,75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76875" calcext:value-type="float">
            <text:p>0,77</text:p>
          </table:table-cell>
          <table:table-cell office:value-type="float" office:value="0.5" calcext:value-type="float">
            <text:p>0,50</text:p>
          </table:table-cell>
          <table:table-cell office:value-type="float" office:value="0.80625" calcext:value-type="float">
            <text:p>0,81</text:p>
          </table:table-cell>
          <table:table-cell office:value-type="float" office:value="0.541667" calcext:value-type="float">
            <text:p>0,54</text:p>
          </table:table-cell>
          <table:table-cell office:value-type="string" calcext:value-type="string">
            <text:p>C</text:p>
          </table:table-cell>
          <table:table-cell office:value-type="float" office:value="0.84375" calcext:value-type="float">
            <text:p>0,84</text:p>
          </table:table-cell>
          <table:table-cell office:value-type="float" office:value="0.583333" calcext:value-type="float">
            <text:p>0,58</text:p>
          </table:table-cell>
          <table:table-cell office:value-type="float" office:value="0.84375" calcext:value-type="float">
            <text:p>0,84</text:p>
          </table:table-cell>
          <table:table-cell office:value-type="float" office:value="0.416667" calcext:value-type="float">
            <text:p>0,42</text:p>
          </table:table-cell>
          <table:table-cell office:value-type="float" office:value="0.80625" calcext:value-type="float">
            <text:p>0,81</text:p>
          </table:table-cell>
          <table:table-cell office:value-type="float" office:value="0.458333" calcext:value-type="float">
            <text:p>0,46</text:p>
          </table:table-cell>
          <table:table-cell office:value-type="string" calcext:value-type="string">
            <text:p>C</text:p>
          </table:table-cell>
          <table:table-cell office:value-type="float" office:value="0.76875" calcext:value-type="float">
            <text:p>0,77</text:p>
          </table:table-cell>
          <table:table-cell office:value-type="float" office:value="0.5" calcext:value-type="float">
            <text:p>0,50</text:p>
          </table:table-cell>
          <table:table-cell office:value-type="float" office:value="0.75" calcext:value-type="float">
            <text:p>0,75</text:p>
          </table:table-cell>
          <table:table-cell office:value-type="float" office:value="0.458333" calcext:value-type="float">
            <text:p>0,46</text:p>
          </table:table-cell>
          <table:table-cell office:value-type="float" office:value="0.75" calcext:value-type="float">
            <text:p>0,75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333333" calcext:value-type="float">
            <text:p>0,33</text:p>
          </table:table-cell>
          <table:table-cell office:value-type="string" calcext:value-type="string">
            <text:p>Z</text:p>
          </table:table-cell>
          <table:table-cell table:number-columns-repeated="93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" calcext:value-type="float">
            <text:p>0,0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03125" calcext:value-type="float">
            <text:p>0,03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C</text:p>
          </table:table-cell>
          <table:table-cell office:value-type="float" office:value="0.09375" calcext:value-type="float">
            <text:p>0,09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125" calcext:value-type="float">
            <text:p>0,13</text:p>
          </table:table-cell>
          <table:table-cell office:value-type="float" office:value="0.641667" calcext:value-type="float">
            <text:p>0,64</text:p>
          </table:table-cell>
          <table:table-cell office:value-type="float" office:value="0.09375" calcext:value-type="float">
            <text:p>0,09</text:p>
          </table:table-cell>
          <table:table-cell office:value-type="float" office:value="0.591667" calcext:value-type="float">
            <text:p>0,59</text:p>
          </table:table-cell>
          <table:table-cell office:value-type="string" calcext:value-type="string">
            <text:p>C</text:p>
          </table:table-cell>
          <table:table-cell office:value-type="float" office:value="0.0625" calcext:value-type="float">
            <text:p>0,06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1875" calcext:value-type="float">
            <text:p>0,19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15625" calcext:value-type="float">
            <text:p>0,16</text:p>
          </table:table-cell>
          <table:table-cell office:value-type="float" office:value="0.591667" calcext:value-type="float">
            <text:p>0,59</text:p>
          </table:table-cell>
          <table:table-cell office:value-type="string" calcext:value-type="string">
            <text:p>C</text:p>
          </table:table-cell>
          <table:table-cell office:value-type="float" office:value="0.125" calcext:value-type="float">
            <text:p>0,13</text:p>
          </table:table-cell>
          <table:table-cell office:value-type="float" office:value="0.641667" calcext:value-type="float">
            <text:p>0,64</text:p>
          </table:table-cell>
          <table:table-cell office:value-type="float" office:value="0.15625" calcext:value-type="float">
            <text:p>0,16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21875" calcext:value-type="float">
            <text:p>0,22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708333" calcext:value-type="float">
            <text:p>0,71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,25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23125" calcext:value-type="float">
            <text:p>0,23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19375" calcext:value-type="float">
            <text:p>0,19</text:p>
          </table:table-cell>
          <table:table-cell office:value-type="float" office:value="0.791667" calcext:value-type="float">
            <text:p>0,79</text:p>
          </table:table-cell>
          <table:table-cell office:value-type="string" calcext:value-type="string">
            <text:p>C</text:p>
          </table:table-cell>
          <table:table-cell office:value-type="float" office:value="0.15625" calcext:value-type="float">
            <text:p>0,16</text:p>
          </table:table-cell>
          <table:table-cell office:value-type="float" office:value="0.75" calcext:value-type="float">
            <text:p>0,75</text:p>
          </table:table-cell>
          <table:table-cell office:value-type="float" office:value="0.15625" calcext:value-type="float">
            <text:p>0,16</text:p>
          </table:table-cell>
          <table:table-cell office:value-type="float" office:value="0.916667" calcext:value-type="float">
            <text:p>0,92</text:p>
          </table:table-cell>
          <table:table-cell office:value-type="float" office:value="0.19375" calcext:value-type="float">
            <text:p>0,19</text:p>
          </table:table-cell>
          <table:table-cell office:value-type="float" office:value="0.875" calcext:value-type="float">
            <text:p>0,88</text:p>
          </table:table-cell>
          <table:table-cell office:value-type="string" calcext:value-type="string">
            <text:p>C</text:p>
          </table:table-cell>
          <table:table-cell office:value-type="float" office:value="0.23125" calcext:value-type="float">
            <text:p>0,23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25" calcext:value-type="float">
            <text:p>0,25</text:p>
          </table:table-cell>
          <table:table-cell office:value-type="float" office:value="0.875" calcext:value-type="float">
            <text:p>0,88</text:p>
          </table:table-cell>
          <table:table-cell office:value-type="float" office:value="0.25" calcext:value-type="float">
            <text:p>0,25</text:p>
          </table:table-cell>
          <table:table-cell office:value-type="float" office:value="0.958333" calcext:value-type="float">
            <text:p>0,96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,0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Z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25" calcext:value-type="float">
            <text:p>0,2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28125" calcext:value-type="float">
            <text:p>0,28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C</text:p>
          </table:table-cell>
          <table:table-cell office:value-type="float" office:value="0.34375" calcext:value-type="float">
            <text:p>0,34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375" calcext:value-type="float">
            <text:p>0,38</text:p>
          </table:table-cell>
          <table:table-cell office:value-type="float" office:value="0.691667" calcext:value-type="float">
            <text:p>0,69</text:p>
          </table:table-cell>
          <table:table-cell office:value-type="float" office:value="0.34375" calcext:value-type="float">
            <text:p>0,34</text:p>
          </table:table-cell>
          <table:table-cell office:value-type="float" office:value="0.741667" calcext:value-type="float">
            <text:p>0,74</text:p>
          </table:table-cell>
          <table:table-cell office:value-type="string" calcext:value-type="string">
            <text:p>C</text:p>
          </table:table-cell>
          <table:table-cell office:value-type="float" office:value="0.3125" calcext:value-type="float">
            <text:p>0,31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4375" calcext:value-type="float">
            <text:p>0,44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40625" calcext:value-type="float">
            <text:p>0,41</text:p>
          </table:table-cell>
          <table:table-cell office:value-type="float" office:value="0.741667" calcext:value-type="float">
            <text:p>0,74</text:p>
          </table:table-cell>
          <table:table-cell office:value-type="string" calcext:value-type="string">
            <text:p>C</text:p>
          </table:table-cell>
          <table:table-cell office:value-type="float" office:value="0.375" calcext:value-type="float">
            <text:p>0,38</text:p>
          </table:table-cell>
          <table:table-cell office:value-type="float" office:value="0.691667" calcext:value-type="float">
            <text:p>0,69</text:p>
          </table:table-cell>
          <table:table-cell office:value-type="float" office:value="0.40625" calcext:value-type="float">
            <text:p>0,41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46875" calcext:value-type="float">
            <text:p>0,47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708333" calcext:value-type="float">
            <text:p>0,71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,50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51875" calcext:value-type="float">
            <text:p>0,52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55625" calcext:value-type="float">
            <text:p>0,56</text:p>
          </table:table-cell>
          <table:table-cell office:value-type="float" office:value="0.791667" calcext:value-type="float">
            <text:p>0,79</text:p>
          </table:table-cell>
          <table:table-cell office:value-type="string" calcext:value-type="string">
            <text:p>C</text:p>
          </table:table-cell>
          <table:table-cell office:value-type="float" office:value="0.59375" calcext:value-type="float">
            <text:p>0,59</text:p>
          </table:table-cell>
          <table:table-cell office:value-type="float" office:value="0.75" calcext:value-type="float">
            <text:p>0,75</text:p>
          </table:table-cell>
          <table:table-cell office:value-type="float" office:value="0.59375" calcext:value-type="float">
            <text:p>0,59</text:p>
          </table:table-cell>
          <table:table-cell office:value-type="float" office:value="0.916667" calcext:value-type="float">
            <text:p>0,92</text:p>
          </table:table-cell>
          <table:table-cell office:value-type="float" office:value="0.55625" calcext:value-type="float">
            <text:p>0,56</text:p>
          </table:table-cell>
          <table:table-cell office:value-type="float" office:value="0.875" calcext:value-type="float">
            <text:p>0,88</text:p>
          </table:table-cell>
          <table:table-cell office:value-type="string" calcext:value-type="string">
            <text:p>C</text:p>
          </table:table-cell>
          <table:table-cell office:value-type="float" office:value="0.51875" calcext:value-type="float">
            <text:p>0,52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5" calcext:value-type="float">
            <text:p>0,50</text:p>
          </table:table-cell>
          <table:table-cell office:value-type="float" office:value="0.875" calcext:value-type="float">
            <text:p>0,88</text:p>
          </table:table-cell>
          <table:table-cell office:value-type="float" office:value="0.5" calcext:value-type="float">
            <text:p>0,50</text:p>
          </table:table-cell>
          <table:table-cell office:value-type="float" office:value="0.958333" calcext:value-type="float">
            <text:p>0,96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958333" calcext:value-type="float">
            <text:p>0,96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,25</text:p>
          </table:table-cell>
          <table:table-cell office:value-type="float" office:value="0.875" calcext:value-type="float">
            <text:p>0,88</text:p>
          </table:table-cell>
          <table:table-cell office:value-type="float" office:value="0.23125" calcext:value-type="float">
            <text:p>0,23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19375" calcext:value-type="float">
            <text:p>0,19</text:p>
          </table:table-cell>
          <table:table-cell office:value-type="float" office:value="0.875" calcext:value-type="float">
            <text:p>0,88</text:p>
          </table:table-cell>
          <table:table-cell office:value-type="string" calcext:value-type="string">
            <text:p>C</text:p>
          </table:table-cell>
          <table:table-cell office:value-type="float" office:value="0.15625" calcext:value-type="float">
            <text:p>0,16</text:p>
          </table:table-cell>
          <table:table-cell office:value-type="float" office:value="0.916667" calcext:value-type="float">
            <text:p>0,92</text:p>
          </table:table-cell>
          <table:table-cell office:value-type="float" office:value="0.15625" calcext:value-type="float">
            <text:p>0,16</text:p>
          </table:table-cell>
          <table:table-cell office:value-type="float" office:value="0.75" calcext:value-type="float">
            <text:p>0,75</text:p>
          </table:table-cell>
          <table:table-cell office:value-type="float" office:value="0.19375" calcext:value-type="float">
            <text:p>0,19</text:p>
          </table:table-cell>
          <table:table-cell office:value-type="float" office:value="0.791667" calcext:value-type="float">
            <text:p>0,79</text:p>
          </table:table-cell>
          <table:table-cell office:value-type="string" calcext:value-type="string">
            <text:p>C</text:p>
          </table:table-cell>
          <table:table-cell office:value-type="float" office:value="0.23125" calcext:value-type="float">
            <text:p>0,23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25" calcext:value-type="float">
            <text:p>0,25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25" calcext:value-type="float">
            <text:p>0,25</text:p>
          </table:table-cell>
          <table:table-cell office:value-type="float" office:value="0.708333" calcext:value-type="float">
            <text:p>0,71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,2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Z</text:p>
          </table:table-cell>
          <table:table-cell table:number-columns-repeated="93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5" calcext:value-type="float">
            <text:p>0,5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53125" calcext:value-type="float">
            <text:p>0,53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C</text:p>
          </table:table-cell>
          <table:table-cell office:value-type="float" office:value="0.59375" calcext:value-type="float">
            <text:p>0,59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625" calcext:value-type="float">
            <text:p>0,63</text:p>
          </table:table-cell>
          <table:table-cell office:value-type="float" office:value="0.641667" calcext:value-type="float">
            <text:p>0,64</text:p>
          </table:table-cell>
          <table:table-cell office:value-type="float" office:value="0.59375" calcext:value-type="float">
            <text:p>0,59</text:p>
          </table:table-cell>
          <table:table-cell office:value-type="float" office:value="0.591667" calcext:value-type="float">
            <text:p>0,59</text:p>
          </table:table-cell>
          <table:table-cell office:value-type="string" calcext:value-type="string">
            <text:p>C</text:p>
          </table:table-cell>
          <table:table-cell office:value-type="float" office:value="0.5625" calcext:value-type="float">
            <text:p>0,56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6875" calcext:value-type="float">
            <text:p>0,69</text:p>
          </table:table-cell>
          <table:table-cell office:value-type="float" office:value="0.541667" calcext:value-type="float">
            <text:p>0,54</text:p>
          </table:table-cell>
          <table:table-cell office:value-type="float" office:value="0.65625" calcext:value-type="float">
            <text:p>0,66</text:p>
          </table:table-cell>
          <table:table-cell office:value-type="float" office:value="0.591667" calcext:value-type="float">
            <text:p>0,59</text:p>
          </table:table-cell>
          <table:table-cell office:value-type="string" calcext:value-type="string">
            <text:p>C</text:p>
          </table:table-cell>
          <table:table-cell office:value-type="float" office:value="0.625" calcext:value-type="float">
            <text:p>0,63</text:p>
          </table:table-cell>
          <table:table-cell office:value-type="float" office:value="0.641667" calcext:value-type="float">
            <text:p>0,64</text:p>
          </table:table-cell>
          <table:table-cell office:value-type="float" office:value="0.65625" calcext:value-type="float">
            <text:p>0,66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71875" calcext:value-type="float">
            <text:p>0,72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708333" calcext:value-type="float">
            <text:p>0,71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,75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73125" calcext:value-type="float">
            <text:p>0,73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69375" calcext:value-type="float">
            <text:p>0,69</text:p>
          </table:table-cell>
          <table:table-cell office:value-type="float" office:value="0.791667" calcext:value-type="float">
            <text:p>0,79</text:p>
          </table:table-cell>
          <table:table-cell office:value-type="string" calcext:value-type="string">
            <text:p>C</text:p>
          </table:table-cell>
          <table:table-cell office:value-type="float" office:value="0.65625" calcext:value-type="float">
            <text:p>0,66</text:p>
          </table:table-cell>
          <table:table-cell office:value-type="float" office:value="0.75" calcext:value-type="float">
            <text:p>0,75</text:p>
          </table:table-cell>
          <table:table-cell office:value-type="float" office:value="0.65625" calcext:value-type="float">
            <text:p>0,66</text:p>
          </table:table-cell>
          <table:table-cell office:value-type="float" office:value="0.916667" calcext:value-type="float">
            <text:p>0,92</text:p>
          </table:table-cell>
          <table:table-cell office:value-type="float" office:value="0.69375" calcext:value-type="float">
            <text:p>0,69</text:p>
          </table:table-cell>
          <table:table-cell office:value-type="float" office:value="0.875" calcext:value-type="float">
            <text:p>0,88</text:p>
          </table:table-cell>
          <table:table-cell office:value-type="string" calcext:value-type="string">
            <text:p>C</text:p>
          </table:table-cell>
          <table:table-cell office:value-type="float" office:value="0.73125" calcext:value-type="float">
            <text:p>0,73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office:value-type="float" office:value="0.875" calcext:value-type="float">
            <text:p>0,88</text:p>
          </table:table-cell>
          <table:table-cell office:value-type="float" office:value="0.75" calcext:value-type="float">
            <text:p>0,75</text:p>
          </table:table-cell>
          <table:table-cell office:value-type="float" office:value="0.958333" calcext:value-type="float">
            <text:p>0,96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958333" calcext:value-type="float">
            <text:p>0,96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,50</text:p>
          </table:table-cell>
          <table:table-cell office:value-type="float" office:value="0.875" calcext:value-type="float">
            <text:p>0,88</text:p>
          </table:table-cell>
          <table:table-cell office:value-type="float" office:value="0.51875" calcext:value-type="float">
            <text:p>0,52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55625" calcext:value-type="float">
            <text:p>0,56</text:p>
          </table:table-cell>
          <table:table-cell office:value-type="float" office:value="0.875" calcext:value-type="float">
            <text:p>0,88</text:p>
          </table:table-cell>
          <table:table-cell office:value-type="string" calcext:value-type="string">
            <text:p>C</text:p>
          </table:table-cell>
          <table:table-cell office:value-type="float" office:value="0.59375" calcext:value-type="float">
            <text:p>0,59</text:p>
          </table:table-cell>
          <table:table-cell office:value-type="float" office:value="0.916667" calcext:value-type="float">
            <text:p>0,92</text:p>
          </table:table-cell>
          <table:table-cell office:value-type="float" office:value="0.59375" calcext:value-type="float">
            <text:p>0,59</text:p>
          </table:table-cell>
          <table:table-cell office:value-type="float" office:value="0.75" calcext:value-type="float">
            <text:p>0,75</text:p>
          </table:table-cell>
          <table:table-cell office:value-type="float" office:value="0.55625" calcext:value-type="float">
            <text:p>0,56</text:p>
          </table:table-cell>
          <table:table-cell office:value-type="float" office:value="0.791667" calcext:value-type="float">
            <text:p>0,79</text:p>
          </table:table-cell>
          <table:table-cell office:value-type="string" calcext:value-type="string">
            <text:p>C</text:p>
          </table:table-cell>
          <table:table-cell office:value-type="float" office:value="0.51875" calcext:value-type="float">
            <text:p>0,52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5" calcext:value-type="float">
            <text:p>0,50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5" calcext:value-type="float">
            <text:p>0,50</text:p>
          </table:table-cell>
          <table:table-cell office:value-type="float" office:value="0.708333" calcext:value-type="float">
            <text:p>0,71</text:p>
          </table:table-cell>
          <table:table-cell office:value-type="string" calcext:value-type="string">
            <text:p>L</text:p>
          </table:table-cell>
          <table:table-cell office:value-type="float" office:value="0.5" calcext:value-type="float">
            <text:p>0,5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Z</text:p>
          </table:table-cell>
          <table:table-cell table:number-columns-repeated="93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75" calcext:value-type="float">
            <text:p>0,7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0.78125" calcext:value-type="float">
            <text:p>0,78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C</text:p>
          </table:table-cell>
          <table:table-cell office:value-type="float" office:value="0.84375" calcext:value-type="float">
            <text:p>0,84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875" calcext:value-type="float">
            <text:p>0,88</text:p>
          </table:table-cell>
          <table:table-cell office:value-type="float" office:value="0.691667" calcext:value-type="float">
            <text:p>0,69</text:p>
          </table:table-cell>
          <table:table-cell office:value-type="float" office:value="0.84375" calcext:value-type="float">
            <text:p>0,84</text:p>
          </table:table-cell>
          <table:table-cell office:value-type="float" office:value="0.741667" calcext:value-type="float">
            <text:p>0,74</text:p>
          </table:table-cell>
          <table:table-cell office:value-type="string" calcext:value-type="string">
            <text:p>C</text:p>
          </table:table-cell>
          <table:table-cell office:value-type="float" office:value="0.8125" calcext:value-type="float">
            <text:p>0,81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9375" calcext:value-type="float">
            <text:p>0,94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90625" calcext:value-type="float">
            <text:p>0,91</text:p>
          </table:table-cell>
          <table:table-cell office:value-type="float" office:value="0.741667" calcext:value-type="float">
            <text:p>0,74</text:p>
          </table:table-cell>
          <table:table-cell office:value-type="string" calcext:value-type="string">
            <text:p>C</text:p>
          </table:table-cell>
          <table:table-cell office:value-type="float" office:value="0.875" calcext:value-type="float">
            <text:p>0,88</text:p>
          </table:table-cell>
          <table:table-cell office:value-type="float" office:value="0.691667" calcext:value-type="float">
            <text:p>0,69</text:p>
          </table:table-cell>
          <table:table-cell office:value-type="float" office:value="0.90625" calcext:value-type="float">
            <text:p>0,91</text:p>
          </table:table-cell>
          <table:table-cell office:value-type="float" office:value="0.666667" calcext:value-type="float">
            <text:p>0,67</text:p>
          </table:table-cell>
          <table:table-cell office:value-type="float" office:value="0.96875" calcext:value-type="float">
            <text:p>0,97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,0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958333" calcext:value-type="float">
            <text:p>0,96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,75</text:p>
          </table:table-cell>
          <table:table-cell office:value-type="float" office:value="0.875" calcext:value-type="float">
            <text:p>0,88</text:p>
          </table:table-cell>
          <table:table-cell office:value-type="float" office:value="0.73125" calcext:value-type="float">
            <text:p>0,73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69375" calcext:value-type="float">
            <text:p>0,69</text:p>
          </table:table-cell>
          <table:table-cell office:value-type="float" office:value="0.875" calcext:value-type="float">
            <text:p>0,88</text:p>
          </table:table-cell>
          <table:table-cell office:value-type="string" calcext:value-type="string">
            <text:p>C</text:p>
          </table:table-cell>
          <table:table-cell office:value-type="float" office:value="0.65625" calcext:value-type="float">
            <text:p>0,66</text:p>
          </table:table-cell>
          <table:table-cell office:value-type="float" office:value="0.916667" calcext:value-type="float">
            <text:p>0,92</text:p>
          </table:table-cell>
          <table:table-cell office:value-type="float" office:value="0.65625" calcext:value-type="float">
            <text:p>0,66</text:p>
          </table:table-cell>
          <table:table-cell office:value-type="float" office:value="0.75" calcext:value-type="float">
            <text:p>0,75</text:p>
          </table:table-cell>
          <table:table-cell office:value-type="float" office:value="0.69375" calcext:value-type="float">
            <text:p>0,69</text:p>
          </table:table-cell>
          <table:table-cell office:value-type="float" office:value="0.791667" calcext:value-type="float">
            <text:p>0,79</text:p>
          </table:table-cell>
          <table:table-cell office:value-type="string" calcext:value-type="string">
            <text:p>C</text:p>
          </table:table-cell>
          <table:table-cell office:value-type="float" office:value="0.73125" calcext:value-type="float">
            <text:p>0,73</text:p>
          </table:table-cell>
          <table:table-cell office:value-type="float" office:value="0.83333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office:value-type="float" office:value="0.791667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708333" calcext:value-type="float">
            <text:p>0,71</text:p>
          </table:table-cell>
          <table:table-cell office:value-type="string" calcext:value-type="string">
            <text:p>L</text:p>
          </table:table-cell>
          <table:table-cell office:value-type="float" office:value="0.75" calcext:value-type="float">
            <text:p>0,75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Z</text:p>
          </table:table-cell>
          <table:table-cell table:number-columns-repeated="95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X" table:base-cell-address="$PTrans.$D$3" table:cell-range-address="$PTrans.$D$3"/>
        <table:named-range table:name="DY" table:base-cell-address="$PTrans.$D$4" table:cell-range-address="$PTrans.$D$4"/>
        <table:named-range table:name="escala" table:base-cell-address="$PTrans.$B$2" table:cell-range-address="$PTrans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 Busquets</meta:initial-creator>
    <meta:creation-date>2014-08-12T13:36:57.446837874</meta:creation-date>
    <dc:date>2014-08-12T14:15:58.125644434</dc:date>
    <dc:creator>Francesc Busquets</dc:creator>
    <meta:editing-duration>PT6M29S</meta:editing-duration>
    <meta:editing-cycles>2</meta:editing-cycles>
    <meta:generator>LibreOffice/4.2.4.2$Linux_x86 LibreOffice_project/420m0$Build-2</meta:generator>
    <meta:document-statistic meta:table-count="2" meta:cell-count="1460" meta:object-count="0"/>
  </office:meta>
</office:document-meta>
</file>